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ato Light" svg:font-family="'Lato Light'" style:font-pitch="variable"/>
    <style:font-face style:name="Lato Light1" svg:font-family="'Lato Light'" style:font-adornments="Light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anskrit 20031" svg:font-family="'Sanskrit 2003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0a35fc" style:font-size-asian="8pt" style:font-size-complex="8pt"/>
    </style:style>
    <style:style style:name="P2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0b2f9f" style:font-size-asian="8pt" style:font-size-complex="8pt"/>
    </style:style>
    <style:style style:name="P3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0cdf42" style:font-size-asian="8pt" style:font-size-complex="8pt"/>
    </style:style>
    <style:style style:name="P4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0e881c" style:font-size-asian="8pt" style:font-size-complex="8pt"/>
    </style:style>
    <style:style style:name="P5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0f856d" style:font-size-asian="8pt" style:font-size-complex="8pt"/>
    </style:style>
    <style:style style:name="P6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10c66b" style:font-size-asian="8pt" style:font-size-complex="8pt"/>
    </style:style>
    <style:style style:name="P7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11f85c" style:font-size-asian="8pt" style:font-size-complex="8pt"/>
    </style:style>
    <style:style style:name="P8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1319fc" style:font-size-asian="8pt" style:font-size-complex="8pt"/>
    </style:style>
    <style:style style:name="P9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15383d" style:font-size-asian="8pt" style:font-size-complex="8pt"/>
    </style:style>
    <style:style style:name="P10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15f96b" style:font-size-asian="8pt" style:font-size-complex="8pt"/>
    </style:style>
    <style:style style:name="P11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1629b3" style:font-size-asian="8pt" style:font-size-complex="8pt"/>
    </style:style>
    <style:style style:name="P12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177852" style:font-size-asian="8pt" style:font-size-complex="8pt"/>
    </style:style>
    <style:style style:name="P13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193431" style:font-size-asian="8pt" style:font-size-complex="8pt"/>
    </style:style>
    <style:style style:name="P14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19ae83" style:font-size-asian="8pt" style:font-size-complex="8pt"/>
    </style:style>
    <style:style style:name="P15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19bf37" style:font-size-asian="8pt" style:font-size-complex="8pt"/>
    </style:style>
    <style:style style:name="P16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1a7359" style:font-size-asian="8pt" style:font-size-complex="8pt"/>
    </style:style>
    <style:style style:name="P17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1b285a" style:font-size-asian="8pt" style:font-size-complex="8pt"/>
    </style:style>
    <style:style style:name="P18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1dec12" style:font-size-asian="8pt" style:font-size-complex="8pt"/>
    </style:style>
    <style:style style:name="P19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1f6c49" style:font-size-asian="8pt" style:font-size-complex="8pt"/>
    </style:style>
    <style:style style:name="P20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1ff82c" style:font-size-asian="8pt" style:font-size-complex="8pt"/>
    </style:style>
    <style:style style:name="P21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211d44" style:font-size-asian="8pt" style:font-size-complex="8pt"/>
    </style:style>
    <style:style style:name="P22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21c31d" style:font-size-asian="8pt" style:font-size-complex="8pt"/>
    </style:style>
    <style:style style:name="P23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22de10" style:font-size-asian="8pt" style:font-size-complex="8pt"/>
    </style:style>
    <style:style style:name="P24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2364f6" style:font-size-asian="8pt" style:font-size-complex="8pt"/>
    </style:style>
    <style:style style:name="P25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23afe9" style:font-size-asian="8pt" style:font-size-complex="8pt"/>
    </style:style>
    <style:style style:name="P26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253232" style:font-size-asian="8pt" style:font-size-complex="8pt"/>
    </style:style>
    <style:style style:name="P27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25e082" style:font-size-asian="8pt" style:font-size-complex="8pt"/>
    </style:style>
    <style:style style:name="P28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274034" style:font-size-asian="8pt" style:font-size-complex="8pt"/>
    </style:style>
    <style:style style:name="P29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27eac3" style:font-size-asian="8pt" style:font-size-complex="8pt"/>
    </style:style>
    <style:style style:name="P30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29815a" style:font-size-asian="8pt" style:font-size-complex="8pt"/>
    </style:style>
    <style:style style:name="P31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2ad31d" style:font-size-asian="8pt" style:font-size-complex="8pt"/>
    </style:style>
    <style:style style:name="P32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2bce09" style:font-size-asian="8pt" style:font-size-complex="8pt"/>
    </style:style>
    <style:style style:name="P33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2f8136" style:font-size-asian="8pt" style:font-size-complex="8pt"/>
    </style:style>
    <style:style style:name="P34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2f955b" style:font-size-asian="8pt" style:font-size-complex="8pt"/>
    </style:style>
    <style:style style:name="P35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303b45" style:font-size-asian="8pt" style:font-size-complex="8pt"/>
    </style:style>
    <style:style style:name="P36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3108b1" style:font-size-asian="8pt" style:font-size-complex="8pt"/>
    </style:style>
    <style:style style:name="P37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32fdc2" style:font-size-asian="8pt" style:font-size-complex="8pt"/>
    </style:style>
    <style:style style:name="P38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344f94" style:font-size-asian="8pt" style:font-size-complex="8pt"/>
    </style:style>
    <style:style style:name="P39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36fc5d" style:font-size-asian="8pt" style:font-size-complex="8pt"/>
    </style:style>
    <style:style style:name="P40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389458" style:font-size-asian="8pt" style:font-size-complex="8pt"/>
    </style:style>
    <style:style style:name="P41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390396" style:font-size-asian="8pt" style:font-size-complex="8pt"/>
    </style:style>
    <style:style style:name="P42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399bf4" style:font-size-asian="8pt" style:font-size-complex="8pt"/>
    </style:style>
    <style:style style:name="P43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3b5ab5" style:font-size-asian="8pt" style:font-size-complex="8pt"/>
    </style:style>
    <style:style style:name="P44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3d1e53" style:font-size-asian="8pt" style:font-size-complex="8pt"/>
    </style:style>
    <style:style style:name="P45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3d50de" style:font-size-asian="8pt" style:font-size-complex="8pt"/>
    </style:style>
    <style:style style:name="P46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3ef39d" style:font-size-asian="8pt" style:font-size-complex="8pt"/>
    </style:style>
    <style:style style:name="P47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404081" style:font-size-asian="8pt" style:font-size-complex="8pt"/>
    </style:style>
    <style:style style:name="P48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421e8b" style:font-size-asian="8pt" style:font-size-complex="8pt"/>
    </style:style>
    <style:style style:name="P49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43f59d" style:font-size-asian="8pt" style:font-size-complex="8pt"/>
    </style:style>
    <style:style style:name="P50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44baf0" style:font-size-asian="8pt" style:font-size-complex="8pt"/>
    </style:style>
    <style:style style:name="P51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460423" style:font-size-asian="8pt" style:font-size-complex="8pt"/>
    </style:style>
    <style:style style:name="P52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461ee5" style:font-size-asian="8pt" style:font-size-complex="8pt"/>
    </style:style>
    <style:style style:name="P53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4a799a" style:font-size-asian="8pt" style:font-size-complex="8pt"/>
    </style:style>
    <style:style style:name="P54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4b9ca5" style:font-size-asian="8pt" style:font-size-complex="8pt"/>
    </style:style>
    <style:style style:name="P55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4d0058" style:font-size-asian="8pt" style:font-size-complex="8pt"/>
    </style:style>
    <style:style style:name="P56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506ec8" style:font-size-asian="8pt" style:font-size-complex="8pt"/>
    </style:style>
    <style:style style:name="P57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5538ff" style:font-size-asian="8pt" style:font-size-complex="8pt"/>
    </style:style>
    <style:style style:name="P58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569351" style:font-size-asian="8pt" style:font-size-complex="8pt"/>
    </style:style>
    <style:style style:name="P59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56a725" style:font-size-asian="8pt" style:font-size-complex="8pt"/>
    </style:style>
    <style:style style:name="P60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57a0af" style:font-size-asian="8pt" style:font-size-complex="8pt"/>
    </style:style>
    <style:style style:name="P61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5b4469" style:font-size-asian="8pt" style:font-size-complex="8pt"/>
    </style:style>
    <style:style style:name="P62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5cfe20" style:font-size-asian="8pt" style:font-size-complex="8pt"/>
    </style:style>
    <style:style style:name="P63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5e383e" style:font-size-asian="8pt" style:font-size-complex="8pt"/>
    </style:style>
    <style:style style:name="P64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5e5035" style:font-size-asian="8pt" style:font-size-complex="8pt"/>
    </style:style>
    <style:style style:name="P65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5f4d70" style:font-size-asian="8pt" style:font-size-complex="8pt"/>
    </style:style>
    <style:style style:name="P66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60d44e" style:font-size-asian="8pt" style:font-size-complex="8pt"/>
    </style:style>
    <style:style style:name="P67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611314" style:font-size-asian="8pt" style:font-size-complex="8pt"/>
    </style:style>
    <style:style style:name="P68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6315ff" style:font-size-asian="8pt" style:font-size-complex="8pt"/>
    </style:style>
    <style:style style:name="P69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647631" style:font-size-asian="8pt" style:font-size-complex="8pt"/>
    </style:style>
    <style:style style:name="P70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657e0b" style:font-size-asian="8pt" style:font-size-complex="8pt"/>
    </style:style>
    <style:style style:name="P71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664c06" style:font-size-asian="8pt" style:font-size-complex="8pt"/>
    </style:style>
    <style:style style:name="P72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66b285" style:font-size-asian="8pt" style:font-size-complex="8pt"/>
    </style:style>
    <style:style style:name="P73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67e1c5" style:font-size-asian="8pt" style:font-size-complex="8pt"/>
    </style:style>
    <style:style style:name="P74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6c5bc6" style:font-size-asian="8pt" style:font-size-complex="8pt"/>
    </style:style>
    <style:style style:name="P75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6e2baf" style:font-size-asian="8pt" style:font-size-complex="8pt"/>
    </style:style>
    <style:style style:name="P76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702a9b" style:font-size-asian="8pt" style:font-size-complex="8pt"/>
    </style:style>
    <style:style style:name="P77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70b7b8" style:font-size-asian="8pt" style:font-size-complex="8pt"/>
    </style:style>
    <style:style style:name="P78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71c9c6" style:font-size-asian="8pt" style:font-size-complex="8pt"/>
    </style:style>
    <style:style style:name="P79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7277c7" style:font-size-asian="8pt" style:font-size-complex="8pt"/>
    </style:style>
    <style:style style:name="P80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740bb3" style:font-size-asian="8pt" style:font-size-complex="8pt"/>
    </style:style>
    <style:style style:name="P81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74e4fc" style:font-size-asian="8pt" style:font-size-complex="8pt"/>
    </style:style>
    <style:style style:name="P82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76e724" style:font-size-asian="8pt" style:font-size-complex="8pt"/>
    </style:style>
    <style:style style:name="P83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82dc3b" style:font-size-asian="8pt" style:font-size-complex="8pt"/>
    </style:style>
    <style:style style:name="P84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880fed" style:font-size-asian="8pt" style:font-size-complex="8pt"/>
    </style:style>
    <style:style style:name="P85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881d86" style:font-size-asian="8pt" style:font-size-complex="8pt"/>
    </style:style>
    <style:style style:name="P86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891dfa" style:font-size-asian="8pt" style:font-size-complex="8pt"/>
    </style:style>
    <style:style style:name="P87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89db58" style:font-size-asian="8pt" style:font-size-complex="8pt"/>
    </style:style>
    <style:style style:name="P88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8a2512" style:font-size-asian="8pt" style:font-size-complex="8pt"/>
    </style:style>
    <style:style style:name="P89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rsid="007b8333" officeooo:paragraph-rsid="0081a55c" style:font-size-asian="8pt" style:font-size-complex="8pt"/>
    </style:style>
    <style:style style:name="P90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" fo:font-size="8pt" officeooo:paragraph-rsid="0019ae83" style:font-size-asian="8pt" style:font-name-complex="Sanskrit 20031" style:font-size-complex="8pt"/>
    </style:style>
    <style:style style:name="P91" style:family="paragraph" style:parent-style-name="Plain_20_Text" style:master-page-name="Standard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style:page-number="auto" fo:background-color="transparent" style:writing-mode="lr-tb"/>
      <style:text-properties style:font-name="Calibri Light" fo:font-size="8pt" style:font-size-asian="8pt" style:font-size-complex="8pt"/>
    </style:style>
    <style:style style:name="P92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8d15df" style:font-size-asian="8pt" style:font-size-complex="8pt"/>
    </style:style>
    <style:style style:name="P93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8df102" style:font-size-asian="8pt" style:font-size-complex="8pt"/>
    </style:style>
    <style:style style:name="P94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8f9057" style:font-size-asian="8pt" style:font-size-complex="8pt"/>
    </style:style>
    <style:style style:name="P95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8faf85" style:font-size-asian="8pt" style:font-size-complex="8pt"/>
    </style:style>
    <style:style style:name="P96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8fb33c" style:font-size-asian="8pt" style:font-size-complex="8pt"/>
    </style:style>
    <style:style style:name="P97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923ed7" style:font-size-asian="8pt" style:font-size-complex="8pt"/>
    </style:style>
    <style:style style:name="P98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92e0d4" style:font-size-asian="8pt" style:font-size-complex="8pt"/>
    </style:style>
    <style:style style:name="P99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933ebd" style:font-size-asian="8pt" style:font-size-complex="8pt"/>
    </style:style>
    <style:style style:name="P100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93a434" style:font-size-asian="8pt" style:font-size-complex="8pt"/>
    </style:style>
    <style:style style:name="P101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952a2a" style:font-size-asian="8pt" style:font-size-complex="8pt"/>
    </style:style>
    <style:style style:name="P102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9702bc" style:font-size-asian="8pt" style:font-size-complex="8pt"/>
    </style:style>
    <style:style style:name="P103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996e90" style:font-size-asian="8pt" style:font-size-complex="8pt"/>
    </style:style>
    <style:style style:name="P104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9ab399" style:font-size-asian="8pt" style:font-size-complex="8pt"/>
    </style:style>
    <style:style style:name="P105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9b28da" style:font-size-asian="8pt" style:font-size-complex="8pt"/>
    </style:style>
    <style:style style:name="P106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9b28da" style:font-size-asian="8pt" style:font-name-complex="Sanskrit 20031" style:font-size-complex="8pt" style:language-complex="hi" style:country-complex="IN"/>
    </style:style>
    <style:style style:name="T1" style:family="text">
      <style:text-properties fo:color="#ff3333" style:font-name="Liberation Serif" fo:font-size="12pt" style:font-size-asian="12pt" style:font-name-complex="Sanskrit 20031" style:font-size-complex="12pt" style:language-complex="hi" style:country-complex="IN"/>
    </style:style>
    <style:style style:name="T2" style:family="text">
      <style:text-properties fo:color="#000099" style:font-name="Lato Light1" fo:font-size="10pt" fo:font-weight="bold" officeooo:rsid="000a35fc" style:font-size-asian="10pt" style:font-weight-asian="bold" style:font-name-complex="Sanskrit 20031" style:font-size-complex="10pt" style:language-complex="hi" style:country-complex="IN" style:font-weight-complex="bold"/>
    </style:style>
    <style:style style:name="T3" style:family="text">
      <style:text-properties fo:color="#000099" style:font-name="Lato Light1" fo:font-size="10pt" fo:font-weight="bold" officeooo:rsid="002bce09" style:font-size-asian="10pt" style:font-weight-asian="bold" style:font-name-complex="Sanskrit 20031" style:font-size-complex="10pt" style:language-complex="hi" style:country-complex="IN" style:font-weight-complex="bold"/>
    </style:style>
    <style:style style:name="T4" style:family="text">
      <style:text-properties fo:color="#000099" style:font-name="Lato Light1" fo:font-size="10pt" fo:font-weight="bold" officeooo:rsid="000b2f9f" style:font-size-asian="10pt" style:font-weight-asian="bold" style:font-name-complex="Sanskrit 20031" style:font-size-complex="10pt" style:language-complex="hi" style:country-complex="IN" style:font-weight-complex="bold"/>
    </style:style>
    <style:style style:name="T5" style:family="text">
      <style:text-properties fo:color="#000099" style:font-name="Lato Light1" fo:font-size="10pt" fo:font-weight="bold" officeooo:rsid="0027eac3" style:font-size-asian="10pt" style:font-weight-asian="bold" style:font-name-complex="Sanskrit 20031" style:font-size-complex="10pt" style:language-complex="hi" style:country-complex="IN" style:font-weight-complex="bold"/>
    </style:style>
    <style:style style:name="T6" style:family="text">
      <style:text-properties fo:color="#000099" style:font-name="Lato Light1" fo:font-size="10pt" fo:font-weight="bold" style:font-size-asian="10pt" style:font-weight-asian="bold" style:font-name-complex="Calibri Light1" style:font-size-complex="10pt" style:language-complex="hi" style:country-complex="IN" style:font-weight-complex="bold"/>
    </style:style>
    <style:style style:name="T7" style:family="text">
      <style:text-properties fo:color="#000099" style:font-name="Lato Light1" fo:font-size="10pt" fo:font-weight="bold" officeooo:rsid="000c70e2" style:font-size-asian="10pt" style:font-weight-asian="bold" style:font-name-complex="Calibri Light1" style:font-size-complex="10pt" style:language-complex="hi" style:country-complex="IN" style:font-weight-complex="bold"/>
    </style:style>
    <style:style style:name="T8" style:family="text">
      <style:text-properties fo:color="#000099" style:font-name="Lato Light1" fo:font-size="10pt" fo:font-weight="bold" officeooo:rsid="0036fc5d" style:font-size-asian="10pt" style:font-weight-asian="bold" style:font-name-complex="Calibri Light1" style:font-size-complex="10pt" style:language-complex="hi" style:country-complex="IN" style:font-weight-complex="bold"/>
    </style:style>
    <style:style style:name="T9" style:family="text">
      <style:text-properties fo:color="#000099" style:font-name="Lato Light1" fo:font-size="10pt" fo:font-weight="bold" officeooo:rsid="0043f59d" style:font-size-asian="10pt" style:font-weight-asian="bold" style:font-name-complex="Calibri Light1" style:font-size-complex="10pt" style:language-complex="hi" style:country-complex="IN" style:font-weight-complex="bold"/>
    </style:style>
    <style:style style:name="T10" style:family="text">
      <style:text-properties fo:color="#000099" style:font-name="Lato Light1" fo:font-size="10pt" fo:font-weight="bold" officeooo:rsid="004a799a" style:font-size-asian="10pt" style:font-weight-asian="bold" style:font-name-complex="Calibri Light1" style:font-size-complex="10pt" style:language-complex="hi" style:country-complex="IN" style:font-weight-complex="bold"/>
    </style:style>
    <style:style style:name="T11" style:family="text">
      <style:text-properties fo:color="#000099" style:font-name="Lato Light1" fo:font-size="10pt" fo:font-weight="bold" officeooo:rsid="004fd80b" style:font-size-asian="10pt" style:font-weight-asian="bold" style:font-name-complex="Calibri Light1" style:font-size-complex="10pt" style:language-complex="hi" style:country-complex="IN" style:font-weight-complex="bold"/>
    </style:style>
    <style:style style:name="T12" style:family="text">
      <style:text-properties fo:color="#000099" style:font-name="Lato Light1" fo:font-size="10pt" fo:font-weight="bold" officeooo:rsid="00569351" style:font-size-asian="10pt" style:font-weight-asian="bold" style:font-name-complex="Calibri Light1" style:font-size-complex="10pt" style:language-complex="hi" style:country-complex="IN" style:font-weight-complex="bold"/>
    </style:style>
    <style:style style:name="T13" style:family="text">
      <style:text-properties fo:color="#000099" style:font-name="Lato Light1" fo:font-size="10pt" fo:font-weight="bold" officeooo:rsid="0060d44e" style:font-size-asian="10pt" style:font-weight-asian="bold" style:font-name-complex="Calibri Light1" style:font-size-complex="10pt" style:language-complex="hi" style:country-complex="IN" style:font-weight-complex="bold"/>
    </style:style>
    <style:style style:name="T14" style:family="text">
      <style:text-properties fo:color="#000099" style:font-name="Lato Light1" fo:font-size="10pt" fo:font-weight="bold" officeooo:rsid="0010e50d" style:font-size-asian="10pt" style:font-weight-asian="bold" style:font-name-complex="Calibri Light1" style:font-size-complex="10pt" style:language-complex="hi" style:country-complex="IN" style:font-weight-complex="bold"/>
    </style:style>
    <style:style style:name="T15" style:family="text">
      <style:text-properties fo:color="#000099" style:font-name="Lato Light1" fo:font-size="10pt" fo:font-weight="bold" officeooo:rsid="003b8f62" style:font-size-asian="10pt" style:font-weight-asian="bold" style:font-name-complex="Calibri Light1" style:font-size-complex="10pt" style:language-complex="hi" style:country-complex="IN" style:font-weight-complex="bold"/>
    </style:style>
    <style:style style:name="T16" style:family="text">
      <style:text-properties fo:color="#000099" style:font-name="Lato Light1" fo:font-size="10pt" fo:font-weight="bold" officeooo:rsid="0013d129" style:font-size-asian="10pt" style:font-weight-asian="bold" style:font-name-complex="Calibri Light1" style:font-size-complex="10pt" style:language-complex="hi" style:country-complex="IN" style:font-weight-complex="bold"/>
    </style:style>
    <style:style style:name="T17" style:family="text">
      <style:text-properties fo:color="#000099" style:font-name="Lato Light1" fo:font-size="10pt" fo:font-weight="bold" officeooo:rsid="008fb33c" style:font-size-asian="10pt" style:font-weight-asian="bold" style:font-name-complex="Calibri Light1" style:font-size-complex="10pt" style:language-complex="hi" style:country-complex="IN" style:font-weight-complex="bold"/>
    </style:style>
    <style:style style:name="T18" style:family="text">
      <style:text-properties fo:color="#000099" style:font-name="Lato Light1" fo:font-size="10pt" fo:font-weight="bold" officeooo:rsid="007f0b54" style:font-size-asian="10pt" style:font-weight-asian="bold" style:font-name-complex="Calibri Light1" style:font-size-complex="10pt" style:language-complex="hi" style:country-complex="IN" style:font-weight-complex="bold"/>
    </style:style>
    <style:style style:name="T19" style:family="text">
      <style:text-properties fo:color="#000099" style:font-name="Lato Light1" fo:font-size="10pt" fo:font-weight="bold" officeooo:rsid="00933ebd" style:font-size-asian="10pt" style:font-weight-asian="bold" style:font-name-complex="Calibri Light1" style:font-size-complex="10pt" style:language-complex="hi" style:country-complex="IN" style:font-weight-complex="bold"/>
    </style:style>
    <style:style style:name="T20" style:family="text">
      <style:text-properties fo:color="#000099" style:font-name="Lato Light1" fo:font-size="10pt" fo:font-weight="bold" officeooo:rsid="008008eb" style:font-size-asian="10pt" style:font-weight-asian="bold" style:font-name-complex="Calibri Light1" style:font-size-complex="10pt" style:language-complex="hi" style:country-complex="IN" style:font-weight-complex="bold"/>
    </style:style>
    <style:style style:name="T21" style:family="text">
      <style:text-properties fo:color="#000099" style:font-name="Lato Light1" fo:font-size="10pt" fo:font-weight="bold" officeooo:rsid="0013d129" style:font-size-asian="10pt" style:font-weight-asian="bold" style:font-name-complex="Calibri Light1" style:font-size-complex="10pt" style:font-weight-complex="bold"/>
    </style:style>
    <style:style style:name="T22" style:family="text">
      <style:text-properties fo:color="#000099" style:font-name="Lato Light1" fo:font-size="10pt" fo:font-weight="normal" officeooo:rsid="000a35fc" style:font-size-asian="10pt" style:font-weight-asian="normal" style:font-name-complex="Sanskrit 20031" style:font-size-complex="10pt" style:language-complex="hi" style:country-complex="IN" style:font-weight-complex="normal"/>
    </style:style>
    <style:style style:name="T23" style:family="text">
      <style:text-properties fo:color="#000099" style:font-name="Lato Light1" fo:font-size="10pt" fo:font-weight="normal" officeooo:rsid="00303b45" style:font-size-asian="10pt" style:font-weight-asian="normal" style:font-name-complex="Sanskrit 20031" style:font-size-complex="10pt" style:language-complex="hi" style:country-complex="IN" style:font-weight-complex="normal"/>
    </style:style>
    <style:style style:name="T24" style:family="text">
      <style:text-properties fo:color="#000099" style:font-name="Lato Light1" fo:font-size="10pt" fo:font-weight="normal" officeooo:rsid="002364f6" style:font-size-asian="10pt" style:font-weight-asian="normal" style:font-name-complex="Sanskrit 20031" style:font-size-complex="10pt" style:language-complex="hi" style:country-complex="IN" style:font-weight-complex="normal"/>
    </style:style>
    <style:style style:name="T25" style:family="text">
      <style:text-properties fo:color="#000099" style:font-name="Lato Light1" fo:font-size="10pt" fo:font-weight="normal" officeooo:rsid="000b2f9f" style:font-size-asian="10pt" style:font-weight-asian="normal" style:font-name-complex="Sanskrit 20031" style:font-size-complex="10pt" style:language-complex="hi" style:country-complex="IN" style:font-weight-complex="normal"/>
    </style:style>
    <style:style style:name="T26" style:family="text">
      <style:text-properties fo:color="#000099" style:font-name="Lato Light1" fo:font-size="10pt" fo:font-weight="normal" style:font-size-asian="10pt" style:font-weight-asian="normal" style:font-name-complex="Calibri Light1" style:font-size-complex="10pt" style:language-complex="hi" style:country-complex="IN" style:font-weight-complex="normal"/>
    </style:style>
    <style:style style:name="T27" style:family="text">
      <style:text-properties fo:color="#000099" style:font-name="Lato Light1" fo:font-size="10pt" fo:font-weight="normal" officeooo:rsid="0036fc5d" style:font-size-asian="10pt" style:font-weight-asian="normal" style:font-name-complex="Calibri Light1" style:font-size-complex="10pt" style:language-complex="hi" style:country-complex="IN" style:font-weight-complex="normal"/>
    </style:style>
    <style:style style:name="T28" style:family="text">
      <style:text-properties fo:color="#000099" style:font-name="Lato Light1" fo:font-size="10pt" fo:font-weight="normal" officeooo:rsid="00389458" style:font-size-asian="10pt" style:font-weight-asian="normal" style:font-name-complex="Calibri Light1" style:font-size-complex="10pt" style:language-complex="hi" style:country-complex="IN" style:font-weight-complex="normal"/>
    </style:style>
    <style:style style:name="T29" style:family="text">
      <style:text-properties fo:color="#000099" style:font-name="Lato Light1" fo:font-size="10pt" fo:font-weight="normal" officeooo:rsid="00399bf4" style:font-size-asian="10pt" style:font-weight-asian="normal" style:font-name-complex="Calibri Light1" style:font-size-complex="10pt" style:language-complex="hi" style:country-complex="IN" style:font-weight-complex="normal"/>
    </style:style>
    <style:style style:name="T30" style:family="text">
      <style:text-properties fo:color="#000099" style:font-name="Lato Light1" fo:font-size="10pt" fo:font-weight="normal" officeooo:rsid="000c70e2" style:font-size-asian="10pt" style:font-weight-asian="normal" style:font-name-complex="Calibri Light1" style:font-size-complex="10pt" style:language-complex="hi" style:country-complex="IN" style:font-weight-complex="normal"/>
    </style:style>
    <style:style style:name="T31" style:family="text">
      <style:text-properties fo:color="#000099" style:font-name="Lato Light1" fo:font-size="10pt" fo:font-weight="normal" officeooo:rsid="003b5ab5" style:font-size-asian="10pt" style:font-weight-asian="normal" style:font-name-complex="Calibri Light1" style:font-size-complex="10pt" style:language-complex="hi" style:country-complex="IN" style:font-weight-complex="normal"/>
    </style:style>
    <style:style style:name="T32" style:family="text">
      <style:text-properties fo:color="#000099" style:font-name="Lato Light1" fo:font-size="10pt" fo:font-weight="normal" officeooo:rsid="003d1e53" style:font-size-asian="10pt" style:font-weight-asian="normal" style:font-name-complex="Calibri Light1" style:font-size-complex="10pt" style:language-complex="hi" style:country-complex="IN" style:font-weight-complex="normal"/>
    </style:style>
    <style:style style:name="T33" style:family="text">
      <style:text-properties fo:color="#000099" style:font-name="Lato Light1" fo:font-size="10pt" fo:font-weight="normal" officeooo:rsid="003d50de" style:font-size-asian="10pt" style:font-weight-asian="normal" style:font-name-complex="Calibri Light1" style:font-size-complex="10pt" style:language-complex="hi" style:country-complex="IN" style:font-weight-complex="normal"/>
    </style:style>
    <style:style style:name="T34" style:family="text">
      <style:text-properties fo:color="#000099" style:font-name="Lato Light1" fo:font-size="10pt" fo:font-weight="normal" officeooo:rsid="003ef39d" style:font-size-asian="10pt" style:font-weight-asian="normal" style:font-name-complex="Calibri Light1" style:font-size-complex="10pt" style:language-complex="hi" style:country-complex="IN" style:font-weight-complex="normal"/>
    </style:style>
    <style:style style:name="T35" style:family="text">
      <style:text-properties fo:color="#000099" style:font-name="Lato Light1" fo:font-size="10pt" fo:font-weight="normal" officeooo:rsid="00404081" style:font-size-asian="10pt" style:font-weight-asian="normal" style:font-name-complex="Calibri Light1" style:font-size-complex="10pt" style:language-complex="hi" style:country-complex="IN" style:font-weight-complex="normal"/>
    </style:style>
    <style:style style:name="T36" style:family="text">
      <style:text-properties fo:color="#000099" style:font-name="Lato Light1" fo:font-size="10pt" fo:font-weight="normal" officeooo:rsid="00421e8b" style:font-size-asian="10pt" style:font-weight-asian="normal" style:font-name-complex="Calibri Light1" style:font-size-complex="10pt" style:language-complex="hi" style:country-complex="IN" style:font-weight-complex="normal"/>
    </style:style>
    <style:style style:name="T37" style:family="text">
      <style:text-properties fo:color="#000099" style:font-name="Lato Light1" fo:font-size="10pt" fo:font-weight="normal" officeooo:rsid="0044baf0" style:font-size-asian="10pt" style:font-weight-asian="normal" style:font-name-complex="Calibri Light1" style:font-size-complex="10pt" style:language-complex="hi" style:country-complex="IN" style:font-weight-complex="normal"/>
    </style:style>
    <style:style style:name="T38" style:family="text">
      <style:text-properties fo:color="#000099" style:font-name="Lato Light1" fo:font-size="10pt" fo:font-weight="normal" officeooo:rsid="00460423" style:font-size-asian="10pt" style:font-weight-asian="normal" style:font-name-complex="Calibri Light1" style:font-size-complex="10pt" style:language-complex="hi" style:country-complex="IN" style:font-weight-complex="normal"/>
    </style:style>
    <style:style style:name="T39" style:family="text">
      <style:text-properties fo:color="#000099" style:font-name="Lato Light1" fo:font-size="10pt" fo:font-weight="normal" officeooo:rsid="00461ee5" style:font-size-asian="10pt" style:font-weight-asian="normal" style:font-name-complex="Calibri Light1" style:font-size-complex="10pt" style:language-complex="hi" style:country-complex="IN" style:font-weight-complex="normal"/>
    </style:style>
    <style:style style:name="T40" style:family="text">
      <style:text-properties fo:color="#000099" style:font-name="Lato Light1" fo:font-size="10pt" fo:font-weight="normal" officeooo:rsid="004a799a" style:font-size-asian="10pt" style:font-weight-asian="normal" style:font-name-complex="Calibri Light1" style:font-size-complex="10pt" style:language-complex="hi" style:country-complex="IN" style:font-weight-complex="normal"/>
    </style:style>
    <style:style style:name="T41" style:family="text">
      <style:text-properties fo:color="#000099" style:font-name="Lato Light1" fo:font-size="10pt" fo:font-weight="normal" officeooo:rsid="004d0058" style:font-size-asian="10pt" style:font-weight-asian="normal" style:font-name-complex="Calibri Light1" style:font-size-complex="10pt" style:language-complex="hi" style:country-complex="IN" style:font-weight-complex="normal"/>
    </style:style>
    <style:style style:name="T42" style:family="text">
      <style:text-properties fo:color="#000099" style:font-name="Lato Light1" fo:font-size="10pt" fo:font-weight="normal" officeooo:rsid="004fd80b" style:font-size-asian="10pt" style:font-weight-asian="normal" style:font-name-complex="Calibri Light1" style:font-size-complex="10pt" style:language-complex="hi" style:country-complex="IN" style:font-weight-complex="normal"/>
    </style:style>
    <style:style style:name="T43" style:family="text">
      <style:text-properties fo:color="#000099" style:font-name="Lato Light1" fo:font-size="10pt" fo:font-weight="normal" officeooo:rsid="00569351" style:font-size-asian="10pt" style:font-weight-asian="normal" style:font-name-complex="Calibri Light1" style:font-size-complex="10pt" style:language-complex="hi" style:country-complex="IN" style:font-weight-complex="normal"/>
    </style:style>
    <style:style style:name="T44" style:family="text">
      <style:text-properties fo:color="#000099" style:font-name="Lato Light1" fo:font-size="10pt" fo:font-weight="normal" officeooo:rsid="0056a725" style:font-size-asian="10pt" style:font-weight-asian="normal" style:font-name-complex="Calibri Light1" style:font-size-complex="10pt" style:language-complex="hi" style:country-complex="IN" style:font-weight-complex="normal"/>
    </style:style>
    <style:style style:name="T45" style:family="text">
      <style:text-properties fo:color="#000099" style:font-name="Lato Light1" fo:font-size="10pt" fo:font-weight="normal" officeooo:rsid="005e383e" style:font-size-asian="10pt" style:font-weight-asian="normal" style:font-name-complex="Calibri Light1" style:font-size-complex="10pt" style:language-complex="hi" style:country-complex="IN" style:font-weight-complex="normal"/>
    </style:style>
    <style:style style:name="T46" style:family="text">
      <style:text-properties fo:color="#000099" style:font-name="Lato Light1" fo:font-size="10pt" fo:font-weight="normal" officeooo:rsid="005e5035" style:font-size-asian="10pt" style:font-weight-asian="normal" style:font-name-complex="Calibri Light1" style:font-size-complex="10pt" style:language-complex="hi" style:country-complex="IN" style:font-weight-complex="normal"/>
    </style:style>
    <style:style style:name="T47" style:family="text">
      <style:text-properties fo:color="#000099" style:font-name="Lato Light1" fo:font-size="10pt" fo:font-weight="normal" officeooo:rsid="005f4d70" style:font-size-asian="10pt" style:font-weight-asian="normal" style:font-name-complex="Calibri Light1" style:font-size-complex="10pt" style:language-complex="hi" style:country-complex="IN" style:font-weight-complex="normal"/>
    </style:style>
    <style:style style:name="T48" style:family="text">
      <style:text-properties fo:color="#000099" style:font-name="Lato Light1" fo:font-size="10pt" fo:font-weight="normal" officeooo:rsid="0060d44e" style:font-size-asian="10pt" style:font-weight-asian="normal" style:font-name-complex="Calibri Light1" style:font-size-complex="10pt" style:language-complex="hi" style:country-complex="IN" style:font-weight-complex="normal"/>
    </style:style>
    <style:style style:name="T49" style:family="text">
      <style:text-properties fo:color="#000099" style:font-name="Lato Light1" fo:font-size="10pt" fo:font-weight="normal" officeooo:rsid="00611314" style:font-size-asian="10pt" style:font-weight-asian="normal" style:font-name-complex="Calibri Light1" style:font-size-complex="10pt" style:language-complex="hi" style:country-complex="IN" style:font-weight-complex="normal"/>
    </style:style>
    <style:style style:name="T50" style:family="text">
      <style:text-properties fo:color="#000099" style:font-name="Lato Light1" fo:font-size="10pt" fo:font-weight="normal" officeooo:rsid="006315ff" style:font-size-asian="10pt" style:font-weight-asian="normal" style:font-name-complex="Calibri Light1" style:font-size-complex="10pt" style:language-complex="hi" style:country-complex="IN" style:font-weight-complex="normal"/>
    </style:style>
    <style:style style:name="T51" style:family="text">
      <style:text-properties fo:color="#000099" style:font-name="Lato Light1" fo:font-size="10pt" fo:font-weight="normal" officeooo:rsid="00657e0b" style:font-size-asian="10pt" style:font-weight-asian="normal" style:font-name-complex="Calibri Light1" style:font-size-complex="10pt" style:language-complex="hi" style:country-complex="IN" style:font-weight-complex="normal"/>
    </style:style>
    <style:style style:name="T52" style:family="text">
      <style:text-properties fo:color="#000099" style:font-name="Lato Light1" fo:font-size="10pt" fo:font-weight="normal" officeooo:rsid="00664c06" style:font-size-asian="10pt" style:font-weight-asian="normal" style:font-name-complex="Calibri Light1" style:font-size-complex="10pt" style:language-complex="hi" style:country-complex="IN" style:font-weight-complex="normal"/>
    </style:style>
    <style:style style:name="T53" style:family="text">
      <style:text-properties fo:color="#000099" style:font-name="Lato Light1" fo:font-size="10pt" fo:font-weight="normal" officeooo:rsid="008fb33c" style:font-size-asian="10pt" style:font-weight-asian="normal" style:font-name-complex="Calibri Light1" style:font-size-complex="10pt" style:language-complex="hi" style:country-complex="IN" style:font-weight-complex="normal"/>
    </style:style>
    <style:style style:name="T54" style:family="text">
      <style:text-properties fo:color="#000099" style:font-name="Lato Light1" fo:font-size="10pt" fo:font-weight="normal" officeooo:rsid="00918217" style:font-size-asian="10pt" style:font-weight-asian="normal" style:font-name-complex="Calibri Light1" style:font-size-complex="10pt" style:language-complex="hi" style:country-complex="IN" style:font-weight-complex="normal"/>
    </style:style>
    <style:style style:name="T55" style:family="text">
      <style:text-properties fo:color="#000099" style:font-name="Lato Light1" fo:font-size="10pt" fo:font-weight="normal" officeooo:rsid="00923ed7" style:font-size-asian="10pt" style:font-weight-asian="normal" style:font-name-complex="Calibri Light1" style:font-size-complex="10pt" style:language-complex="hi" style:country-complex="IN" style:font-weight-complex="normal"/>
    </style:style>
    <style:style style:name="T56" style:family="text">
      <style:text-properties fo:color="#000099" style:font-name="Lato Light1" fo:font-size="10pt" fo:font-weight="normal" officeooo:rsid="00933ebd" style:font-size-asian="10pt" style:font-weight-asian="normal" style:font-name-complex="Calibri Light1" style:font-size-complex="10pt" style:language-complex="hi" style:country-complex="IN" style:font-weight-complex="normal"/>
    </style:style>
    <style:style style:name="T57" style:family="text">
      <style:text-properties fo:color="#000099" style:font-name="Lato Light1" fo:font-size="10pt" fo:font-weight="normal" officeooo:rsid="008008eb" style:font-size-asian="10pt" style:font-weight-asian="normal" style:font-name-complex="Calibri Light1" style:font-size-complex="10pt" style:language-complex="hi" style:country-complex="IN" style:font-weight-complex="normal"/>
    </style:style>
    <style:style style:name="T58" style:family="text">
      <style:text-properties fo:color="#000099" style:font-name="Lato Light1" fo:font-size="10pt" fo:font-weight="normal" officeooo:rsid="00952a2a" style:font-size-asian="10pt" style:font-weight-asian="normal" style:font-name-complex="Calibri Light1" style:font-size-complex="10pt" style:language-complex="hi" style:country-complex="IN" style:font-weight-complex="normal"/>
    </style:style>
    <style:style style:name="T59" style:family="text">
      <style:text-properties fo:color="#000099" style:font-name="Lato Light1" fo:font-size="10pt" fo:font-weight="normal" officeooo:rsid="0093a434" style:font-size-asian="10pt" style:font-weight-asian="normal" style:font-name-complex="Calibri Light1" style:font-size-complex="10pt" style:language-complex="hi" style:country-complex="IN" style:font-weight-complex="normal"/>
    </style:style>
    <style:style style:name="T60" style:family="text">
      <style:text-properties fo:color="#000099" style:font-name="Lato Light1" fo:font-size="10pt" fo:font-weight="normal" officeooo:rsid="009702bc" style:font-size-asian="10pt" style:font-weight-asian="normal" style:font-name-complex="Calibri Light1" style:font-size-complex="10pt" style:language-complex="hi" style:country-complex="IN" style:font-weight-complex="normal"/>
    </style:style>
    <style:style style:name="T61" style:family="text">
      <style:text-properties fo:color="#000099" style:font-name="Lato Light1" fo:font-size="10pt" fo:font-weight="normal" officeooo:rsid="00996e90" style:font-size-asian="10pt" style:font-weight-asian="normal" style:font-name-complex="Calibri Light1" style:font-size-complex="10pt" style:language-complex="hi" style:country-complex="IN" style:font-weight-complex="normal"/>
    </style:style>
    <style:style style:name="T62" style:family="text">
      <style:text-properties fo:color="#000099" style:font-name="Lato Light1" fo:font-size="10pt" style:font-size-asian="10pt" style:font-name-complex="Calibri Light1" style:font-size-complex="10pt" style:language-complex="hi" style:country-complex="IN"/>
    </style:style>
    <style:style style:name="T63" style:family="text">
      <style:text-properties fo:color="#000099" style:font-name="Lato Light1" fo:font-size="10pt" officeooo:rsid="000c70e2" style:font-size-asian="10pt" style:font-name-complex="Calibri Light1" style:font-size-complex="10pt" style:language-complex="hi" style:country-complex="IN"/>
    </style:style>
    <style:style style:name="T64" style:family="text">
      <style:text-properties fo:color="#000099" style:font-name="Lato Light1" fo:font-size="10pt" officeooo:rsid="0036fc5d" style:font-size-asian="10pt" style:font-name-complex="Calibri Light1" style:font-size-complex="10pt" style:language-complex="hi" style:country-complex="IN"/>
    </style:style>
    <style:style style:name="T65" style:family="text">
      <style:text-properties fo:color="#000099" style:font-name="Lato Light1" fo:font-size="10pt" officeooo:rsid="000a92ca" style:font-size-asian="10pt" style:font-name-complex="Calibri Light1" style:font-size-complex="10pt" style:language-complex="hi" style:country-complex="IN"/>
    </style:style>
    <style:style style:name="T66" style:family="text">
      <style:text-properties fo:color="#000099" style:font-name="Lato Light1" fo:font-size="10pt" officeooo:rsid="000d4722" style:font-size-asian="10pt" style:font-name-complex="Calibri Light1" style:font-size-complex="10pt" style:language-complex="hi" style:country-complex="IN"/>
    </style:style>
    <style:style style:name="T67" style:family="text">
      <style:text-properties fo:color="#000099" style:font-name="Lato Light1" fo:font-size="10pt" officeooo:rsid="00390396" style:font-size-asian="10pt" style:font-name-complex="Calibri Light1" style:font-size-complex="10pt" style:language-complex="hi" style:country-complex="IN"/>
    </style:style>
    <style:style style:name="T68" style:family="text">
      <style:text-properties fo:color="#000099" style:font-name="Lato Light1" fo:font-size="10pt" officeooo:rsid="00421e8b" style:font-size-asian="10pt" style:font-name-complex="Calibri Light1" style:font-size-complex="10pt" style:language-complex="hi" style:country-complex="IN"/>
    </style:style>
    <style:style style:name="T69" style:family="text">
      <style:text-properties fo:color="#000099" style:font-name="Lato Light1" fo:font-size="10pt" officeooo:rsid="0043f59d" style:font-size-asian="10pt" style:font-name-complex="Calibri Light1" style:font-size-complex="10pt" style:language-complex="hi" style:country-complex="IN"/>
    </style:style>
    <style:style style:name="T70" style:family="text">
      <style:text-properties fo:color="#000099" style:font-name="Lato Light1" fo:font-size="10pt" officeooo:rsid="004b9ca5" style:font-size-asian="10pt" style:font-name-complex="Calibri Light1" style:font-size-complex="10pt" style:language-complex="hi" style:country-complex="IN"/>
    </style:style>
    <style:style style:name="T71" style:family="text">
      <style:text-properties fo:color="#000099" style:font-name="Lato Light1" fo:font-size="10pt" officeooo:rsid="005538ff" style:font-size-asian="10pt" style:font-name-complex="Calibri Light1" style:font-size-complex="10pt" style:language-complex="hi" style:country-complex="IN"/>
    </style:style>
    <style:style style:name="T72" style:family="text">
      <style:text-properties fo:color="#000099" style:font-name="Lato Light1" fo:font-size="10pt" officeooo:rsid="00569351" style:font-size-asian="10pt" style:font-name-complex="Calibri Light1" style:font-size-complex="10pt" style:language-complex="hi" style:country-complex="IN"/>
    </style:style>
    <style:style style:name="T73" style:family="text">
      <style:text-properties fo:color="#000099" style:font-name="Lato Light1" fo:font-size="10pt" officeooo:rsid="0056a725" style:font-size-asian="10pt" style:font-name-complex="Calibri Light1" style:font-size-complex="10pt" style:language-complex="hi" style:country-complex="IN"/>
    </style:style>
    <style:style style:name="T74" style:family="text">
      <style:text-properties fo:color="#000099" style:font-name="Lato Light1" fo:font-size="10pt" officeooo:rsid="005b4469" style:font-size-asian="10pt" style:font-name-complex="Calibri Light1" style:font-size-complex="10pt" style:language-complex="hi" style:country-complex="IN"/>
    </style:style>
    <style:style style:name="T75" style:family="text">
      <style:text-properties fo:color="#000099" style:font-name="Lato Light1" fo:font-size="10pt" officeooo:rsid="005cfe20" style:font-size-asian="10pt" style:font-name-complex="Calibri Light1" style:font-size-complex="10pt" style:language-complex="hi" style:country-complex="IN"/>
    </style:style>
    <style:style style:name="T76" style:family="text">
      <style:text-properties fo:color="#000099" style:font-name="Lato Light1" fo:font-size="10pt" officeooo:rsid="00657e0b" style:font-size-asian="10pt" style:font-name-complex="Calibri Light1" style:font-size-complex="10pt" style:language-complex="hi" style:country-complex="IN"/>
    </style:style>
    <style:style style:name="T77" style:family="text">
      <style:text-properties fo:color="#000099" style:font-name="Lato Light1" fo:font-size="10pt" officeooo:rsid="0066b285" style:font-size-asian="10pt" style:font-name-complex="Calibri Light1" style:font-size-complex="10pt" style:language-complex="hi" style:country-complex="IN"/>
    </style:style>
    <style:style style:name="T78" style:family="text">
      <style:text-properties fo:color="#000099" style:font-name="Lato Light1" fo:font-size="10pt" officeooo:rsid="003af7bb" style:font-size-asian="10pt" style:font-name-complex="Calibri Light1" style:font-size-complex="10pt" style:language-complex="hi" style:country-complex="IN"/>
    </style:style>
    <style:style style:name="T79" style:family="text">
      <style:text-properties fo:color="#000099" style:font-name="Lato Light1" fo:font-size="10pt" officeooo:rsid="006e2baf" style:font-size-asian="10pt" style:font-name-complex="Calibri Light1" style:font-size-complex="10pt" style:language-complex="hi" style:country-complex="IN"/>
    </style:style>
    <style:style style:name="T80" style:family="text">
      <style:text-properties fo:color="#000099" style:font-name="Lato Light1" fo:font-size="10pt" officeooo:rsid="003b8f62" style:font-size-asian="10pt" style:font-name-complex="Calibri Light1" style:font-size-complex="10pt" style:language-complex="hi" style:country-complex="IN"/>
    </style:style>
    <style:style style:name="T81" style:family="text">
      <style:text-properties fo:color="#000099" style:font-name="Lato Light1" fo:font-size="10pt" officeooo:rsid="00702a9b" style:font-size-asian="10pt" style:font-name-complex="Calibri Light1" style:font-size-complex="10pt" style:language-complex="hi" style:country-complex="IN"/>
    </style:style>
    <style:style style:name="T82" style:family="text">
      <style:text-properties fo:color="#000099" style:font-name="Lato Light1" fo:font-size="10pt" officeooo:rsid="0013d129" style:font-size-asian="10pt" style:font-name-complex="Calibri Light1" style:font-size-complex="10pt" style:language-complex="hi" style:country-complex="IN"/>
    </style:style>
    <style:style style:name="T83" style:family="text">
      <style:text-properties fo:color="#000099" style:font-name="Lato Light1" fo:font-size="10pt" officeooo:rsid="003e948c" style:font-size-asian="10pt" style:font-name-complex="Calibri Light1" style:font-size-complex="10pt" style:language-complex="hi" style:country-complex="IN"/>
    </style:style>
    <style:style style:name="T84" style:family="text">
      <style:text-properties fo:color="#000099" style:font-name="Lato Light1" fo:font-size="10pt" officeooo:rsid="0070b7b8" style:font-size-asian="10pt" style:font-name-complex="Calibri Light1" style:font-size-complex="10pt" style:language-complex="hi" style:country-complex="IN"/>
    </style:style>
    <style:style style:name="T85" style:family="text">
      <style:text-properties fo:color="#000099" style:font-name="Lato Light1" fo:font-size="10pt" officeooo:rsid="0071c9c6" style:font-size-asian="10pt" style:font-name-complex="Calibri Light1" style:font-size-complex="10pt" style:language-complex="hi" style:country-complex="IN"/>
    </style:style>
    <style:style style:name="T86" style:family="text">
      <style:text-properties fo:color="#000099" style:font-name="Lato Light1" fo:font-size="10pt" officeooo:rsid="0076e724" style:font-size-asian="10pt" style:font-name-complex="Calibri Light1" style:font-size-complex="10pt" style:language-complex="hi" style:country-complex="IN"/>
    </style:style>
    <style:style style:name="T87" style:family="text">
      <style:text-properties fo:color="#000099" style:font-name="Lato Light1" fo:font-size="10pt" officeooo:rsid="00801ccf" style:font-size-asian="10pt" style:font-name-complex="Calibri Light1" style:font-size-complex="10pt" style:language-complex="hi" style:country-complex="IN"/>
    </style:style>
    <style:style style:name="T88" style:family="text">
      <style:text-properties fo:color="#000099" style:font-name="Lato Light1" fo:font-size="10pt" officeooo:rsid="007f0b54" style:font-size-asian="10pt" style:font-name-complex="Calibri Light1" style:font-size-complex="10pt" style:language-complex="hi" style:country-complex="IN"/>
    </style:style>
    <style:style style:name="T89" style:family="text">
      <style:text-properties fo:color="#000099" style:font-name="Lato Light1" fo:font-size="10pt" officeooo:rsid="00923ed7" style:font-size-asian="10pt" style:font-name-complex="Calibri Light1" style:font-size-complex="10pt" style:language-complex="hi" style:country-complex="IN"/>
    </style:style>
    <style:style style:name="T90" style:family="text">
      <style:text-properties fo:color="#000099" style:font-name="Lato Light1" fo:font-size="10pt" officeooo:rsid="0092e0d4" style:font-size-asian="10pt" style:font-name-complex="Calibri Light1" style:font-size-complex="10pt" style:language-complex="hi" style:country-complex="IN"/>
    </style:style>
    <style:style style:name="T91" style:family="text">
      <style:text-properties fo:color="#000099" style:font-name="Lato Light1" fo:font-size="10pt" officeooo:rsid="00933ebd" style:font-size-asian="10pt" style:font-name-complex="Calibri Light1" style:font-size-complex="10pt" style:language-complex="hi" style:country-complex="IN"/>
    </style:style>
    <style:style style:name="T92" style:family="text">
      <style:text-properties fo:color="#000099" style:font-name="Lato Light1" fo:font-size="10pt" officeooo:rsid="008008eb" style:font-size-asian="10pt" style:font-name-complex="Calibri Light1" style:font-size-complex="10pt" style:language-complex="hi" style:country-complex="IN"/>
    </style:style>
    <style:style style:name="T93" style:family="text">
      <style:text-properties fo:color="#000099" style:font-name="Lato Light1" fo:font-size="10pt" officeooo:rsid="0093a434" style:font-size-asian="10pt" style:font-name-complex="Calibri Light1" style:font-size-complex="10pt" style:language-complex="hi" style:country-complex="IN"/>
    </style:style>
    <style:style style:name="T94" style:family="text">
      <style:text-properties fo:color="#000099" style:font-name="Lato Light1" fo:font-size="10pt" officeooo:rsid="009702bc" style:font-size-asian="10pt" style:font-name-complex="Calibri Light1" style:font-size-complex="10pt" style:language-complex="hi" style:country-complex="IN"/>
    </style:style>
    <style:style style:name="T95" style:family="text">
      <style:text-properties fo:color="#000099" style:font-name="Lato Light1" fo:font-size="10pt" officeooo:rsid="00996e90" style:font-size-asian="10pt" style:font-name-complex="Calibri Light1" style:font-size-complex="10pt" style:language-complex="hi" style:country-complex="IN"/>
    </style:style>
    <style:style style:name="T96" style:family="text">
      <style:text-properties fo:color="#000099" style:font-name="Lato Light1" fo:font-size="10pt" officeooo:rsid="0013d129" style:font-size-asian="10pt" style:font-name-complex="Calibri Light1" style:font-size-complex="10pt"/>
    </style:style>
    <style:style style:name="T97" style:family="text">
      <style:text-properties fo:color="#000099" style:font-name="Lato Light1" fo:font-size="10pt" officeooo:rsid="003e948c" style:font-size-asian="10pt" style:font-name-complex="Calibri Light1" style:font-size-complex="10pt"/>
    </style:style>
    <style:style style:name="T98" style:family="text">
      <style:text-properties fo:color="#000099" style:font-name="Lato Light1" fo:font-size="10pt" officeooo:rsid="0071c9c6" style:font-size-asian="10pt" style:font-name-complex="Calibri Light1" style:font-size-complex="10pt"/>
    </style:style>
    <style:style style:name="T99" style:family="text">
      <style:text-properties fo:color="#000099" style:font-name="Lato Light1" fo:font-size="10pt" officeooo:rsid="009b28da" style:font-size-asian="10pt" style:font-name-complex="Calibri Light1" style:font-size-complex="10pt"/>
    </style:style>
    <style:style style:name="T100" style:family="text">
      <style:text-properties fo:color="#000099" style:font-name="Lato Light1" fo:font-size="10pt" officeooo:rsid="002364f6" style:font-size-asian="10pt" style:font-name-complex="Sanskrit 20031" style:font-size-complex="10pt" style:language-complex="hi" style:country-complex="IN"/>
    </style:style>
    <style:style style:name="T101" style:family="text">
      <style:text-properties fo:color="#000099" style:font-name="Lato Light1" fo:font-size="10pt" officeooo:rsid="000a35fc" style:font-size-asian="10pt" style:font-name-complex="Sanskrit 20031" style:font-size-complex="10pt" style:language-complex="hi" style:country-complex="IN"/>
    </style:style>
    <style:style style:name="T102" style:family="text">
      <style:text-properties fo:color="#000099" style:font-name="Lato Light1" fo:font-size="10pt" officeooo:rsid="000b2f9f" style:font-size-asian="10pt" style:font-name-complex="Sanskrit 20031" style:font-size-complex="10pt" style:language-complex="hi" style:country-complex="IN"/>
    </style:style>
    <style:style style:name="T103" style:family="text">
      <style:text-properties fo:color="#000099" style:font-name="Lato Light1" fo:font-size="10pt" fo:font-style="normal" fo:font-weight="normal" officeooo:rsid="004a799a" style:font-size-asian="10pt" style:font-style-asian="normal" style:font-weight-asian="normal" style:font-name-complex="Calibri Light1" style:font-size-complex="10pt" style:language-complex="hi" style:country-complex="IN" style:font-style-complex="normal" style:font-weight-complex="normal"/>
    </style:style>
    <style:style style:name="T104" style:family="text">
      <style:text-properties fo:color="#000099" style:font-name="Lato Light1" fo:font-size="10pt" fo:font-style="normal" fo:font-weight="normal" officeooo:rsid="0057a0af" style:font-size-asian="10pt" style:font-style-asian="normal" style:font-weight-asian="normal" style:font-name-complex="Calibri Light1" style:font-size-complex="10pt" style:language-complex="hi" style:country-complex="IN" style:font-style-complex="normal" style:font-weight-complex="normal"/>
    </style:style>
    <style:style style:name="T105" style:family="text">
      <style:text-properties fo:color="#000099" style:font-name="Lato Light1" fo:font-size="10pt" fo:font-style="normal" fo:font-weight="normal" officeooo:rsid="007f0b54" style:font-size-asian="10pt" style:font-style-asian="normal" style:font-weight-asian="normal" style:font-name-complex="Calibri Light1" style:font-size-complex="10pt" style:language-complex="hi" style:country-complex="IN" style:font-style-complex="normal" style:font-weight-complex="normal"/>
    </style:style>
    <style:style style:name="T106" style:family="text">
      <style:text-properties fo:color="#000099" style:font-name="Lato Light1" fo:font-size="10pt" fo:font-style="normal" fo:font-weight="normal" officeooo:rsid="00923ed7" style:font-size-asian="10pt" style:font-style-asian="normal" style:font-weight-asian="normal" style:font-name-complex="Calibri Light1" style:font-size-complex="10pt" style:language-complex="hi" style:country-complex="IN" style:font-style-complex="normal" style:font-weight-complex="normal"/>
    </style:style>
    <style:style style:name="T107" style:family="text">
      <style:text-properties fo:color="#000099" style:font-name="Lato Light1" fo:font-size="11pt" fo:font-weight="bold" style:font-size-asian="11pt" style:font-weight-asian="bold" style:font-name-complex="Calibri Light1" style:font-size-complex="11pt" style:language-complex="hi" style:country-complex="IN" style:font-weight-complex="bold"/>
    </style:style>
    <style:style style:name="T108" style:family="text">
      <style:text-properties fo:color="#000099" style:font-name="Lato Light1" fo:font-size="11pt" fo:font-weight="bold" officeooo:rsid="0057a0af" style:font-size-asian="11pt" style:font-weight-asian="bold" style:font-name-complex="Calibri Light1" style:font-size-complex="11pt" style:language-complex="hi" style:country-complex="IN" style:font-weight-complex="bold"/>
    </style:style>
    <style:style style:name="T109" style:family="text">
      <style:text-properties fo:color="#000099" style:font-name="Lato Light1" fo:font-size="11pt" fo:font-weight="bold" officeooo:rsid="0067e1c5" style:font-size-asian="11pt" style:font-weight-asian="bold" style:font-name-complex="Calibri Light1" style:font-size-complex="11pt" style:language-complex="hi" style:country-complex="IN" style:font-weight-complex="bold"/>
    </style:style>
    <style:style style:name="T110" style:family="text">
      <style:text-properties fo:color="#000099" style:font-name="Lato Light1" fo:font-size="11pt" fo:font-weight="bold" officeooo:rsid="00801ccf" style:font-size-asian="11pt" style:font-weight-asian="bold" style:font-name-complex="Calibri Light1" style:font-size-complex="11pt" style:language-complex="hi" style:country-complex="IN" style:font-weight-complex="bold"/>
    </style:style>
    <style:style style:name="T111" style:family="text">
      <style:text-properties fo:color="#000099" style:font-name="Lato Light1" fo:font-size="11pt" style:font-size-asian="11pt" style:font-name-complex="Calibri Light1" style:font-size-complex="11pt" style:language-complex="hi" style:country-complex="IN"/>
    </style:style>
    <style:style style:name="T112" style:family="text">
      <style:text-properties fo:color="#000099" style:font-name="Lato Light1" fo:font-size="11pt" officeooo:rsid="000a9672" style:font-size-asian="11pt" style:font-name-complex="Calibri Light1" style:font-size-complex="11pt" style:language-complex="hi" style:country-complex="IN"/>
    </style:style>
    <style:style style:name="T113" style:family="text">
      <style:text-properties fo:color="#000099" style:font-name="Lato Light1" fo:font-size="11pt" officeooo:rsid="0057a0af" style:font-size-asian="11pt" style:font-name-complex="Calibri Light1" style:font-size-complex="11pt" style:language-complex="hi" style:country-complex="IN"/>
    </style:style>
    <style:style style:name="T114" style:family="text">
      <style:text-properties fo:color="#000099" style:font-name="Lato Light1" fo:font-size="11pt" officeooo:rsid="0067e1c5" style:font-size-asian="11pt" style:font-name-complex="Calibri Light1" style:font-size-complex="11pt" style:language-complex="hi" style:country-complex="IN"/>
    </style:style>
    <style:style style:name="T115" style:family="text">
      <style:text-properties fo:color="#000099" style:font-name="Lato Light1" fo:font-size="11pt" officeooo:rsid="0069200c" style:font-size-asian="11pt" style:font-name-complex="Calibri Light1" style:font-size-complex="11pt" style:language-complex="hi" style:country-complex="IN"/>
    </style:style>
    <style:style style:name="T116" style:family="text">
      <style:text-properties fo:color="#000099" style:font-name="Lato Light1" fo:font-size="11pt" officeooo:rsid="006e2baf" style:font-size-asian="11pt" style:font-name-complex="Calibri Light1" style:font-size-complex="11pt" style:language-complex="hi" style:country-complex="IN"/>
    </style:style>
    <style:style style:name="T117" style:family="text">
      <style:text-properties fo:color="#000099" style:font-name="Lato Light1" fo:font-size="11pt" officeooo:rsid="007277c7" style:font-size-asian="11pt" style:font-name-complex="Calibri Light1" style:font-size-complex="11pt" style:language-complex="hi" style:country-complex="IN"/>
    </style:style>
    <style:style style:name="T118" style:family="text">
      <style:text-properties fo:color="#000099" style:font-name="Lato Light1" fo:font-size="11pt" officeooo:rsid="00801ccf" style:font-size-asian="11pt" style:font-name-complex="Calibri Light1" style:font-size-complex="11pt" style:language-complex="hi" style:country-complex="IN"/>
    </style:style>
    <style:style style:name="T119" style:family="text">
      <style:text-properties fo:color="#000099" style:font-name="Lato Light1" fo:font-size="11pt" officeooo:rsid="009ab399" style:font-size-asian="11pt" style:font-name-complex="Calibri Light1" style:font-size-complex="11pt" style:language-complex="hi" style:country-complex="IN"/>
    </style:style>
    <style:style style:name="T120" style:family="text">
      <style:text-properties fo:color="#000099" style:font-name="Lato Light1" fo:font-size="11pt" officeooo:rsid="009b28da" style:font-size-asian="11pt" style:font-name-complex="Calibri Light1" style:font-size-complex="11pt" style:language-complex="hi" style:country-complex="IN"/>
    </style:style>
    <style:style style:name="T121" style:family="text">
      <style:text-properties fo:color="#000099" style:font-name="Lato Light1" fo:font-size="11pt" fo:font-weight="normal" officeooo:rsid="0067e1c5" style:font-size-asian="11pt" style:font-weight-asian="normal" style:font-name-complex="Calibri Light1" style:font-size-complex="11pt" style:language-complex="hi" style:country-complex="IN" style:font-weight-complex="normal"/>
    </style:style>
    <style:style style:name="T122" style:family="text">
      <style:text-properties fo:color="#000099" style:font-name="Lato Light1" fo:font-size="11pt" fo:font-weight="normal" officeooo:rsid="00381440" style:font-size-asian="11pt" style:font-weight-asian="normal" style:font-name-complex="Calibri Light1" style:font-size-complex="11pt" style:language-complex="hi" style:country-complex="IN" style:font-weight-complex="normal"/>
    </style:style>
    <style:style style:name="T123" style:family="text">
      <style:text-properties fo:color="#000099" style:font-name="Lato Light1" fo:font-size="11pt" fo:font-weight="normal" officeooo:rsid="006c5bc6" style:font-size-asian="11pt" style:font-weight-asian="normal" style:font-name-complex="Calibri Light1" style:font-size-complex="11pt" style:language-complex="hi" style:country-complex="IN" style:font-weight-complex="normal"/>
    </style:style>
    <style:style style:name="T124" style:family="text">
      <style:text-properties fo:color="#000099" style:font-name="Lato Light1" fo:font-size="12pt" fo:font-weight="normal" officeooo:rsid="000a35fc" style:font-size-asian="12pt" style:font-weight-asian="normal" style:font-name-complex="Sanskrit 20031" style:font-size-complex="12pt" style:language-complex="hi" style:country-complex="IN" style:font-weight-complex="normal"/>
    </style:style>
    <style:style style:name="T125" style:family="text">
      <style:text-properties fo:color="#000099" style:font-name="Lato Light" fo:font-size="10pt" officeooo:rsid="000a35fc" style:font-size-asian="10pt" style:font-name-complex="Sanskrit 20031" style:font-size-complex="10pt" style:language-complex="hi" style:country-complex="IN"/>
    </style:style>
    <style:style style:name="T126" style:family="text">
      <style:text-properties fo:color="#000099" style:font-name="Lato Light" fo:font-size="10pt" officeooo:rsid="000b2f9f" style:font-size-asian="10pt" style:font-name-complex="Sanskrit 20031" style:font-size-complex="10pt" style:language-complex="hi" style:country-complex="IN"/>
    </style:style>
    <style:style style:name="T127" style:family="text">
      <style:text-properties fo:color="#000099" style:font-name="Lato Light" fo:font-size="10pt" officeooo:rsid="000cdf42" style:font-size-asian="10pt" style:font-name-complex="Sanskrit 20031" style:font-size-complex="10pt" style:language-complex="hi" style:country-complex="IN"/>
    </style:style>
    <style:style style:name="T128" style:family="text">
      <style:text-properties fo:color="#000099" style:font-name="Lato Light" fo:font-size="10pt" officeooo:rsid="000e881c" style:font-size-asian="10pt" style:font-name-complex="Sanskrit 20031" style:font-size-complex="10pt" style:language-complex="hi" style:country-complex="IN"/>
    </style:style>
    <style:style style:name="T129" style:family="text">
      <style:text-properties fo:color="#000099" style:font-name="Lato Light" fo:font-size="10pt" officeooo:rsid="000f856d" style:font-size-asian="10pt" style:font-name-complex="Sanskrit 20031" style:font-size-complex="10pt" style:language-complex="hi" style:country-complex="IN"/>
    </style:style>
    <style:style style:name="T130" style:family="text">
      <style:text-properties fo:color="#000099" style:font-name="Lato Light" fo:font-size="10pt" officeooo:rsid="0010c66b" style:font-size-asian="10pt" style:font-name-complex="Sanskrit 20031" style:font-size-complex="10pt" style:language-complex="hi" style:country-complex="IN"/>
    </style:style>
    <style:style style:name="T131" style:family="text">
      <style:text-properties fo:color="#000099" style:font-name="Lato Light" fo:font-size="10pt" officeooo:rsid="001319fc" style:font-size-asian="10pt" style:font-name-complex="Sanskrit 20031" style:font-size-complex="10pt" style:language-complex="hi" style:country-complex="IN"/>
    </style:style>
    <style:style style:name="T132" style:family="text">
      <style:text-properties fo:color="#000099" style:font-name="Lato Light" fo:font-size="10pt" officeooo:rsid="0015383d" style:font-size-asian="10pt" style:font-name-complex="Sanskrit 20031" style:font-size-complex="10pt" style:language-complex="hi" style:country-complex="IN"/>
    </style:style>
    <style:style style:name="T133" style:family="text">
      <style:text-properties fo:color="#000099" style:font-name="Lato Light" fo:font-size="10pt" officeooo:rsid="0015f96b" style:font-size-asian="10pt" style:font-name-complex="Sanskrit 20031" style:font-size-complex="10pt" style:language-complex="hi" style:country-complex="IN"/>
    </style:style>
    <style:style style:name="T134" style:family="text">
      <style:text-properties fo:color="#000099" style:font-name="Lato Light" fo:font-size="10pt" officeooo:rsid="001629b3" style:font-size-asian="10pt" style:font-name-complex="Sanskrit 20031" style:font-size-complex="10pt" style:language-complex="hi" style:country-complex="IN"/>
    </style:style>
    <style:style style:name="T135" style:family="text">
      <style:text-properties fo:color="#000099" style:font-name="Lato Light" fo:font-size="10pt" officeooo:rsid="00177852" style:font-size-asian="10pt" style:font-name-complex="Sanskrit 20031" style:font-size-complex="10pt" style:language-complex="hi" style:country-complex="IN"/>
    </style:style>
    <style:style style:name="T136" style:family="text">
      <style:text-properties fo:color="#000099" style:font-name="Lato Light" fo:font-size="10pt" officeooo:rsid="00193431" style:font-size-asian="10pt" style:font-name-complex="Sanskrit 20031" style:font-size-complex="10pt" style:language-complex="hi" style:country-complex="IN"/>
    </style:style>
    <style:style style:name="T137" style:family="text">
      <style:text-properties fo:color="#000099" style:font-name="Lato Light" fo:font-size="10pt" officeooo:rsid="0019ae83" style:font-size-asian="10pt" style:font-name-complex="Sanskrit 20031" style:font-size-complex="10pt" style:language-complex="hi" style:country-complex="IN"/>
    </style:style>
    <style:style style:name="T138" style:family="text">
      <style:text-properties fo:color="#000099" style:font-name="Lato Light" fo:font-size="10pt" officeooo:rsid="0019bf37" style:font-size-asian="10pt" style:font-name-complex="Sanskrit 20031" style:font-size-complex="10pt" style:language-complex="hi" style:country-complex="IN"/>
    </style:style>
    <style:style style:name="T139" style:family="text">
      <style:text-properties fo:color="#000099" style:font-name="Lato Light" fo:font-size="10pt" officeooo:rsid="001a7359" style:font-size-asian="10pt" style:font-name-complex="Sanskrit 20031" style:font-size-complex="10pt" style:language-complex="hi" style:country-complex="IN"/>
    </style:style>
    <style:style style:name="T140" style:family="text">
      <style:text-properties fo:color="#000099" style:font-name="Lato Light" fo:font-size="10pt" officeooo:rsid="001b285a" style:font-size-asian="10pt" style:font-name-complex="Sanskrit 20031" style:font-size-complex="10pt" style:language-complex="hi" style:country-complex="IN"/>
    </style:style>
    <style:style style:name="T141" style:family="text">
      <style:text-properties fo:color="#000099" style:font-name="Lato Light" fo:font-size="10pt" officeooo:rsid="001bf53a" style:font-size-asian="10pt" style:font-name-complex="Sanskrit 20031" style:font-size-complex="10pt" style:language-complex="hi" style:country-complex="IN"/>
    </style:style>
    <style:style style:name="T142" style:family="text">
      <style:text-properties fo:color="#000099" style:font-name="Lato Light" fo:font-size="10pt" officeooo:rsid="001f6c49" style:font-size-asian="10pt" style:font-name-complex="Sanskrit 20031" style:font-size-complex="10pt" style:language-complex="hi" style:country-complex="IN"/>
    </style:style>
    <style:style style:name="T143" style:family="text">
      <style:text-properties fo:color="#000099" style:font-name="Lato Light" fo:font-size="10pt" officeooo:rsid="001ff82c" style:font-size-asian="10pt" style:font-name-complex="Sanskrit 20031" style:font-size-complex="10pt" style:language-complex="hi" style:country-complex="IN"/>
    </style:style>
    <style:style style:name="T144" style:family="text">
      <style:text-properties fo:color="#000099" style:font-name="Lato Light" fo:font-size="10pt" officeooo:rsid="00211d44" style:font-size-asian="10pt" style:font-name-complex="Sanskrit 20031" style:font-size-complex="10pt" style:language-complex="hi" style:country-complex="IN"/>
    </style:style>
    <style:style style:name="T145" style:family="text">
      <style:text-properties fo:color="#000099" style:font-name="Lato Light" fo:font-size="10pt" officeooo:rsid="0021c31d" style:font-size-asian="10pt" style:font-name-complex="Sanskrit 20031" style:font-size-complex="10pt" style:language-complex="hi" style:country-complex="IN"/>
    </style:style>
    <style:style style:name="T146" style:family="text">
      <style:text-properties fo:color="#000099" style:font-name="Lato Light" fo:font-size="10pt" officeooo:rsid="0022de10" style:font-size-asian="10pt" style:font-name-complex="Sanskrit 20031" style:font-size-complex="10pt" style:language-complex="hi" style:country-complex="IN"/>
    </style:style>
    <style:style style:name="T147" style:family="text">
      <style:text-properties fo:color="#000099" style:font-name="Lato Light" fo:font-size="10pt" officeooo:rsid="002364f6" style:font-size-asian="10pt" style:font-name-complex="Sanskrit 20031" style:font-size-complex="10pt" style:language-complex="hi" style:country-complex="IN"/>
    </style:style>
    <style:style style:name="T148" style:family="text">
      <style:text-properties fo:color="#000099" style:font-name="Lato Light" fo:font-size="10pt" officeooo:rsid="0023afe9" style:font-size-asian="10pt" style:font-name-complex="Sanskrit 20031" style:font-size-complex="10pt" style:language-complex="hi" style:country-complex="IN"/>
    </style:style>
    <style:style style:name="T149" style:family="text">
      <style:text-properties fo:color="#000099" style:font-name="Lato Light" fo:font-size="10pt" officeooo:rsid="00253232" style:font-size-asian="10pt" style:font-name-complex="Sanskrit 20031" style:font-size-complex="10pt" style:language-complex="hi" style:country-complex="IN"/>
    </style:style>
    <style:style style:name="T150" style:family="text">
      <style:text-properties fo:color="#000099" style:font-name="Lato Light" fo:font-size="10pt" officeooo:rsid="0025e082" style:font-size-asian="10pt" style:font-name-complex="Sanskrit 20031" style:font-size-complex="10pt" style:language-complex="hi" style:country-complex="IN"/>
    </style:style>
    <style:style style:name="T151" style:family="text">
      <style:text-properties fo:color="#000099" style:font-name="Lato Light" fo:font-size="10pt" officeooo:rsid="00274034" style:font-size-asian="10pt" style:font-name-complex="Sanskrit 20031" style:font-size-complex="10pt" style:language-complex="hi" style:country-complex="IN"/>
    </style:style>
    <style:style style:name="T152" style:family="text">
      <style:text-properties fo:color="#000099" style:font-name="Lato Light" fo:font-size="10pt" officeooo:rsid="002ad31d" style:font-size-asian="10pt" style:font-name-complex="Sanskrit 20031" style:font-size-complex="10pt" style:language-complex="hi" style:country-complex="IN"/>
    </style:style>
    <style:style style:name="T153" style:family="text">
      <style:text-properties fo:color="#000099" style:font-name="Lato Light" fo:font-size="10pt" officeooo:rsid="002f8136" style:font-size-asian="10pt" style:font-name-complex="Sanskrit 20031" style:font-size-complex="10pt" style:language-complex="hi" style:country-complex="IN"/>
    </style:style>
    <style:style style:name="T154" style:family="text">
      <style:text-properties fo:color="#000099" style:font-name="Lato Light" fo:font-size="10pt" officeooo:rsid="0032fdc2" style:font-size-asian="10pt" style:font-name-complex="Sanskrit 20031" style:font-size-complex="10pt" style:language-complex="hi" style:country-complex="IN"/>
    </style:style>
    <style:style style:name="T155" style:family="text">
      <style:text-properties fo:color="#000099" style:font-name="Lato Light" fo:font-size="10pt" officeooo:rsid="00506ec8" style:font-size-asian="10pt" style:font-name-complex="Sanskrit 20031" style:font-size-complex="10pt" style:language-complex="hi" style:country-complex="IN"/>
    </style:style>
    <style:style style:name="T156" style:family="text">
      <style:text-properties fo:color="#000099" style:font-name="Lato Light" fo:font-size="10pt" officeooo:rsid="00745053" style:font-size-asian="10pt" style:font-name-complex="Sanskrit 20031" style:font-size-complex="10pt" style:language-complex="hi" style:country-complex="IN"/>
    </style:style>
    <style:style style:name="T157" style:family="text">
      <style:text-properties fo:color="#000099" style:font-name="Lato Light" fo:font-size="10pt" officeooo:rsid="0076e724" style:font-size-asian="10pt" style:font-name-complex="Sanskrit 20031" style:font-size-complex="10pt" style:language-complex="hi" style:country-complex="IN"/>
    </style:style>
    <style:style style:name="T158" style:family="text">
      <style:text-properties fo:color="#000099" style:font-name="Lato Light" fo:font-size="10pt" officeooo:rsid="0081a55c" style:font-size-asian="10pt" style:font-name-complex="Sanskrit 20031" style:font-size-complex="10pt" style:language-complex="hi" style:country-complex="IN"/>
    </style:style>
    <style:style style:name="T159" style:family="text">
      <style:text-properties fo:color="#000099" style:font-name="Lato Light" fo:font-size="10pt" officeooo:rsid="0082dc3b" style:font-size-asian="10pt" style:font-name-complex="Sanskrit 20031" style:font-size-complex="10pt" style:language-complex="hi" style:country-complex="IN"/>
    </style:style>
    <style:style style:name="T160" style:family="text">
      <style:text-properties fo:color="#000099" style:font-name="Lato Light" fo:font-size="10pt" officeooo:rsid="00880fed" style:font-size-asian="10pt" style:font-name-complex="Sanskrit 20031" style:font-size-complex="10pt" style:language-complex="hi" style:country-complex="IN"/>
    </style:style>
    <style:style style:name="T161" style:family="text">
      <style:text-properties fo:color="#000099" style:font-name="Lato Light" fo:font-size="10pt" officeooo:rsid="00881d86" style:font-size-asian="10pt" style:font-name-complex="Sanskrit 20031" style:font-size-complex="10pt" style:language-complex="hi" style:country-complex="IN"/>
    </style:style>
    <style:style style:name="T162" style:family="text">
      <style:text-properties fo:color="#000099" style:font-name="Lato Light" fo:font-size="10pt" officeooo:rsid="00891dfa" style:font-size-asian="10pt" style:font-name-complex="Sanskrit 20031" style:font-size-complex="10pt" style:language-complex="hi" style:country-complex="IN"/>
    </style:style>
    <style:style style:name="T163" style:family="text">
      <style:text-properties fo:color="#000099" style:font-name="Lato Light" fo:font-size="10pt" officeooo:rsid="008a2512" style:font-size-asian="10pt" style:font-name-complex="Sanskrit 20031" style:font-size-complex="10pt" style:language-complex="hi" style:country-complex="IN"/>
    </style:style>
    <style:style style:name="T164" style:family="text">
      <style:text-properties fo:color="#000099" style:font-name="Lato Light" fo:font-size="10pt" officeooo:rsid="008df102" style:font-size-asian="10pt" style:font-name-complex="Sanskrit 20031" style:font-size-complex="10pt" style:language-complex="hi" style:country-complex="IN"/>
    </style:style>
    <style:style style:name="T165" style:family="text">
      <style:text-properties fo:color="#000099" style:font-name="Lato Light" fo:font-size="10pt" officeooo:rsid="008f9057" style:font-size-asian="10pt" style:font-name-complex="Sanskrit 20031" style:font-size-complex="10pt" style:language-complex="hi" style:country-complex="IN"/>
    </style:style>
    <style:style style:name="T166" style:family="text">
      <style:text-properties fo:color="#000099" style:font-name="Lato Light" fo:font-size="10pt" officeooo:rsid="008faf85" style:font-size-asian="10pt" style:font-name-complex="Sanskrit 20031" style:font-size-complex="10pt" style:language-complex="hi" style:country-complex="IN"/>
    </style:style>
    <style:style style:name="T167" style:family="text">
      <style:text-properties fo:color="#000099" style:font-name="Lato Light" fo:font-size="10pt" fo:font-weight="bold" officeooo:rsid="000a35fc" style:font-size-asian="10pt" style:font-weight-asian="bold" style:font-name-complex="Sanskrit 20031" style:font-size-complex="10pt" style:language-complex="hi" style:country-complex="IN" style:font-weight-complex="bold"/>
    </style:style>
    <style:style style:name="T168" style:family="text">
      <style:text-properties fo:color="#000099" style:font-name="Lato Light" fo:font-size="10pt" fo:font-weight="bold" officeooo:rsid="001319fc" style:font-size-asian="10pt" style:font-weight-asian="bold" style:font-name-complex="Sanskrit 20031" style:font-size-complex="10pt" style:language-complex="hi" style:country-complex="IN" style:font-weight-complex="bold"/>
    </style:style>
    <style:style style:name="T169" style:family="text">
      <style:text-properties fo:color="#000099" style:font-name="Lato Light" fo:font-size="10pt" fo:font-weight="bold" officeooo:rsid="0015383d" style:font-size-asian="10pt" style:font-weight-asian="bold" style:font-name-complex="Sanskrit 20031" style:font-size-complex="10pt" style:language-complex="hi" style:country-complex="IN" style:font-weight-complex="bold"/>
    </style:style>
    <style:style style:name="T170" style:family="text">
      <style:text-properties fo:color="#000099" style:font-name="Lato Light" fo:font-size="10pt" fo:font-weight="bold" officeooo:rsid="00177852" style:font-size-asian="10pt" style:font-weight-asian="bold" style:font-name-complex="Sanskrit 20031" style:font-size-complex="10pt" style:language-complex="hi" style:country-complex="IN" style:font-weight-complex="bold"/>
    </style:style>
    <style:style style:name="T171" style:family="text">
      <style:text-properties fo:color="#000099" style:font-name="Lato Light" fo:font-size="10pt" fo:font-weight="bold" officeooo:rsid="0019ae83" style:font-size-asian="10pt" style:font-weight-asian="bold" style:font-name-complex="Sanskrit 20031" style:font-size-complex="10pt" style:language-complex="hi" style:country-complex="IN" style:font-weight-complex="bold"/>
    </style:style>
    <style:style style:name="T172" style:family="text">
      <style:text-properties fo:color="#000099" style:font-name="Lato Light" fo:font-size="10pt" fo:font-weight="bold" officeooo:rsid="001a7359" style:font-size-asian="10pt" style:font-weight-asian="bold" style:font-name-complex="Sanskrit 20031" style:font-size-complex="10pt" style:language-complex="hi" style:country-complex="IN" style:font-weight-complex="bold"/>
    </style:style>
    <style:style style:name="T173" style:family="text">
      <style:text-properties fo:color="#000099" style:font-name="Lato Light" fo:font-size="10pt" fo:font-weight="bold" officeooo:rsid="001bf53a" style:font-size-asian="10pt" style:font-weight-asian="bold" style:font-name-complex="Sanskrit 20031" style:font-size-complex="10pt" style:language-complex="hi" style:country-complex="IN" style:font-weight-complex="bold"/>
    </style:style>
    <style:style style:name="T174" style:family="text">
      <style:text-properties fo:color="#000099" style:font-name="Lato Light" fo:font-size="10pt" fo:font-weight="bold" officeooo:rsid="001f6c49" style:font-size-asian="10pt" style:font-weight-asian="bold" style:font-name-complex="Sanskrit 20031" style:font-size-complex="10pt" style:language-complex="hi" style:country-complex="IN" style:font-weight-complex="bold"/>
    </style:style>
    <style:style style:name="T175" style:family="text">
      <style:text-properties fo:color="#000099" style:font-name="Lato Light" fo:font-size="10pt" fo:font-weight="bold" officeooo:rsid="001ff82c" style:font-size-asian="10pt" style:font-weight-asian="bold" style:font-name-complex="Sanskrit 20031" style:font-size-complex="10pt" style:language-complex="hi" style:country-complex="IN" style:font-weight-complex="bold"/>
    </style:style>
    <style:style style:name="T176" style:family="text">
      <style:text-properties fo:color="#000099" style:font-name="Lato Light" fo:font-size="10pt" fo:font-weight="bold" officeooo:rsid="002bce09" style:font-size-asian="10pt" style:font-weight-asian="bold" style:font-name-complex="Sanskrit 20031" style:font-size-complex="10pt" style:language-complex="hi" style:country-complex="IN" style:font-weight-complex="bold"/>
    </style:style>
    <style:style style:name="T177" style:family="text">
      <style:text-properties fo:color="#000099" style:font-name="Lato Light" fo:font-size="10pt" fo:font-weight="bold" officeooo:rsid="003108b1" style:font-size-asian="10pt" style:font-weight-asian="bold" style:font-name-complex="Sanskrit 20031" style:font-size-complex="10pt" style:language-complex="hi" style:country-complex="IN" style:font-weight-complex="bold"/>
    </style:style>
    <style:style style:name="T178" style:family="text">
      <style:text-properties fo:color="#000099" style:font-name="Lato Light" fo:font-size="10pt" fo:font-weight="bold" officeooo:rsid="008a2512" style:font-size-asian="10pt" style:font-weight-asian="bold" style:font-name-complex="Sanskrit 20031" style:font-size-complex="10pt" style:language-complex="hi" style:country-complex="IN" style:font-weight-complex="bold"/>
    </style:style>
    <style:style style:name="T179" style:family="text">
      <style:text-properties fo:color="#000099" style:font-name="Lato Light" fo:font-size="10pt" fo:font-weight="bold" officeooo:rsid="008b556d" style:font-size-asian="10pt" style:font-weight-asian="bold" style:font-name-complex="Sanskrit 20031" style:font-size-complex="10pt" style:language-complex="hi" style:country-complex="IN" style:font-weight-complex="bold"/>
    </style:style>
    <style:style style:name="T180" style:family="text">
      <style:text-properties fo:color="#000099" style:font-name="Lato Light" fo:font-size="10pt" fo:font-weight="normal" officeooo:rsid="000a35fc" style:font-size-asian="10pt" style:font-weight-asian="normal" style:font-name-complex="Sanskrit 20031" style:font-size-complex="10pt" style:language-complex="hi" style:country-complex="IN" style:font-weight-complex="normal"/>
    </style:style>
    <style:style style:name="T181" style:family="text">
      <style:text-properties fo:color="#000099" style:font-name="Lato Light" fo:font-size="10pt" fo:font-weight="normal" officeooo:rsid="000b2f9f" style:font-size-asian="10pt" style:font-weight-asian="normal" style:font-name-complex="Sanskrit 20031" style:font-size-complex="10pt" style:language-complex="hi" style:country-complex="IN" style:font-weight-complex="normal"/>
    </style:style>
    <style:style style:name="T182" style:family="text">
      <style:text-properties fo:color="#000099" style:font-name="Lato Light" fo:font-size="10pt" fo:font-weight="normal" officeooo:rsid="000e881c" style:font-size-asian="10pt" style:font-weight-asian="normal" style:font-name-complex="Sanskrit 20031" style:font-size-complex="10pt" style:language-complex="hi" style:country-complex="IN" style:font-weight-complex="normal"/>
    </style:style>
    <style:style style:name="T183" style:family="text">
      <style:text-properties fo:color="#000099" style:font-name="Lato Light" fo:font-size="10pt" fo:font-weight="normal" officeooo:rsid="000f856d" style:font-size-asian="10pt" style:font-weight-asian="normal" style:font-name-complex="Sanskrit 20031" style:font-size-complex="10pt" style:language-complex="hi" style:country-complex="IN" style:font-weight-complex="normal"/>
    </style:style>
    <style:style style:name="T184" style:family="text">
      <style:text-properties fo:color="#000099" style:font-name="Lato Light" fo:font-size="10pt" fo:font-weight="normal" officeooo:rsid="0011f85c" style:font-size-asian="10pt" style:font-weight-asian="normal" style:font-name-complex="Sanskrit 20031" style:font-size-complex="10pt" style:language-complex="hi" style:country-complex="IN" style:font-weight-complex="normal"/>
    </style:style>
    <style:style style:name="T185" style:family="text">
      <style:text-properties fo:color="#000099" style:font-name="Lato Light" fo:font-size="10pt" fo:font-weight="normal" officeooo:rsid="001319fc" style:font-size-asian="10pt" style:font-weight-asian="normal" style:font-name-complex="Sanskrit 20031" style:font-size-complex="10pt" style:language-complex="hi" style:country-complex="IN" style:font-weight-complex="normal"/>
    </style:style>
    <style:style style:name="T186" style:family="text">
      <style:text-properties fo:color="#000099" style:font-name="Lato Light" fo:font-size="10pt" fo:font-weight="normal" officeooo:rsid="0015383d" style:font-size-asian="10pt" style:font-weight-asian="normal" style:font-name-complex="Sanskrit 20031" style:font-size-complex="10pt" style:language-complex="hi" style:country-complex="IN" style:font-weight-complex="normal"/>
    </style:style>
    <style:style style:name="T187" style:family="text">
      <style:text-properties fo:color="#000099" style:font-name="Lato Light" fo:font-size="10pt" fo:font-weight="normal" officeooo:rsid="0015f96b" style:font-size-asian="10pt" style:font-weight-asian="normal" style:font-name-complex="Sanskrit 20031" style:font-size-complex="10pt" style:language-complex="hi" style:country-complex="IN" style:font-weight-complex="normal"/>
    </style:style>
    <style:style style:name="T188" style:family="text">
      <style:text-properties fo:color="#000099" style:font-name="Lato Light" fo:font-size="10pt" fo:font-weight="normal" officeooo:rsid="001629b3" style:font-size-asian="10pt" style:font-weight-asian="normal" style:font-name-complex="Sanskrit 20031" style:font-size-complex="10pt" style:language-complex="hi" style:country-complex="IN" style:font-weight-complex="normal"/>
    </style:style>
    <style:style style:name="T189" style:family="text">
      <style:text-properties fo:color="#000099" style:font-name="Lato Light" fo:font-size="10pt" fo:font-weight="normal" officeooo:rsid="00177852" style:font-size-asian="10pt" style:font-weight-asian="normal" style:font-name-complex="Sanskrit 20031" style:font-size-complex="10pt" style:language-complex="hi" style:country-complex="IN" style:font-weight-complex="normal"/>
    </style:style>
    <style:style style:name="T190" style:family="text">
      <style:text-properties fo:color="#000099" style:font-name="Lato Light" fo:font-size="10pt" fo:font-weight="normal" officeooo:rsid="0019ae83" style:font-size-asian="10pt" style:font-weight-asian="normal" style:font-name-complex="Sanskrit 20031" style:font-size-complex="10pt" style:language-complex="hi" style:country-complex="IN" style:font-weight-complex="normal"/>
    </style:style>
    <style:style style:name="T191" style:family="text">
      <style:text-properties fo:color="#000099" style:font-name="Lato Light" fo:font-size="10pt" fo:font-weight="normal" officeooo:rsid="001a7359" style:font-size-asian="10pt" style:font-weight-asian="normal" style:font-name-complex="Sanskrit 20031" style:font-size-complex="10pt" style:language-complex="hi" style:country-complex="IN" style:font-weight-complex="normal"/>
    </style:style>
    <style:style style:name="T192" style:family="text">
      <style:text-properties fo:color="#000099" style:font-name="Lato Light" fo:font-size="10pt" fo:font-weight="normal" officeooo:rsid="001b285a" style:font-size-asian="10pt" style:font-weight-asian="normal" style:font-name-complex="Sanskrit 20031" style:font-size-complex="10pt" style:language-complex="hi" style:country-complex="IN" style:font-weight-complex="normal"/>
    </style:style>
    <style:style style:name="T193" style:family="text">
      <style:text-properties fo:color="#000099" style:font-name="Lato Light" fo:font-size="10pt" fo:font-weight="normal" officeooo:rsid="001bf53a" style:font-size-asian="10pt" style:font-weight-asian="normal" style:font-name-complex="Sanskrit 20031" style:font-size-complex="10pt" style:language-complex="hi" style:country-complex="IN" style:font-weight-complex="normal"/>
    </style:style>
    <style:style style:name="T194" style:family="text">
      <style:text-properties fo:color="#000099" style:font-name="Lato Light" fo:font-size="10pt" fo:font-weight="normal" officeooo:rsid="001dec12" style:font-size-asian="10pt" style:font-weight-asian="normal" style:font-name-complex="Sanskrit 20031" style:font-size-complex="10pt" style:language-complex="hi" style:country-complex="IN" style:font-weight-complex="normal"/>
    </style:style>
    <style:style style:name="T195" style:family="text">
      <style:text-properties fo:color="#000099" style:font-name="Lato Light" fo:font-size="10pt" fo:font-weight="normal" officeooo:rsid="001f6c49" style:font-size-asian="10pt" style:font-weight-asian="normal" style:font-name-complex="Sanskrit 20031" style:font-size-complex="10pt" style:language-complex="hi" style:country-complex="IN" style:font-weight-complex="normal"/>
    </style:style>
    <style:style style:name="T196" style:family="text">
      <style:text-properties fo:color="#000099" style:font-name="Lato Light" fo:font-size="10pt" fo:font-weight="normal" officeooo:rsid="001ff82c" style:font-size-asian="10pt" style:font-weight-asian="normal" style:font-name-complex="Sanskrit 20031" style:font-size-complex="10pt" style:language-complex="hi" style:country-complex="IN" style:font-weight-complex="normal"/>
    </style:style>
    <style:style style:name="T197" style:family="text">
      <style:text-properties fo:color="#000099" style:font-name="Lato Light" fo:font-size="10pt" fo:font-weight="normal" officeooo:rsid="002364f6" style:font-size-asian="10pt" style:font-weight-asian="normal" style:font-name-complex="Sanskrit 20031" style:font-size-complex="10pt" style:language-complex="hi" style:country-complex="IN" style:font-weight-complex="normal"/>
    </style:style>
    <style:style style:name="T198" style:family="text">
      <style:text-properties fo:color="#000099" style:font-name="Lato Light" fo:font-size="10pt" fo:font-weight="normal" officeooo:rsid="0025e082" style:font-size-asian="10pt" style:font-weight-asian="normal" style:font-name-complex="Sanskrit 20031" style:font-size-complex="10pt" style:language-complex="hi" style:country-complex="IN" style:font-weight-complex="normal"/>
    </style:style>
    <style:style style:name="T199" style:family="text">
      <style:text-properties fo:color="#000099" style:font-name="Lato Light" fo:font-size="10pt" fo:font-weight="normal" officeooo:rsid="0029815a" style:font-size-asian="10pt" style:font-weight-asian="normal" style:font-name-complex="Sanskrit 20031" style:font-size-complex="10pt" style:language-complex="hi" style:country-complex="IN" style:font-weight-complex="normal"/>
    </style:style>
    <style:style style:name="T200" style:family="text">
      <style:text-properties fo:color="#000099" style:font-name="Lato Light" fo:font-size="10pt" fo:font-weight="normal" officeooo:rsid="002ad31d" style:font-size-asian="10pt" style:font-weight-asian="normal" style:font-name-complex="Sanskrit 20031" style:font-size-complex="10pt" style:language-complex="hi" style:country-complex="IN" style:font-weight-complex="normal"/>
    </style:style>
    <style:style style:name="T201" style:family="text">
      <style:text-properties fo:color="#000099" style:font-name="Lato Light" fo:font-size="10pt" fo:font-weight="normal" officeooo:rsid="002bce09" style:font-size-asian="10pt" style:font-weight-asian="normal" style:font-name-complex="Sanskrit 20031" style:font-size-complex="10pt" style:language-complex="hi" style:country-complex="IN" style:font-weight-complex="normal"/>
    </style:style>
    <style:style style:name="T202" style:family="text">
      <style:text-properties fo:color="#000099" style:font-name="Lato Light" fo:font-size="10pt" fo:font-weight="normal" officeooo:rsid="002f8136" style:font-size-asian="10pt" style:font-weight-asian="normal" style:font-name-complex="Sanskrit 20031" style:font-size-complex="10pt" style:language-complex="hi" style:country-complex="IN" style:font-weight-complex="normal"/>
    </style:style>
    <style:style style:name="T203" style:family="text">
      <style:text-properties fo:color="#000099" style:font-name="Lato Light" fo:font-size="10pt" fo:font-weight="normal" officeooo:rsid="002f955b" style:font-size-asian="10pt" style:font-weight-asian="normal" style:font-name-complex="Sanskrit 20031" style:font-size-complex="10pt" style:language-complex="hi" style:country-complex="IN" style:font-weight-complex="normal"/>
    </style:style>
    <style:style style:name="T204" style:family="text">
      <style:text-properties fo:color="#000099" style:font-name="Lato Light" fo:font-size="10pt" fo:font-weight="normal" officeooo:rsid="003108b1" style:font-size-asian="10pt" style:font-weight-asian="normal" style:font-name-complex="Sanskrit 20031" style:font-size-complex="10pt" style:language-complex="hi" style:country-complex="IN" style:font-weight-complex="normal"/>
    </style:style>
    <style:style style:name="T205" style:family="text">
      <style:text-properties fo:color="#000099" style:font-name="Lato Light" fo:font-size="10pt" fo:font-weight="normal" officeooo:rsid="0057ef5b" style:font-size-asian="10pt" style:font-weight-asian="normal" style:font-name-complex="Sanskrit 20031" style:font-size-complex="10pt" style:language-complex="hi" style:country-complex="IN" style:font-weight-complex="normal"/>
    </style:style>
    <style:style style:name="T206" style:family="text">
      <style:text-properties fo:color="#000099" style:font-name="Lato Light" fo:font-size="10pt" fo:font-weight="normal" officeooo:rsid="0074e4fc" style:font-size-asian="10pt" style:font-weight-asian="normal" style:font-name-complex="Sanskrit 20031" style:font-size-complex="10pt" style:language-complex="hi" style:country-complex="IN" style:font-weight-complex="normal"/>
    </style:style>
    <style:style style:name="T207" style:family="text">
      <style:text-properties fo:color="#000099" style:font-name="Lato Light" fo:font-size="10pt" fo:font-weight="normal" officeooo:rsid="00880fed" style:font-size-asian="10pt" style:font-weight-asian="normal" style:font-name-complex="Sanskrit 20031" style:font-size-complex="10pt" style:language-complex="hi" style:country-complex="IN" style:font-weight-complex="normal"/>
    </style:style>
    <style:style style:name="T208" style:family="text">
      <style:text-properties fo:color="#000099" style:font-name="Lato Light" fo:font-size="10pt" fo:font-weight="normal" officeooo:rsid="00881d86" style:font-size-asian="10pt" style:font-weight-asian="normal" style:font-name-complex="Sanskrit 20031" style:font-size-complex="10pt" style:language-complex="hi" style:country-complex="IN" style:font-weight-complex="normal"/>
    </style:style>
    <style:style style:name="T209" style:family="text">
      <style:text-properties fo:color="#000099" style:font-name="Lato Light" fo:font-size="10pt" fo:font-weight="normal" officeooo:rsid="008a2512" style:font-size-asian="10pt" style:font-weight-asian="normal" style:font-name-complex="Sanskrit 20031" style:font-size-complex="10pt" style:language-complex="hi" style:country-complex="IN" style:font-weight-complex="normal"/>
    </style:style>
    <style:style style:name="T210" style:family="text">
      <style:text-properties fo:color="#000099" style:font-name="Lato Light" fo:font-size="10pt" fo:font-weight="normal" officeooo:rsid="008b556d" style:font-size-asian="10pt" style:font-weight-asian="normal" style:font-name-complex="Sanskrit 20031" style:font-size-complex="10pt" style:language-complex="hi" style:country-complex="IN" style:font-weight-complex="normal"/>
    </style:style>
    <style:style style:name="T211" style:family="text">
      <style:text-properties fo:color="#000099" style:font-name="Lato Light" fo:font-size="10pt" fo:font-weight="normal" officeooo:rsid="008d15df" style:font-size-asian="10pt" style:font-weight-asian="normal" style:font-name-complex="Sanskrit 20031" style:font-size-complex="10pt" style:language-complex="hi" style:country-complex="IN" style:font-weight-complex="normal"/>
    </style:style>
    <style:style style:name="T212" style:family="text">
      <style:text-properties fo:color="#000099" style:font-name="Lato Light" fo:font-size="10pt" fo:font-style="normal" fo:font-weight="normal" officeooo:rsid="000a35fc" style:font-size-asian="10pt" style:font-style-asian="normal" style:font-weight-asian="normal" style:font-name-complex="Sanskrit 20031" style:font-size-complex="10pt" style:language-complex="hi" style:country-complex="IN" style:font-style-complex="normal" style:font-weight-complex="normal"/>
    </style:style>
    <style:style style:name="T213" style:family="text">
      <style:text-properties fo:color="#000099" style:font-name="Lato Light" fo:font-size="10pt" fo:font-style="italic" fo:font-weight="normal" officeooo:rsid="000a35fc" style:font-size-asian="10pt" style:font-style-asian="italic" style:font-weight-asian="normal" style:font-name-complex="Sanskrit 20031" style:font-size-complex="10pt" style:language-complex="hi" style:country-complex="IN" style:font-style-complex="italic" style:font-weight-complex="normal"/>
    </style:style>
    <style:style style:name="T214" style:family="text">
      <style:text-properties fo:color="#000099" style:font-name="Lato Light" fo:font-size="10pt" style:text-underline-style="none" fo:font-weight="normal" officeooo:rsid="008a2512" style:font-size-asian="10pt" style:font-weight-asian="normal" style:font-name-complex="Sanskrit 20031" style:font-size-complex="10pt" style:language-complex="hi" style:country-complex="IN" style:font-weight-complex="normal"/>
    </style:style>
    <style:style style:name="T215" style:family="text">
      <style:text-properties fo:color="#000099" style:font-name="Lato Light" fo:font-size="10pt" style:text-underline-style="none" fo:font-weight="normal" officeooo:rsid="008b556d" style:font-size-asian="10pt" style:font-weight-asian="normal" style:font-name-complex="Sanskrit 20031" style:font-size-complex="10pt" style:language-complex="hi" style:country-complex="IN" style:font-weight-complex="normal"/>
    </style:style>
    <style:style style:name="T216" style:family="text">
      <style:text-properties style:font-name="Lato Light"/>
    </style:style>
    <style:style style:name="T217" style:family="text">
      <style:text-properties style:font-name="Lato Light" style:font-name-complex="Sanskrit 20031"/>
    </style:style>
    <style:style style:name="T218" style:family="text">
      <style:text-properties style:font-name="Lato Light" officeooo:rsid="007b8333" style:font-name-complex="Sanskrit 20031"/>
    </style:style>
    <style:style style:name="T219" style:family="text">
      <style:text-properties style:font-name="Lato Light" officeooo:rsid="007e6f49" style:font-name-complex="Sanskrit 20031"/>
    </style:style>
    <style:style style:name="T220" style:family="text">
      <style:text-properties style:font-name="Lato Light" officeooo:rsid="007ee301" style:font-name-complex="Sanskrit 20031"/>
    </style:style>
    <style:style style:name="T221" style:family="text">
      <style:text-properties style:font-name="Lato Light" officeooo:rsid="007f0b54" style:font-name-complex="Sanskrit 20031"/>
    </style:style>
    <style:style style:name="T222" style:family="text">
      <style:text-properties style:font-name="Lato Light" officeooo:rsid="008008eb" style:font-name-complex="Sanskrit 20031"/>
    </style:style>
    <style:style style:name="T223" style:family="text">
      <style:text-properties style:font-name="Lato Light" officeooo:rsid="00801ccf" style:font-name-complex="Sanskrit 20031"/>
    </style:style>
    <style:style style:name="T224" style:family="text">
      <style:text-properties style:font-name="Liberation Serif" fo:font-size="12pt" style:font-size-asian="12pt" style:font-name-complex="Sanskrit 20031" style:font-size-complex="12pt" style:language-complex="hi" style:country-complex="IN"/>
    </style:style>
    <style:style style:name="T225" style:family="text">
      <style:text-properties style:font-name="Liberation Serif" fo:font-size="12pt" officeooo:rsid="007b8333" style:font-size-asian="12pt" style:font-name-complex="Sanskrit 20031" style:font-size-complex="12pt" style:language-complex="hi" style:country-complex="IN"/>
    </style:style>
    <style:style style:name="T226" style:family="text">
      <style:text-properties style:font-name="Sanskrit 2003" fo:font-size="12pt" style:font-size-asian="12pt" style:font-name-complex="Sanskrit 2003" style:font-size-complex="12pt"/>
    </style:style>
    <style:style style:name="T227" style:family="text">
      <style:text-properties style:font-name="Sanskrit 2003" fo:font-size="12pt" officeooo:rsid="007b8333" style:font-size-asian="12pt" style:font-name-complex="Sanskrit 2003" style:font-size-complex="12pt"/>
    </style:style>
    <style:style style:name="T228" style:family="text">
      <style:text-properties style:font-name="Sanskrit 2003" fo:font-size="12pt" officeooo:rsid="007e6f49" style:font-size-asian="12pt" style:font-name-complex="Sanskrit 2003" style:font-size-complex="12pt"/>
    </style:style>
    <style:style style:name="T229" style:family="text">
      <style:text-properties style:font-name="Sanskrit 2003" fo:font-size="12pt" officeooo:rsid="007ee301" style:font-size-asian="12pt" style:font-name-complex="Sanskrit 2003" style:font-size-complex="12pt"/>
    </style:style>
    <style:style style:name="T230" style:family="text">
      <style:text-properties style:font-name="Sanskrit 2003" fo:font-size="12pt" officeooo:rsid="007f0b54" style:font-size-asian="12pt" style:font-name-complex="Sanskrit 2003" style:font-size-complex="12pt"/>
    </style:style>
    <style:style style:name="T231" style:family="text">
      <style:text-properties style:font-name="Sanskrit 2003" fo:font-size="12pt" officeooo:rsid="008008eb" style:font-size-asian="12pt" style:font-name-complex="Sanskrit 2003" style:font-size-complex="12pt"/>
    </style:style>
    <style:style style:name="T232" style:family="text">
      <style:text-properties style:font-name="Sanskrit 2003" fo:font-size="12pt" officeooo:rsid="00801ccf" style:font-size-asian="12pt" style:font-name-complex="Sanskrit 2003" style:font-size-complex="12pt"/>
    </style:style>
    <style:style style:name="T233" style:family="text">
      <style:text-properties style:font-name="Sanskrit 2003" fo:font-size="12pt" officeooo:rsid="009b28da" style:font-size-asian="12pt" style:font-name-complex="Sanskrit 2003" style:font-size-complex="12pt"/>
    </style:style>
    <style:style style:name="T234" style:family="text">
      <style:text-properties fo:color="#ed1c24" style:font-name="Sanskrit 2003" fo:font-size="12pt" style:font-size-asian="12pt" style:font-name-complex="Sanskrit 2003" style:font-size-complex="12pt"/>
    </style:style>
    <style:style style:name="T235" style:family="text">
      <style:text-properties fo:color="#ed1c24" style:font-name="Sanskrit 2003" fo:font-size="12pt" officeooo:rsid="007b8333" style:font-size-asian="12pt" style:font-name-complex="Sanskrit 2003" style:font-size-complex="12pt"/>
    </style:style>
    <style:style style:name="T236" style:family="text">
      <style:text-properties fo:color="#ed1c24" style:font-name="Sanskrit 2003" fo:font-size="12pt" officeooo:rsid="007e6f49" style:font-size-asian="12pt" style:font-name-complex="Sanskrit 2003" style:font-size-complex="12pt"/>
    </style:style>
    <style:style style:name="T237" style:family="text">
      <style:text-properties fo:color="#ed1c24" style:font-name="Sanskrit 2003" fo:font-size="12pt" officeooo:rsid="007ee301" style:font-size-asian="12pt" style:font-name-complex="Sanskrit 2003" style:font-size-complex="12pt"/>
    </style:style>
    <style:style style:name="T238" style:family="text">
      <style:text-properties fo:color="#ed1c24" style:font-name="Sanskrit 2003" fo:font-size="12pt" officeooo:rsid="007f0b54" style:font-size-asian="12pt" style:font-name-complex="Sanskrit 2003" style:font-size-complex="12pt"/>
    </style:style>
    <style:style style:name="T239" style:family="text">
      <style:text-properties fo:color="#ed1c24" style:font-name="Sanskrit 2003" fo:font-size="12pt" officeooo:rsid="008008eb" style:font-size-asian="12pt" style:font-name-complex="Sanskrit 2003" style:font-size-complex="12pt"/>
    </style:style>
    <style:style style:name="T240" style:family="text">
      <style:text-properties fo:color="#ed1c24" style:font-name="Sanskrit 2003" fo:font-size="12pt" officeooo:rsid="00801ccf" style:font-size-asian="12pt" style:font-name-complex="Sanskrit 2003" style:font-size-complex="12pt"/>
    </style:style>
    <style:style style:name="T241" style:family="text">
      <style:text-properties fo:color="#ed1c24" style:font-name="Lato Light"/>
    </style:style>
    <style:style style:name="T242" style:family="text">
      <style:text-properties fo:color="#ed1c24" style:font-name="Lato Light" style:font-name-complex="Sanskrit 20031"/>
    </style:style>
    <style:style style:name="T243" style:family="text">
      <style:text-properties fo:color="#ed1c24" style:font-name="Lato Light" officeooo:rsid="008008eb" style:font-name-complex="Sanskrit 20031"/>
    </style:style>
    <style:style style:name="T244" style:family="text">
      <style:text-properties fo:color="#ed1c24" style:font-name="Lato Light" officeooo:rsid="00801ccf" style:font-name-complex="Sanskrit 20031"/>
    </style:style>
    <style:style style:name="T245" style:family="text">
      <style:text-properties fo:color="#ed1c24" style:font-name="Lato Light" officeooo:rsid="00801ccf"/>
    </style:style>
    <style:style style:name="T246" style:family="text">
      <style:text-properties fo:color="#ed1c24" style:font-name="Liberation Serif" fo:font-size="12pt" style:font-size-asian="12pt" style:font-name-complex="Sanskrit 20031" style:font-size-complex="12pt" style:language-complex="hi" style:country-complex="IN"/>
    </style:style>
    <style:style style:name="T247" style:family="text">
      <style:text-properties style:use-window-font-color="true" style:font-name="Lato Light"/>
    </style:style>
    <style:style style:name="T248" style:family="text">
      <style:text-properties style:use-window-font-color="true" style:font-name="Lato Light" style:font-name-complex="Sanskrit 20031"/>
    </style:style>
    <style:style style:name="T249" style:family="text">
      <style:text-properties style:use-window-font-color="true" style:font-name="Lato Light" officeooo:rsid="007e6f49" style:font-name-complex="Sanskrit 20031"/>
    </style:style>
    <style:style style:name="T250" style:family="text">
      <style:text-properties style:use-window-font-color="true" style:font-name="Lato Light" officeooo:rsid="007b8333" style:font-name-complex="Sanskrit 20031"/>
    </style:style>
    <style:style style:name="T251" style:family="text">
      <style:text-properties style:use-window-font-color="true" style:font-name="Lato Light" officeooo:rsid="00880fed" style:font-name-complex="Sanskrit 20031"/>
    </style:style>
    <style:style style:name="T252" style:family="text">
      <style:text-properties style:use-window-font-color="true" style:font-name="Lato Light" officeooo:rsid="007ee301" style:font-name-complex="Sanskrit 20031"/>
    </style:style>
    <style:style style:name="T253" style:family="text">
      <style:text-properties style:use-window-font-color="true" style:font-name="Lato Light" officeooo:rsid="007f0b54" style:font-name-complex="Sanskrit 20031"/>
    </style:style>
    <style:style style:name="T254" style:family="text">
      <style:text-properties style:use-window-font-color="true" style:font-name="Lato Light" officeooo:rsid="008008eb" style:font-name-complex="Sanskrit 20031"/>
    </style:style>
    <style:style style:name="T255" style:family="text">
      <style:text-properties style:use-window-font-color="true" style:font-name="Lato Light" officeooo:rsid="00801ccf" style:font-name-complex="Sanskrit 20031"/>
    </style:style>
    <style:style style:name="T256" style:family="text">
      <style:text-properties style:use-window-font-color="true" style:font-name="Lato Light" officeooo:rsid="00801ccf"/>
    </style:style>
    <style:style style:name="T257" style:family="text">
      <style:text-properties style:use-window-font-color="true" style:font-name="Sanskrit 2003" fo:font-size="12pt" officeooo:rsid="008008eb" style:font-size-asian="12pt" style:font-name-complex="Sanskrit 2003" style:font-size-complex="12pt"/>
    </style:style>
    <style:style style:name="T258" style:family="text">
      <style:text-properties style:use-window-font-color="true" style:font-name="Sanskrit 2003" fo:font-size="12pt" officeooo:rsid="007e6f49" style:font-size-asian="12pt" style:font-name-complex="Sanskrit 2003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1"><text:span text:style-name="T217">1:1:5<text:tab/></text:span><text:span text:style-name="T224">अग्निर्होता कवि</text:span><text:bookmark text:name="_GoBack"/><text:span text:style-name="T224">क्रतुः </text:span><text:span text:style-name="T1">सत्य</text:span><text:span text:style-name="T224">श्चित्रश्रवस्तमः । देवो देवेभिरा गमत्॥ </text:span><text:span text:style-name="T125">Agni, [you are] </text:span><text:span text:style-name="T167">satya</text:span></text:p>
      <text:p text:style-name="P1"><text:span text:style-name="T217">1:1:6<text:tab/></text:span><text:span text:style-name="T224">यदङ्ग दाशुषे त्वमग्ने भद्रं करिष्यसि । तवेत्त</text:span><text:span text:style-name="T1">त्सत्य</text:span><text:span text:style-name="T224">मङ्गिरः॥ </text:span><text:span text:style-name="T125">the good </text:span><text:span text:style-name="T156">[deed] </text:span><text:span text:style-name="T125">you perform is </text:span><text:span text:style-name="T167">satya</text:span></text:p>
      <text:p text:style-name="P1"><text:span text:style-name="T217">1:12:7<text:tab/></text:span><text:span text:style-name="T224">कविमग्निमुप स्तुहि </text:span><text:span text:style-name="T1">सत्य</text:span><text:bookmark-start text:name="__DdeLink__3516_4137579813"/><text:span text:style-name="T224">धर्मा</text:span><text:bookmark-end text:name="__DdeLink__3516_4137579813"/><text:span text:style-name="T224">णमध्वरे । देवममीवचातनम्॥ </text:span><text:span text:style-name="T125">Agni, [you are] </text:span><text:span text:style-name="T167">satya</text:span><text:span text:style-name="T180">-dharma</text:span></text:p>
      <text:p text:style-name="P1"><text:span text:style-name="T217">1:20:4<text:tab/></text:span><text:span text:style-name="T224">युवाना पितरा पुनः </text:span><text:span text:style-name="T1">सत्य</text:span><text:span text:style-name="T224">मन्त्रा ऋजूयवः । ऋभवो विष्ट्यक्रत॥ </text:span><text:span text:style-name="T125">the Ṛbhus are </text:span><text:span text:style-name="T167">satya </text:span><text:span text:style-name="T205">hymns</text:span><text:span text:style-name="T212"> reciters</text:span></text:p>
      <text:p text:style-name="P89"><text:span text:style-name="T248">1:21:6</text:span><text:span text:style-name="T217"><text:tab/></text:span><text:span text:style-name="T226">तेन </text:span><text:span text:style-name="T234">सत्येन</text:span><text:span text:style-name="T226"> जागृतम् अधि प्र-चेतुने पदे इन्द्राग्नी इति शर्म यच्छतम्</text:span><text:span text:style-name="T224">॥</text:span><text:span text:style-name="T226"> </text:span><text:span text:style-name="T125">Agni </text:span><text:span text:style-name="T158">and Indra</text:span><text:span text:style-name="T125">, </text:span><text:span text:style-name="T158">wa</text:span><text:span text:style-name="T127">ke </text:span><text:span text:style-name="T158">up fully by that </text:span><text:span text:style-name="T167">satya</text:span><text:span text:style-name="T127"> </text:span><text:span text:style-name="T158">[</text:span><text:span text:style-name="T127">action</text:span><text:span text:style-name="T158">]</text:span><text:span text:style-name="T125"> </text:span></text:p>
      <text:p text:style-name="P1"><text:span text:style-name="T217">1:29:1<text:tab/></text:span><text:span text:style-name="T224">यच्चिद्धि </text:span><text:span text:style-name="T1">सत्य</text:span><text:span text:style-name="T224"> सोमपा अनाशस्ता इव स्मसि । आ तू न इन्द्र शंसय गोष्वश्वेषु शुभ्रिषु सहस्रेषु तुवीमघ॥ </text:span><text:span text:style-name="T125">Indra, [you are] </text:span><text:span text:style-name="T167">satya</text:span></text:p>
      <text:p text:style-name="P83"><text:span text:style-name="T248">1:</text:span><text:span text:style-name="T250">38</text:span><text:span text:style-name="T248">:</text:span><text:span text:style-name="T250">7</text:span><text:span text:style-name="T218"><text:tab/></text:span><text:span text:style-name="T235">सत्यम्</text:span><text:span text:style-name="T227"> त्वेषाः अम-वन्तः धन्वम् चित् आ रुद्रियासः मिहम् कृण्वन्ति अवाताम् </text:span><text:span text:style-name="T225">॥ </text:span><text:span text:style-name="T125">[</text:span><text:span text:style-name="T159">It is</text:span><text:span text:style-name="T125">] </text:span><text:span text:style-name="T167">satya </text:span><text:span text:style-name="T213">...</text:span></text:p>
      <text:p text:style-name="P2"><text:span text:style-name="T217">1:51:15<text:tab/></text:span><text:span text:style-name="T224">इदं नमो वृषभाय स्वराजे </text:span><text:span text:style-name="T1">सत्य</text:span><text:span text:style-name="T224">शुष्माय तवसेऽवाचि । अस्मिन्निन्द्र वृजने सर्ववीराः स्मत्सूरिभिस्तव शर्मन्त्स्याम॥ </text:span><text:span text:style-name="T125">Indra, [you </text:span><text:span text:style-name="T126">have</text:span><text:span text:style-name="T125">] </text:span><text:span text:style-name="T167">satya</text:span><text:span text:style-name="T180">-</text:span><text:span text:style-name="T181">power</text:span></text:p>
      <text:p text:style-name="P2"><text:span text:style-name="T217">1:52:13<text:tab/></text:span><text:span text:style-name="T224">त्वं भुवः प्रतिमानं पृथिव्या ऋष्ववीरस्य बृहतः पतिर्भूः । विश्वमाप्रा अन्तरिक्षं महित्वा </text:span><text:span text:style-name="T1">सत्य</text:span><text:span text:style-name="T224">मद्धा नकिरन्यस्त्वावान्॥ </text:span><text:span text:style-name="T101">Ind</text:span><text:span text:style-name="T102">eed [= </text:span><text:span text:style-name="T2">satya</text:span><text:span text:style-name="T4">m</text:span><text:span text:style-name="T25">]</text:span><text:span text:style-name="T224"> </text:span></text:p>
      <text:p text:style-name="P2"><text:span text:style-name="T217">1:57:1<text:tab/></text:span><text:span text:style-name="T224">प्र मंहिष्ठाय बृहते बृहद्रये </text:span><text:span text:style-name="T1">सत्य</text:span><text:span text:style-name="T224">शुष्माय तवसे मतिं भरे । अपामिव प्रवणे यस्य दुर्धरं राधो विश्वायु शवसे अपावृतम्॥ </text:span><text:span text:style-name="T125">Indra, [you </text:span><text:span text:style-name="T126">have</text:span><text:span text:style-name="T125">] </text:span><text:span text:style-name="T167">satya</text:span><text:span text:style-name="T180">-</text:span><text:span text:style-name="T181">power</text:span></text:p>
      <text:p text:style-name="P2"><text:span text:style-name="T217">1:59:4<text:tab/></text:span><text:span text:style-name="T224">बृहती इव सूनवे रोदसी गिरो होता मनुष्यो न दक्षः । स्वर्वते </text:span><text:span text:style-name="T1">सत्य</text:span><text:span text:style-name="T224">शुष्माय पूर्वीर्वैश्वानराय नृतमाय यह्वीः॥ </text:span><text:span text:style-name="T125">Indra, [you </text:span><text:span text:style-name="T126">have</text:span><text:span text:style-name="T125">] </text:span><text:span text:style-name="T167">satya</text:span><text:span text:style-name="T180">-</text:span><text:span text:style-name="T181">power</text:span></text:p>
      <text:p text:style-name="P2"><text:span text:style-name="T217">1:63:3<text:tab/></text:span><text:span text:style-name="T224">त्वं </text:span><text:span text:style-name="T1">सत्य</text:span><text:span text:style-name="T224"> इन्द्र धृष्णुरेतान्त्वमृभुक्षा नर्यस्त्वं षाट् । त्वं शुष्णं वृजने पृक्ष आणौ यूने कुत्साय द्युमते सचाहन्॥ </text:span><text:span text:style-name="T125">Indra, [you are] </text:span><text:span text:style-name="T167">satya</text:span></text:p>
      <text:p text:style-name="P84"><text:span text:style-name="T249">1:67:</text:span><text:span text:style-name="T251">3</text:span><text:span text:style-name="T219"><text:tab/></text:span><text:span text:style-name="T228">अजः न क्षाम् दाधार पृथिवीम् तस्तम्भ द्याम् मन्त्रेभिः </text:span><text:span text:style-name="T236">सत्यैः </text:span><text:span text:style-name="T258">प्रिया पदानि पश्वः नि पाहि विश्व-आयुः अग्ने गुहा गुहम् गाः </text:span><text:span text:style-name="T125">Indra, you </text:span><text:span text:style-name="T160">strengthen the heavens with</text:span><text:span text:style-name="T125"> </text:span><text:span text:style-name="T167">satya</text:span><text:span text:style-name="T180">-</text:span><text:span text:style-name="T207">hymns</text:span></text:p>
      <text:p text:style-name="P3"><text:span text:style-name="T217">1:70:8<text:tab/></text:span><text:span text:style-name="T224">अराधि होता स्वर्निषत्तः कृण्वन्विश्वान्यपांसि </text:span><text:span text:style-name="T1">सत्या</text:span><text:span text:style-name="T224">॥ </text:span><text:span text:style-name="T125">Agni, </text:span><text:span text:style-name="T127">make all [ritual] actions</text:span><text:span text:style-name="T125"> </text:span><text:span text:style-name="T167">satya</text:span></text:p>
      <text:p text:style-name="P81"><text:span text:style-name="T217">1:73:2<text:tab/></text:span><text:span text:style-name="T224">देवो न यः सविता </text:span><text:span text:style-name="T1">सत्य</text:span><text:span text:style-name="T224">मन्मा क्रत्वा निपाति वृजनानि विश्वा । पुरुप्रशस्तो अमतिर्न </text:span><text:span text:style-name="T1">सत्य</text:span><text:span text:style-name="T224"> आत्मेव शेवो दिधिषाय्यो भूत्॥ </text:span><text:span text:style-name="T125">Agni, </text:span><text:span text:style-name="T127">contemplating</text:span><text:span text:style-name="T125"> </text:span><text:span text:style-name="T167">satya </text:span><text:span text:style-name="T180">/</text:span><text:span text:style-name="T167"> satya </text:span><text:span text:style-name="T206">soul (atman)</text:span></text:p>
      <text:p text:style-name="P4"><text:span text:style-name="T217">1:76:5<text:tab/></text:span><text:span text:style-name="T224">यथा विप्रस्य मनुषो हविर्भिर्देवाँ अयजः कविभिः कविः सन् । एवा होतः </text:span><text:span text:style-name="T1">सत्य</text:span><text:span text:style-name="T224">तर त्वमद्याग्ने मन्द्रया जुह्वा यजस्व॥ </text:span><text:span text:style-name="T125">Agni, [you are] </text:span><text:span text:style-name="T128">more</text:span><text:span text:style-name="T125"> </text:span><text:span text:style-name="T167">satya</text:span></text:p>
      <text:p text:style-name="P4"><text:span text:style-name="T217">1:79:1<text:tab/></text:span><text:span text:style-name="T224">हिरण्यकेशो रजसो विसारेऽहिर्धुनिर्वात इव ध्रजीमान् । शुचिभ्राजा उषसो नवेदा यशस्वतीरपस्युवो न </text:span><text:span text:style-name="T1">सत्याः</text:span><text:span text:style-name="T224">॥ </text:span><text:span text:style-name="T128">like</text:span><text:span text:style-name="T125"> </text:span><text:span text:style-name="T167">satya</text:span><text:span text:style-name="T180"> </text:span><text:span text:style-name="T182">[females] </text:span><text:span text:style-name="T183">(= faithful ?)</text:span></text:p>
      <text:p text:style-name="P5"><text:span text:style-name="T217">1:86:8<text:tab/></text:span><text:span text:style-name="T224">शशमानस्य वा नरः स्वेदस्य </text:span><text:span text:style-name="T1">सत्य</text:span><text:span text:style-name="T224">शवसः । विदा कामस्य वेनतः॥ </text:span><text:span text:style-name="T129">O Maruts</text:span><text:span text:style-name="T125">, [you </text:span><text:span text:style-name="T126">have</text:span><text:span text:style-name="T125">] </text:span><text:span text:style-name="T167">satya</text:span><text:span text:style-name="T180">-</text:span><text:span text:style-name="T183">strength</text:span></text:p>
      <text:p text:style-name="P5"><text:span text:style-name="T217">1:86:9<text:tab/></text:span><text:span text:style-name="T224">यूयं त</text:span><text:span text:style-name="T1">त्सत्य</text:span><text:span text:style-name="T224">शवस आविष्कर्त महित्वना । विध्यता विद्युता रक्षः॥ </text:span><text:span text:style-name="T129">O Maruts</text:span><text:span text:style-name="T125">, [you </text:span><text:span text:style-name="T126">have</text:span><text:span text:style-name="T125">] </text:span><text:span text:style-name="T167">satya</text:span><text:span text:style-name="T180">-</text:span><text:span text:style-name="T183">strength</text:span></text:p>
      <text:p text:style-name="P5"><text:span text:style-name="T217">1:87:4<text:tab/></text:span><text:span text:style-name="T224">स हि स्वसृत्पृषदश्वो युवा गणोऽया ईशानस्तविषीभिरावृतः । असि </text:span><text:span text:style-name="T1">सत्य</text:span><text:span text:style-name="T224"> ऋणयावानेद्योऽस्या धियः प्राविताथा वृषा गणः॥ </text:span><text:span text:style-name="T129">O Maruts</text:span><text:span text:style-name="T125">, [you are] </text:span><text:span text:style-name="T167">satya</text:span></text:p>
      <text:p text:style-name="P6"><text:span text:style-name="T217">1:98:3<text:tab/></text:span><text:span text:style-name="T224">वैश्वानर तव त</text:span><text:span text:style-name="T1">त्सत्य</text:span><text:span text:style-name="T224">मस्त्वस्मान्रायो मघवानः सचन्ताम् । तन्नो मित्रो वरुणो मामहन्तामदितिः सिन्धुः पृथिवी उत द्यौः॥ </text:span><text:span text:style-name="T125">Agni, </text:span><text:span text:style-name="T130">may</text:span><text:span text:style-name="T127"> </text:span><text:span text:style-name="T130">that</text:span><text:span text:style-name="T127"> [ritual action] </text:span><text:span text:style-name="T130">of yours be</text:span><text:span text:style-name="T125"> </text:span><text:span text:style-name="T167">satya</text:span></text:p>
      <text:p text:style-name="P7"><text:span text:style-name="T217">1:101:8<text:tab/></text:span><text:span text:style-name="T224">यद्वा मरुत्वः परमे सधस्थे यद्वावमे वृजने मादयासे । अत आ याह्यध्वरं नो अच्छा त्वाया हविश्चकृमा </text:span><text:span text:style-name="T1">सत्य</text:span><text:span text:style-name="T224">राधः॥ </text:span><text:span text:style-name="T125">Indra, [you </text:span><text:span text:style-name="T126">have</text:span><text:span text:style-name="T125">] </text:span><text:span text:style-name="T167">satya</text:span><text:span text:style-name="T180">-</text:span><text:span text:style-name="T184">wealth</text:span></text:p>
      <text:p text:style-name="P7"><text:span text:style-name="T217">1:103:6<text:tab/></text:span><text:span text:style-name="T224">भूरिकर्मणे वृषभाय वृष्णे </text:span><text:span text:style-name="T1">सत्य</text:span><text:span text:style-name="T224">शुष्माय सुनवाम सोमम् । य आदृत्या परिपन्थीव शूरोऽयज्वनो विभजन्नेति वेदः॥ </text:span><text:span text:style-name="T125">Indra, [you </text:span><text:span text:style-name="T126">have</text:span><text:span text:style-name="T125">] </text:span><text:span text:style-name="T167">satya</text:span><text:span text:style-name="T180">-</text:span><text:span text:style-name="T181">power</text:span></text:p>
      <text:p text:style-name="P8"><text:span text:style-name="T217">1:108:6<text:tab/></text:span><text:span text:style-name="T224">यदब्रवं प्रथमं वां वृणानोऽयं सोमो असुरैर्नो विहव्यः । तां </text:span><text:span text:style-name="T1">सत्यां</text:span><text:span text:style-name="T224"> श्रद्धामभ्या हि यातमथा सोमस्य पिबतं सुतस्य॥</text:span><text:span text:style-name="T125">?? Indra </text:span><text:span text:style-name="T131">&amp; Agni</text:span><text:span text:style-name="T125">, </text:span><text:span text:style-name="T131">accept</text:span><text:span text:style-name="T125"> … </text:span><text:span text:style-name="T131">these</text:span><text:span text:style-name="T125"> </text:span><text:span text:style-name="T167">satyā</text:span><text:span text:style-name="T168">m</text:span><text:span text:style-name="T180"> </text:span><text:span text:style-name="T185">faithful [hymns] ??</text:span></text:p>
      <text:p text:style-name="P9"><text:soft-page-break/><text:span text:style-name="T217">1:127:8<text:tab/></text:span><text:span text:style-name="T224">विश्वासां त्वा विशां पतिं हवामहे सर्वासां समानं दम्पतिं भुजे </text:span><text:span text:style-name="T1">सत्य</text:span><text:span text:style-name="T224">गिर्वाहसं भुजे । अतिथिं मानुषाणां पितुर्न यस्यासया।अमी च विश्वे अमृतास आ वयो हव्या देवेष्वा वयः॥</text:span><text:span text:style-name="T131">Agni</text:span><text:span text:style-name="T125">, </text:span><text:span text:style-name="T132">bearer of</text:span><text:span text:style-name="T125"> </text:span><text:span text:style-name="T167">saty</text:span><text:span text:style-name="T169">a</text:span><text:span text:style-name="T180"> </text:span><text:span text:style-name="T185">hymns</text:span></text:p>
      <text:p text:style-name="P9"><text:span text:style-name="T217">1:129:7<text:tab/></text:span><text:span text:style-name="T224">वनेम तद्धोत्रया चितन्त्या वनेम रयिं रयिवः सुवीर्यं रण्वं सन्तं सुवीर्यम् । दुर्मन्मानं सुमन्तुभिरेमिषा पृचीमहि।आ </text:span><text:span text:style-name="T1">सत्या</text:span><text:span text:style-name="T224">भिरिन्द्रं द्युम्नहूतिभिर्यजत्रं द्युम्नहूतिभिः॥</text:span><text:span text:style-name="T132">… with</text:span><text:span text:style-name="T125"> </text:span><text:span text:style-name="T167">saty</text:span><text:span text:style-name="T169">a</text:span><text:span text:style-name="T180"> </text:span><text:span text:style-name="T186">invocations</text:span></text:p>
      <text:p text:style-name="P10"><text:span text:style-name="T217">1:145:5<text:tab/></text:span><text:span text:style-name="T224">स ईं मृगो अप्यो वनर्गुरुप त्वच्युपमस्यां नि धायि । व्यब्रवीद्वयुना मर्त्येभ्योऽग्निर्विद्वाँ ऋतचिद्धि </text:span><text:span text:style-name="T1">सत्यः</text:span><text:span text:style-name="T224">॥ </text:span><text:span text:style-name="T125">Agni, [you are] </text:span><text:span text:style-name="T167">satya</text:span></text:p>
      <text:p text:style-name="P10"><text:span text:style-name="T217">1:152:2<text:tab/></text:span><text:span text:style-name="T224">एतच्चन त्वो वि चिकेतदेषां </text:span><text:span text:style-name="T1">सत्यो</text:span><text:span text:style-name="T224"> मन्त्रः कविशस्त ऋघावान् । त्रिरश्रिं हन्ति चतुरश्रिरुग्रो देवनिदो ह प्रथमा अजूर्यन्॥ </text:span><text:span text:style-name="T167">saty</text:span><text:span text:style-name="T169">a</text:span><text:span text:style-name="T180"> </text:span><text:span text:style-name="T187">mantra</text:span></text:p>
      <text:p text:style-name="P85"><text:span text:style-name="T248">1:</text:span><text:span text:style-name="T249">159</text:span><text:span text:style-name="T248">:</text:span><text:span text:style-name="T249">3</text:span><text:span text:style-name="T219"><text:tab/></text:span><text:span text:style-name="T228">ते सूनवः सु-अपसः सु-दंससः मही इति जज्ञुः मातरा पूर्व-चित्तये स्थातुः च </text:span><text:span text:style-name="T236">सत्यम्</text:span><text:span text:style-name="T228"> जगतः च धर्मण् इ पुत्रस्य पाथः पदम् अद्वयाविनः </text:span><text:span text:style-name="T161">[Heaven and Earth] keep the</text:span><text:span text:style-name="T125"> </text:span><text:span text:style-name="T167">saty</text:span><text:span text:style-name="T169">a</text:span><text:span text:style-name="T180"> </text:span><text:span text:style-name="T208">of everything that stands and everything that moves</text:span></text:p>
      <text:p text:style-name="P10"><text:span text:style-name="T217">1:167:7<text:tab/></text:span><text:span text:style-name="T224">प्र तं विवक्मि वक्म्यो य एषां मरुतां महिमा </text:span><text:span text:style-name="T1">सत्यो</text:span><text:span text:style-name="T224"> अस्ति । सचा यदीं वृषमणा अहंयुः स्थिरा चिज्जनीर्वहते सुभागाः॥ </text:span><text:span text:style-name="T167">saty</text:span><text:span text:style-name="T169">a</text:span><text:span text:style-name="T180"> </text:span><text:span text:style-name="T188">fame</text:span></text:p>
      <text:p text:style-name="P10"><text:span text:style-name="T217">1:174:1<text:tab/></text:span><text:span text:style-name="T224">त्वं राजेन्द्र ये च देवा रक्षा नॄन्पाह्यसुर त्वमस्मान् । त्वं सत्पतिर्मघवा नस्तरुत्रस्त्वं </text:span><text:span text:style-name="T1">सत्यो</text:span><text:span text:style-name="T224"> वसवानः सहोदाः॥ </text:span><text:span text:style-name="T125">Indra, </text:span><text:span text:style-name="T133">[</text:span><text:span text:style-name="T125">you </text:span><text:span text:style-name="T133">are</text:span><text:span text:style-name="T125">] </text:span><text:span text:style-name="T167">satya</text:span></text:p>
      <text:p text:style-name="P11"><text:span text:style-name="T217">1:179:6<text:tab/></text:span><text:span text:style-name="T224">अगस्त्यः खनमानः खनित्रैः प्रजामपत्यं बलमिच्छमानः । उभौ वर्णावृषिरुग्रः पुपोष </text:span><text:span text:style-name="T1">सत्या</text:span><text:span text:style-name="T224"> देवेष्वाशिषो जगाम॥ </text:span><text:span text:style-name="T167">saty</text:span><text:span text:style-name="T169">a</text:span><text:span text:style-name="T180"> </text:span><text:span text:style-name="T188">blessings</text:span></text:p>
      <text:p text:style-name="P11"><text:span text:style-name="T217">1:180:7<text:tab/></text:span><text:span text:style-name="T224">वयं चिद्धि वां जरितारः </text:span><text:span text:style-name="T1">सत्या</text:span><text:span text:style-name="T224"> विपन्यामहे वि पणिर्हितावान् । अधा चिद्धि ष्माश्विनावनिन्द्या पाथो हि ष्मा वृषणावन्तिदेवम्॥ </text:span><text:span text:style-name="T134">O Ashvins</text:span><text:span text:style-name="T125">, </text:span><text:span text:style-name="T133">[</text:span><text:span text:style-name="T125">you </text:span><text:span text:style-name="T133">are</text:span><text:span text:style-name="T125">] </text:span><text:span text:style-name="T167">satya</text:span></text:p>
      <text:p text:style-name="P11"><text:span text:style-name="T217">1:185:11<text:tab/></text:span><text:span text:style-name="T224">इदं द्यावापृथिवी </text:span><text:span text:style-name="T1">सत्य</text:span><text:span text:style-name="T224">मस्तु पितर्मातर्यदिहोपब्रुवे वाम् । भूतं देवानामवमे अवोभिर्विद्यामेषं वृजनं जीरदानुम्॥ </text:span><text:span text:style-name="T130">may</text:span><text:span text:style-name="T127"> </text:span><text:span text:style-name="T134">what I say</text:span><text:span text:style-name="T130"> be</text:span><text:span text:style-name="T125"> </text:span><text:span text:style-name="T167">satya</text:span></text:p>
      <text:p text:style-name="P12"><text:span text:style-name="T217">2:12:15<text:tab/></text:span><text:span text:style-name="T224">यः सुन्वते पचते दुध्र आ चिद्वाजं दर्दर्षि स किलासि </text:span><text:span text:style-name="T1">सत्यः </text:span><text:span text:style-name="T224">। वयं त इन्द्र विश्वह प्रियासः सुवीरासो विदथमा वदेम॥ </text:span><text:span text:style-name="T125">Indra, you </text:span><text:span text:style-name="T133">are</text:span><text:span text:style-name="T125"> </text:span><text:span text:style-name="T167">satya</text:span></text:p>
      <text:p text:style-name="P12"><text:span text:style-name="T217">2:15:1<text:tab/></text:span><text:span text:style-name="T224">प्र घा न्वस्य महतो महानि </text:span><text:span text:style-name="T1">सत्या</text:span><text:span text:style-name="T224"> </text:span><text:span text:style-name="T1">सत्य</text:span><text:span text:style-name="T224">स्य करणानि वोचम् । त्रिकद्रुकेष्वपिबत्सुतस्यास्य मदे अहिमिन्द्रो जघान॥ </text:span><text:span text:style-name="T125">Indra, </text:span><text:span text:style-name="T135">the</text:span><text:span text:style-name="T125"> </text:span><text:span text:style-name="T167">satya</text:span><text:span text:style-name="T180">, </text:span><text:span text:style-name="T189">your actions are </text:span><text:span text:style-name="T170">satya</text:span></text:p>
      <text:p text:style-name="P12"><text:span text:style-name="T217">2:22:1<text:tab/></text:span><text:span text:style-name="T224">त्रिकद्रुकेषु महिषो यवाशिरं तुविशुष्मस्तृपत्सोममपिबद्विष्णुना सुतं यथावशत् । स ईं ममाद महि कर्म कर्तवे महामुरुं सैनं सश्चद्देवो देवं </text:span><text:span text:style-name="T1">सत्य</text:span><text:span text:style-name="T224">मिन्द्रं </text:span><text:span text:style-name="T1">सत्य</text:span><text:span text:style-name="T224"> इन्दुः॥ </text:span><text:span text:style-name="T135">May Soma</text:span><text:span text:style-name="T125">, </text:span><text:span text:style-name="T135">the</text:span><text:span text:style-name="T125"> </text:span><text:span text:style-name="T167">satya</text:span><text:span text:style-name="T180">, </text:span><text:span text:style-name="T189">fulfill Indra the </text:span><text:span text:style-name="T170">satya</text:span></text:p>
      <text:p text:style-name="P12"><text:span text:style-name="T217">2:22:2<text:tab/></text:span><text:span text:style-name="T224">अध त्विषीमाँ अभ्योजसा क्रिविं युधाभवदा रोदसी अपृणदस्य मज्मना प्र वावृधे । अधत्तान्यं जठरे प्रेमरिच्यत सैनं सश्चद्देवो देवं </text:span><text:span text:style-name="T1">सत्य</text:span><text:span text:style-name="T224">मिन्द्रं </text:span><text:span text:style-name="T1">सत्य</text:span><text:span text:style-name="T224"> इन्दुः॥ </text:span><text:span text:style-name="T135">May Soma</text:span><text:span text:style-name="T125">, </text:span><text:span text:style-name="T135">the</text:span><text:span text:style-name="T125"> </text:span><text:span text:style-name="T167">satya</text:span><text:span text:style-name="T180">, </text:span><text:span text:style-name="T189">fulfill Indra the </text:span><text:span text:style-name="T170">satya</text:span></text:p>
      <text:p text:style-name="P12"><text:span text:style-name="T217">2:22:3<text:tab/></text:span><text:span text:style-name="T224">साकं जातः क्रतुना साकमोजसा ववक्षिथ साकं वृद्धो वीर्यैः सासहिर्मृधो विचर्षणिः । दाता राधः स्तुवते काम्यं वसु सैनं सश्चद्देवो देवं </text:span><text:span text:style-name="T1">सत्य</text:span><text:span text:style-name="T224">मिन्द्रं </text:span><text:span text:style-name="T1">सत्य</text:span><text:span text:style-name="T224"> इन्दुः॥ </text:span><text:span text:style-name="T135">May Soma</text:span><text:span text:style-name="T125">, </text:span><text:span text:style-name="T135">the</text:span><text:span text:style-name="T125"> </text:span><text:span text:style-name="T167">satya</text:span><text:span text:style-name="T180">, </text:span><text:span text:style-name="T189">fulfill Indra the </text:span><text:span text:style-name="T170">satya</text:span></text:p>
      <text:p text:style-name="P12"><text:span text:style-name="T217">2:23:11<text:tab/></text:span><text:span text:style-name="T224">अनानुदो वृषभो जग्मिराहवं निष्टप्ता शत्रुं पृतनासु सासहिः । असि </text:span><text:span text:style-name="T1">सत्य</text:span><text:span text:style-name="T224"> ऋणया ब्रह्मणस्पत उग्रस्य चिद्दमिता वीळुहर्षिणः॥ </text:span><text:span text:style-name="T135">Brahmanaspati</text:span><text:span text:style-name="T125">, [you are] </text:span><text:span text:style-name="T167">satya</text:span></text:p>
      <text:p text:style-name="P86"><text:span text:style-name="T248">2:24:1</text:span><text:span text:style-name="T249">2</text:span><text:span text:style-name="T219"><text:tab/></text:span><text:span text:style-name="T228">विश्वम् </text:span><text:span text:style-name="T236">सत्यम्</text:span><text:span text:style-name="T228"> मघ-वाना युवोः इत् आपः चन प्र मिनन्ति व्रतम् वाम् अच्छ इन्द्राब्रह्मणस्पती इति हविः नः अन्नम् युजाइव वाजिना जिगातम् <text:s/></text:span><text:span text:style-name="T162">[</text:span><text:span text:style-name="T135">Brahmanaspati</text:span><text:span text:style-name="T162">]</text:span><text:span text:style-name="T125">, </text:span><text:span text:style-name="T162">of you … everything </text:span><text:span text:style-name="T167">satya</text:span></text:p>
      <text:p text:style-name="P13"><text:span text:style-name="T217">2:24:14<text:tab/></text:span><text:span text:style-name="T224">ब्रह्मणस्पतेरभवद्यथावशं </text:span><text:span text:style-name="T1">सत्यो</text:span><text:span text:style-name="T224"> मन्युर्महि कर्मा करिष्यतः । यो गा उदाजत्स दिवे वि चाभजन्महीव रीतिः शवसासरत्पृथक्॥ </text:span><text:span text:style-name="T130">may</text:span><text:span text:style-name="T127"> </text:span><text:span text:style-name="T136">the anger of </text:span><text:span text:style-name="T135">Brahmanaspati </text:span><text:span text:style-name="T136">become</text:span><text:span text:style-name="T125"> </text:span><text:span text:style-name="T167">satya</text:span></text:p>
      <text:p text:style-name="P14"><text:span text:style-name="T217">3:4:10<text:tab/></text:span><text:span text:style-name="T224">वनस्पतेऽव सृजोप देवानग्निर्हविः शमिता सूदयाति । सेदु होता </text:span><text:span text:style-name="T1">सत्य</text:span><text:span text:style-name="T224">तरो यजाति यथा देवानां जनिमानि वेद॥ </text:span><text:span text:style-name="T125">Agni, [you are] </text:span><text:span text:style-name="T137">more</text:span><text:span text:style-name="T125"> </text:span><text:span text:style-name="T167">satya</text:span></text:p>
      <text:p text:style-name="P90"/>
      <text:p text:style-name="P87"><text:soft-page-break/><text:span text:style-name="T248">3:</text:span><text:span text:style-name="T249">6</text:span><text:span text:style-name="T248">:1</text:span><text:span text:style-name="T249">0</text:span><text:span text:style-name="T217"><text:tab/></text:span><text:span text:style-name="T226">सः होता यस्य रोदसी इति चित् उर्वी इति यज्ञम्-यज्ञम् अभि वृधे गृणीतः प्राची इति अद्ह्वराइव तस्थतुः सुमेके इतिसु-मेके ऋतवरी इत्य् ऋत-वरी ऋत-जातस्य </text:span><text:span text:style-name="T234">सत्ये</text:span><text:span text:style-name="T226"> इति </text:span><text:span text:style-name="T125">Agni, [you are] </text:span><text:span text:style-name="T167">satya</text:span></text:p>
      <text:p text:style-name="P14"><text:span text:style-name="T217">3:14:1<text:tab/></text:span><text:span text:style-name="T224">आ होता मन्द्रो विदथान्यस्था</text:span><text:span text:style-name="T1">त्सत्यो</text:span><text:span text:style-name="T224"> यज्वा कवितमः स वेधाः । विद्युद्रथः सहसस्पुत्रो अग्निः शोचिष्केशः पृथिव्यां पाजो अश्रेत्॥</text:span><text:span text:style-name="T125">Agni, [you are] </text:span><text:span text:style-name="T167">satya</text:span></text:p>
      <text:p text:style-name="P14"><text:span text:style-name="T217">3:14:6<text:tab/></text:span><text:span text:style-name="T224">त्वद्धि पुत्र सहसो वि पूर्वीर्देवस्य यन्त्यूतयो वि वाजाः । त्वं देहि सहस्रिणं रयिं नोऽद्रोघेण वचसा </text:span><text:span text:style-name="T1">सत्य</text:span><text:span text:style-name="T224">मग्ने॥ </text:span><text:span text:style-name="T125">Agni, … </text:span><text:span text:style-name="T137">give us</text:span><text:span text:style-name="T125"> </text:span><text:span text:style-name="T167">satya</text:span><text:span text:style-name="T171"> </text:span><text:span text:style-name="T190">wealth</text:span></text:p>
      <text:p text:style-name="P14"><text:span text:style-name="T217">3:26:9<text:tab/></text:span><text:span text:style-name="T224">शतधारमुत्समक्षीयमाणं विपश्चितं पितरं वक्त्वानाम् । मेळिं मदन्तं पित्रोरुपस्थे तं रोदसी पिपृतं </text:span><text:span text:style-name="T1">सत्य</text:span><text:span text:style-name="T224">वाचम्॥ </text:span><text:span text:style-name="T125">… </text:span><text:span text:style-name="T137">the speaker of</text:span><text:span text:style-name="T125"> </text:span><text:span text:style-name="T167">satya</text:span></text:p>
      <text:p text:style-name="P88"><text:span text:style-name="T248">3:30:</text:span><text:span text:style-name="T249">6</text:span><text:span text:style-name="T219"><text:tab/></text:span><text:span text:style-name="T228">प्र सु ते इन्द्र प्र-वता हरि-ब्ह्याम् प्र ते वज्रः प्र-मृणन् एतु शत्रून् जहि प्रतीचः अनूचः पराचः विश्वम् </text:span><text:span text:style-name="T236">सत्यम् </text:span><text:span text:style-name="T228">कृणुहि विष्टम् अस्तु </text:span><text:span text:style-name="T163">Agni … make everything</text:span><text:span text:style-name="T125"> </text:span><text:span text:style-name="T167">satya</text:span><text:span text:style-name="T179">m</text:span><text:span text:style-name="T167">, </text:span><text:span text:style-name="T210">let</text:span><text:span text:style-name="T214"> it </text:span><text:span text:style-name="T215">be </text:span><text:span text:style-name="T214">filled with it</text:span><text:span text:style-name="T178">. </text:span><text:span text:style-name="T209">/or/ Agni … make the whole [world]</text:span><text:span text:style-name="T180"> </text:span><text:span text:style-name="T167">satya</text:span><text:span text:style-name="T178">m</text:span><text:span text:style-name="T167">, </text:span><text:span text:style-name="T210">let</text:span><text:span text:style-name="T214"> it </text:span><text:span text:style-name="T215">be </text:span><text:span text:style-name="T214">filled with it</text:span><text:span text:style-name="T178">.</text:span></text:p>
      <text:p text:style-name="P15"><text:span text:style-name="T217">3:30:21<text:tab/></text:span><text:span text:style-name="T224">आ नो गोत्रा दर्दृहि गोपते गाः समस्मभ्यं सनयो यन्तु वाजाः । दिवक्षा असि वृषभ </text:span><text:span text:style-name="T1">सत्य</text:span><text:span text:style-name="T224">शुष्मोऽस्मभ्यं सु मघवन्बोधि गोदाः॥ </text:span><text:span text:style-name="T125">Indra, [you </text:span><text:span text:style-name="T138">are the one with</text:span><text:span text:style-name="T125">] </text:span><text:span text:style-name="T167">satya</text:span><text:span text:style-name="T180">-</text:span><text:span text:style-name="T181">power</text:span></text:p>
      <text:p text:style-name="P92"><text:span text:style-name="T248">3:</text:span><text:span text:style-name="T252">32</text:span><text:span text:style-name="T248">:</text:span><text:span text:style-name="T252">9</text:span><text:span text:style-name="T220"><text:tab/></text:span><text:span text:style-name="T229">अद्रोघ </text:span><text:span text:style-name="T237">सत्यम्</text:span><text:span text:style-name="T229"> तव तत् महि-त्वम् सद्यः यत् जातः अपिबः ह सोमम् न द्यावः इन्द्र तवसः ते ओजः न अहा न मासाः शरदः वरन्त </text:span><text:span text:style-name="T167">satya</text:span><text:span text:style-name="T180">-</text:span><text:span text:style-name="T211">fame</text:span></text:p>
      <text:p text:style-name="P93"><text:span text:style-name="T252">3:39:5</text:span><text:span text:style-name="T220"><text:tab/></text:span><text:span text:style-name="T229">सखा ह यत्र सखि-भिः नव-ग्वइः अभि-ज्ञु आ सत्व-भिः गाः अनु-ग्मन् </text:span><text:span text:style-name="T237">सत्यम्</text:span><text:span text:style-name="T229"> तत् इन्द्रः दश-भिः दश-ग्वइः सूर्यम् विवेद तमसि क्षियन्तम् </text:span><text:span text:style-name="T164">[unclear]</text:span></text:p>
      <text:p text:style-name="P15"><text:span text:style-name="T217">3:54:3<text:tab/></text:span><text:span text:style-name="T224">युवोर्ऋतं रोदसी </text:span><text:span text:style-name="T1">सत्य</text:span><text:span text:style-name="T224">मस्तु महे षु णः सुविताय प्र भूतम् । इदं दिवे नमो अग्ने पृथिव्यै सपर्यामि प्रयसा यामि रत्नम्॥ </text:span><text:span text:style-name="T125">… </text:span><text:span text:style-name="T138">may your Ṛta be</text:span><text:span text:style-name="T125"> </text:span><text:span text:style-name="T167">satya</text:span></text:p>
      <text:p text:style-name="P16"><text:span text:style-name="T217">3:54:4<text:tab/></text:span><text:span text:style-name="T224">उतो हि वां पूर्व्या आविविद्र ऋतावरी रोदसी </text:span><text:span text:style-name="T1">सत्य</text:span><text:span text:style-name="T224">वाचः । नरश्चिद्वां समिथे शूरसातौ ववन्दिरे पृथिवि वेविदानाः॥ </text:span><text:span text:style-name="T125">… </text:span><text:span text:style-name="T137">speaker</text:span><text:span text:style-name="T139">s</text:span><text:span text:style-name="T137"> of</text:span><text:span text:style-name="T125"> </text:span><text:span text:style-name="T167">satya</text:span></text:p>
      <text:p text:style-name="P16"><text:span text:style-name="T217">4:1:7<text:tab/></text:span><text:span text:style-name="T224">त्रिरस्य ता परमा सन्ति </text:span><text:span text:style-name="T1">सत्या</text:span><text:span text:style-name="T224"> स्पार्हा देवस्य जनिमान्यग्नेः । अनन्ते अन्तः परिवीत आगाच्छुचिः शुक्रो अर्यो रोरुचानः॥</text:span><text:span text:style-name="T125"> … </text:span><text:span text:style-name="T139">these 3 excellent </text:span><text:span text:style-name="T167">satya</text:span><text:span text:style-name="T180"> </text:span><text:span text:style-name="T191">births ??</text:span></text:p>
      <text:p text:style-name="P16"><text:span text:style-name="T217">4:1:10<text:tab/></text:span><text:span text:style-name="T224">स तू नो अग्निर्नयतु प्रजानन्नच्छा रत्नं देवभक्तं यदस्य । धिया यद्विश्वे अमृता अकृण्वन्द्यौष्पिता जनिता </text:span><text:span text:style-name="T1">सत्य</text:span><text:span text:style-name="T224">मुक्षन्॥ </text:span><text:span text:style-name="T139">Father heaven,</text:span><text:span text:style-name="T125"> </text:span><text:span text:style-name="T139">progenitor of</text:span><text:span text:style-name="T125"> </text:span><text:span text:style-name="T167">satya</text:span></text:p>
      <text:p text:style-name="P16"><text:span text:style-name="T217">4:1:18<text:tab/></text:span><text:span text:style-name="T224">आदित्पश्चा बुबुधाना व्यख्यन्नादिद्रत्नं धारयन्त द्युभक्तम् । विश्वे विश्वासु दुर्यासु देवा मित्र धिये वरुण </text:span><text:span text:style-name="T1">सत्य</text:span><text:span text:style-name="T224">मस्तु॥ </text:span><text:span text:style-name="T125">… </text:span><text:span text:style-name="T140">Mitra/Varuna</text:span><text:span text:style-name="T125"> </text:span><text:span text:style-name="T140">m</text:span><text:span text:style-name="T139">ay the <text:s/></text:span><text:span text:style-name="T167">satya</text:span><text:span text:style-name="T172">m</text:span><text:span text:style-name="T180"> </text:span><text:span text:style-name="T191">[thing] be given to the hymn singer</text:span></text:p>
      <text:p text:style-name="P17"><text:span text:style-name="T217">4:3:1<text:tab/></text:span><text:span text:style-name="T224">आ वो राजानमध्वरस्य रुद्रं होतारं </text:span><text:span text:style-name="T1">सत्य</text:span><text:span text:style-name="T224">यजं रोदस्योः । अग्निं पुरा तनयित्नोरचित्ताद्धिरण्यरूपमवसे कृणुध्वम्॥ </text:span><text:span text:style-name="T140">Agni</text:span><text:span text:style-name="T125"> </text:span><text:span text:style-name="T139">the <text:s/></text:span><text:span text:style-name="T167">satya</text:span><text:span text:style-name="T172">m</text:span><text:span text:style-name="T180"> </text:span><text:span text:style-name="T192">worshiper of Heaven and Earth</text:span></text:p>
      <text:p text:style-name="P17"><text:span text:style-name="T217">4:4:14<text:tab/></text:span><text:span text:style-name="T224">त्वया वयं सधन्यस्त्वोतास्तव प्रणीत्यश्याम वाजान् । उभा शंसा सूदय </text:span><text:span text:style-name="T1">सत्य</text:span><text:span text:style-name="T224">तातेऽनुष्ठुया कृणुह्यह्रयाण॥ </text:span><text:span text:style-name="T140">[Agni]</text:span><text:span text:style-name="T125"> </text:span><text:span text:style-name="T137">the speaker of</text:span><text:span text:style-name="T125"> </text:span><text:span text:style-name="T167">satya</text:span></text:p>
      <text:p text:style-name="P18"><text:span text:style-name="T217">4:5:5<text:tab/></text:span><text:span text:style-name="T224">अभ्रातरो न योषणो व्यन्तः पतिरिपो न जनयो दुरेवाः । पापासः सन्तो अनृता अ</text:span><text:span text:style-name="T1">सत्या</text:span><text:span text:style-name="T224"> इदं पदमजनता गभीरम्॥ </text:span><text:span text:style-name="T125"><text:s/></text:span><text:span text:style-name="T139">the </text:span><text:span text:style-name="T141">an-ṛtaḥ, becoming a-</text:span><text:span text:style-name="T167">satya</text:span><text:span text:style-name="T173">ḥ</text:span><text:span text:style-name="T180">, </text:span><text:span text:style-name="T193">have make this place a pit (defiled, like a tomb/a trap) </text:span><text:span text:style-name="T194">those devoid of </text:span><text:span text:style-name="T193">ṛta </text:span><text:span text:style-name="T194">(the unruly), becoming devoid of </text:span><text:span text:style-name="T167">satya</text:span><text:span text:style-name="T173">ḥ</text:span><text:span text:style-name="T180">, </text:span><text:span text:style-name="T193">have make this place a pit (defiled, like a tomb/a trap) </text:span><text:span text:style-name="T194">[parallel in the verse to “</text:span><text:span text:style-name="T191">the </text:span><text:span text:style-name="T193">an-ṛtaḥ”: </text:span><text:span text:style-name="T194">the wandering (lost) sinners (pāpāsa</text:span><text:span text:style-name="T193">ḥ</text:span><text:span text:style-name="T194">)]</text:span></text:p>
      <text:p text:style-name="P56"><text:span text:style-name="T217">4:11:4<text:tab/></text:span><text:span text:style-name="T224">त्वद्वाजी वाजम्भरो विहाया अभिष्टिकृज्जायते </text:span><text:span text:style-name="T1">सत्य</text:span><text:span text:style-name="T224">शुष्मः । त्वद्रयिर्देवजूतो मयोभुस्त्वदाशुर्जूजुवाँ अग्ने अर्वा॥ </text:span><text:span text:style-name="T155">Agni</text:span><text:span text:style-name="T125"> [you </text:span><text:span text:style-name="T138">are the one with</text:span><text:span text:style-name="T125">] </text:span><text:span text:style-name="T167">satya</text:span><text:span text:style-name="T180">-</text:span><text:span text:style-name="T181">power</text:span></text:p>
      <text:p text:style-name="P19"><text:span text:style-name="T217">4:16:1<text:tab/></text:span><text:span text:style-name="T224">आ </text:span><text:span text:style-name="T1">सत्यो</text:span><text:span text:style-name="T224"> यातु मघवाँ ऋजीषी द्रवन्त्वस्य हरय उप नः।तस्मा इदन्धः सुषुमा सुदक्षमिहाभिपित्वं करते गृणानः॥ </text:span><text:span text:style-name="T142">Indra</text:span><text:span text:style-name="T125">, [you are] </text:span><text:span text:style-name="T167">satya</text:span></text:p>
      <text:p text:style-name="P19"><text:span text:style-name="T217">4:17:5<text:tab/></text:span><text:span text:style-name="T224">य एक इच्च्यावयति प्र भूमा राजा कृष्टीनां पुरुहूत इन्द्रः । </text:span><text:span text:style-name="T1">सत्य</text:span><text:span text:style-name="T224">मेनमनु विश्वे मदन्ति रातिं देवस्य गृणतो मघोनः॥ </text:span><text:span text:style-name="T142">Hymn singers please him</text:span><text:span text:style-name="T125"> </text:span><text:span text:style-name="T167">satya</text:span><text:span text:style-name="T174">m </text:span><text:span text:style-name="T195">(really ?)</text:span></text:p>
      <text:p text:style-name="P94"><text:soft-page-break/><text:span text:style-name="T248">4:17:</text:span><text:span text:style-name="T252">10</text:span><text:span text:style-name="T220"><text:tab/></text:span><text:span text:style-name="T229">अयम् शृण्वे अध जयन् उत ग्ह्नन् अयम् उत प्र कृणुते युधा गाः यदा </text:span><text:span text:style-name="T237">सत्यम्</text:span><text:span text:style-name="T229"> कृणुते मन्युम् इन्द्रः विश्वम् दृऌहम् भयते एजत् अस्मात् </text:span><text:span text:style-name="T165">Indra makes his anger </text:span><text:span text:style-name="T167">satya</text:span><text:span text:style-name="T174">m</text:span></text:p>
      <text:p text:style-name="P20"><text:span text:style-name="T217">4:17:20<text:tab/></text:span><text:span text:style-name="T224">एवा न इन्द्रो मघवा विरप्शी कर</text:span><text:span text:style-name="T1">त्सत्या</text:span><text:span text:style-name="T224"> चर्षणीधृदनर्वा । त्वं राजा जनुषां धेह्यस्मे अधि श्रवो माहिनं यज्जरित्रे॥ </text:span><text:span text:style-name="T143">May Indra perform</text:span><text:span text:style-name="T125"> </text:span><text:span text:style-name="T167">satyā</text:span><text:span text:style-name="T175">ni</text:span><text:span text:style-name="T174"> </text:span><text:span text:style-name="T196">[actions] for us</text:span></text:p>
      <text:p text:style-name="P20"><text:span text:style-name="T217">4:19:2<text:tab/></text:span><text:span text:style-name="T224">अवासृजन्त जिव्रयो न देवा भुवः सम्राळिन्द्र </text:span><text:span text:style-name="T1">सत्य</text:span><text:span text:style-name="T224">योनिः । अहन्नहिं परिशयानमर्णः प्र वर्तनीररदो विश्वधेनाः॥ </text:span><text:span text:style-name="T142">Indra</text:span><text:span text:style-name="T125">, [you are] </text:span><text:span text:style-name="T143">the abode of</text:span><text:span text:style-name="T125"> </text:span><text:span text:style-name="T167">satya</text:span></text:p>
      <text:p text:style-name="P20"><text:span text:style-name="T217">4:21:10<text:tab/></text:span><text:span text:style-name="T224">एवा वस्व इन्द्रः </text:span><text:span text:style-name="T1">सत्यः</text:span><text:span text:style-name="T224"> सम्राड्ढन्ता वृत्रं वरिवः पूरवे कः । पुरुष्टुत क्रत्वा नः शग्धि रायो भक्षीय तेऽवसो दैव्यस्य॥ </text:span><text:span text:style-name="T142">Indra</text:span><text:span text:style-name="T125">, [you are] </text:span><text:span text:style-name="T167">satya</text:span></text:p>
      <text:p text:style-name="P21"><text:span text:style-name="T217">4:22:6<text:tab/></text:span><text:span text:style-name="T224">ता तू ते </text:span><text:span text:style-name="T1">सत्या</text:span><text:span text:style-name="T224"> तुविनृम्ण विश्वा प्र धेनवः सिस्रते वृष्ण ऊध्नः । अधा ह त्वद्वृषमणो भियानाः प्र सिन्धवो जवसा चक्रमन्त॥ </text:span><text:span text:style-name="T142">Indra</text:span><text:span text:style-name="T125">, </text:span><text:span text:style-name="T144">all your </text:span><text:span text:style-name="T125">[</text:span><text:span text:style-name="T144">deeds have become</text:span><text:span text:style-name="T125">] </text:span><text:span text:style-name="T167">satya</text:span></text:p>
      <text:p text:style-name="P22"><text:span text:style-name="T217">4:24:2<text:tab/></text:span><text:span text:style-name="T224">स वृत्रहत्ये हव्यः स ईड्यः स सुष्टुत इन्द्रः </text:span><text:span text:style-name="T1">सत्य</text:span><text:span text:style-name="T224">राधाः । स यामन्ना मघवा मर्त्याय ब्रह्मण्यते सुष्वये वरिवो धात्॥</text:span><text:span text:style-name="T125">Indra, [you </text:span><text:span text:style-name="T126">have</text:span><text:span text:style-name="T125">] </text:span><text:span text:style-name="T167">satya</text:span><text:span text:style-name="T180">-</text:span><text:span text:style-name="T184">wealth</text:span></text:p>
      <text:p text:style-name="P95"><text:span text:style-name="T248">4:2</text:span><text:span text:style-name="T252">8</text:span><text:span text:style-name="T248">:</text:span><text:span text:style-name="T252">5</text:span><text:span text:style-name="T220"><text:tab/></text:span><text:span text:style-name="T229">एव </text:span><text:span text:style-name="T237">सत्यम्</text:span><text:span text:style-name="T229"> मघवाना युवम् तत् इन्द्रः च सोम ऊर्वम् अश्व्यम् गोः आ अदर्दृतम् अपि-हितानि अश्ना रिरिचथुः क्षाः चित् ततृदाना </text:span><text:span text:style-name="T125">[</text:span><text:span text:style-name="T166">Indeed it is</text:span><text:span text:style-name="T125">] </text:span><text:span text:style-name="T167">satya</text:span></text:p>
      <text:p text:style-name="P22"><text:span text:style-name="T217">4:29:1<text:tab/></text:span><text:span text:style-name="T224">आ नः स्तुत उप वाजेभिरूती इन्द्र याहि हरिभिर्मन्दसानः । तिरश्चिदर्यः सवना पुरूण्याङ्गूषेभिर्गृणानः </text:span><text:span text:style-name="T1">सत्य</text:span><text:span text:style-name="T224">राधाः॥ </text:span><text:span text:style-name="T125">Indra, [you </text:span><text:span text:style-name="T126">have</text:span><text:span text:style-name="T125">] </text:span><text:span text:style-name="T167">satya</text:span><text:span text:style-name="T180">-</text:span><text:span text:style-name="T184">wealth</text:span></text:p>
      <text:p text:style-name="P22"><text:span text:style-name="T217">4:31:2<text:tab/></text:span><text:span text:style-name="T224">कस्त्वा </text:span><text:span text:style-name="T1">सत्यो</text:span><text:span text:style-name="T224"> मदानां मंहिष्ठो मत्सदन्धसः । दृळ्हा चिदारुजे वसु॥ </text:span><text:span text:style-name="T125">Indra, [you </text:span><text:span text:style-name="T145">are</text:span><text:span text:style-name="T125">] </text:span><text:span text:style-name="T167">satya</text:span></text:p>
      <text:p text:style-name="P22"><text:span text:style-name="T217">4:33:6<text:tab/></text:span><text:span text:style-name="T1">सत्य</text:span><text:span text:style-name="T224">मूचुर्नर एवा हि चक्रुरनु स्वधामृभवो जग्मुरेताम् । विभ्राजमानाढ्त्श्चमसाँ अहेवावेनत्त्वष्टा चतुरो ददृश्वान्॥ </text:span><text:span text:style-name="T145">The Ṛbhus</text:span><text:span text:style-name="T125"> </text:span><text:span text:style-name="T145">speaking</text:span><text:span text:style-name="T125"> </text:span><text:span text:style-name="T167">satya</text:span></text:p>
      <text:p text:style-name="P23"><text:span text:style-name="T217">4:40:2<text:tab/></text:span><text:span text:style-name="T224">सत्वा भरिषो गविषो दुवन्यसच्छ्रवस्यादिष उषसस्तुरण्यसत् । </text:span><text:span text:style-name="T1">सत्यो</text:span><text:span text:style-name="T224"> द्रवो द्रवरः पतंगरो दधिक्रावेषमूर्जं स्वर्जनत्॥ </text:span><text:span text:style-name="T146">Dadhikr</text:span><text:span text:style-name="T194">ā</text:span><text:span text:style-name="T125">, [you </text:span><text:span text:style-name="T145">are</text:span><text:span text:style-name="T125">] </text:span><text:span text:style-name="T167">satya</text:span></text:p>
      <text:p text:style-name="P24"><text:span text:style-name="T217">4:51:7<text:tab/></text:span><text:span text:style-name="T224">ता घा ता भद्रा उषसः पुरासुरभिष्टिद्युम्ना ऋतजात</text:span><text:span text:style-name="T1">सत्याः </text:span><text:span text:style-name="T224">। यास्वीजानः शशमान उक्थैः स्तुवञ्छंसन्द्रविणं सद्य आप॥ </text:span><text:span text:style-name="T100">Ushas</text:span><text:span text:style-name="T101">, [you are] </text:span><text:span text:style-name="T2">satya </text:span><text:span text:style-name="T24">born of ṛta</text:span><text:span text:style-name="T124"> </text:span></text:p>
      <text:p text:style-name="P24"><text:span text:style-name="T217">4:54:4<text:tab/></text:span><text:span text:style-name="T224">न प्रमिये सवितुर्दैव्यस्य तद्यथा विश्वं भुवनं धारयिष्यति । यत्पृथिव्या वरिमन्ना स्वङ्गुरिर्वर्ष्मन्दिवः सुवति </text:span><text:span text:style-name="T1">सत्य</text:span><text:span text:style-name="T224">मस्य तत्॥ </text:span><text:span text:style-name="T197">That deed</text:span><text:span text:style-name="T125">, </text:span><text:span text:style-name="T147">of </text:span><text:span text:style-name="T125">[</text:span><text:span text:style-name="T147">Sabit</text:span><text:span text:style-name="T194">ā</text:span><text:span text:style-name="T125">] </text:span><text:span text:style-name="T147">is</text:span><text:span text:style-name="T125"> </text:span><text:span text:style-name="T167">satya</text:span></text:p>
      <text:p text:style-name="P25"><text:span text:style-name="T217">5:23:2<text:tab/></text:span><text:span text:style-name="T224">तमग्ने पृतनाषहं रयिं सहस्व आ भर । त्वं हि </text:span><text:span text:style-name="T1">सत्यो</text:span><text:span text:style-name="T224"> अद्भुतो दाता वाजस्य गोमतः॥</text:span><text:span text:style-name="T148">Agni,</text:span><text:span text:style-name="T125"> [you </text:span><text:span text:style-name="T145">are</text:span><text:span text:style-name="T125">] </text:span><text:span text:style-name="T167">satya</text:span></text:p>
      <text:p text:style-name="P25"><text:span text:style-name="T217">5:25:2<text:tab/></text:span><text:span text:style-name="T224">स हि </text:span><text:span text:style-name="T1">सत्यो</text:span><text:span text:style-name="T224"> यं पूर्वे चिद्देवासश्चिद्यमीधिरे।होतारं मन्द्रजिह्वमित्सुदीतिभिर्विभावसुम्॥ </text:span><text:span text:style-name="T148">Agni,</text:span><text:span text:style-name="T125"> you </text:span><text:span text:style-name="T145">are</text:span><text:span text:style-name="T125"> </text:span><text:span text:style-name="T167">satya</text:span></text:p>
      <text:p text:style-name="P25"><text:span text:style-name="T217">5:40:7<text:tab/></text:span><text:span text:style-name="T224">मा मामिमं तव सन्तमत्र इरस्या द्रुग्धो भियसा नि गारीत् । त्वं मित्रो असि </text:span><text:span text:style-name="T1">सत्य</text:span><text:span text:style-name="T224">राधास्तौ मेहावतं वरुणश्च राजा॥ </text:span><text:span text:style-name="T148">Atri and Varuna</text:span><text:span text:style-name="T125">, [you </text:span><text:span text:style-name="T126">have</text:span><text:span text:style-name="T125">] </text:span><text:span text:style-name="T167">satya</text:span><text:span text:style-name="T180">-</text:span><text:span text:style-name="T184">wealth</text:span></text:p>
      <text:p text:style-name="P26"><text:span text:style-name="T217">5:45:7<text:tab/></text:span><text:span text:style-name="T224">अनूनोदत्र हस्तयतो अद्रिरार्चन्येन दश मासो नवग्वाः । ऋतं यती सरमा गा अविन्दद्विश्वानि </text:span><text:span text:style-name="T1">सत्या</text:span><text:span text:style-name="T224">ङ्गिराश्चकार॥ </text:span><text:span text:style-name="T125">A</text:span><text:span text:style-name="T149">ngiras</text:span><text:span text:style-name="T125">, </text:span><text:span text:style-name="T127">ma</text:span><text:span text:style-name="T149">d</text:span><text:span text:style-name="T127">e all [ritual] actions</text:span><text:span text:style-name="T125"> </text:span><text:span text:style-name="T167">satya</text:span></text:p>
      <text:p text:style-name="P26"><text:span text:style-name="T217">5:51:2<text:tab/></text:span><text:span text:style-name="T224">ऋतधीतय आ गत </text:span><text:span text:style-name="T1">सत्य</text:span><text:span text:style-name="T224">धर्माणो अध्वरम् । अग्नेः पिबत जिह्वया॥ </text:span><text:span text:style-name="T149">O holders of ṛta,</text:span><text:span text:style-name="T125"> [you are] </text:span><text:span text:style-name="T167">satya</text:span><text:span text:style-name="T180">-dharma</text:span></text:p>
      <text:p text:style-name="P26"><text:span text:style-name="T217">5:52:8<text:tab/></text:span><text:span text:style-name="T224">शर्धो मारुतमुच्छंस </text:span><text:span text:style-name="T1">सत्य</text:span><text:span text:style-name="T224">शवसमृभ्वसम् । उत स्म ते शुभे नरः प्र स्यन्द्रा युजत त्मना॥ </text:span><text:span text:style-name="T129">O Maruts</text:span><text:span text:style-name="T125">, [you </text:span><text:span text:style-name="T126">have</text:span><text:span text:style-name="T125">] </text:span><text:span text:style-name="T167">satya</text:span><text:span text:style-name="T180">-</text:span><text:span text:style-name="T183">strength</text:span></text:p>
      <text:p text:style-name="P27"><text:span text:style-name="T217">5:57:8<text:tab/></text:span><text:span text:style-name="T224">हये नरो मरुतो मृळता नस्तुवीमघासो अमृता ऋतज्ञाः । </text:span><text:span text:style-name="T1">सत्य</text:span><text:span text:style-name="T224">श्रुतः कवयो युवानो बृहद्गिरयो बृहदुक्षमाणाः॥ </text:span><text:span text:style-name="T129">O Maruts</text:span><text:span text:style-name="T125">, [you </text:span><text:span text:style-name="T150">are</text:span><text:span text:style-name="T125">] </text:span><text:span text:style-name="T167">satya</text:span><text:span text:style-name="T180">-</text:span><text:span text:style-name="T198">famous</text:span></text:p>
      <text:p text:style-name="P27"><text:span text:style-name="T217">5:58:8<text:tab/></text:span><text:span text:style-name="T224">हये नरो मरुतो मृळता नस्तुवीमघासो अमृता ऋतज्ञाः । </text:span><text:span text:style-name="T1">सत्य</text:span><text:span text:style-name="T224">श्रुतः कवयो युवानो बृहद्गिरयो बृहदुक्षमाणाः॥ </text:span><text:span text:style-name="T129">O Maruts</text:span><text:span text:style-name="T125">, [you </text:span><text:span text:style-name="T150">are</text:span><text:span text:style-name="T125">] </text:span><text:span text:style-name="T167">satya</text:span><text:span text:style-name="T180">-</text:span><text:span text:style-name="T198">famous</text:span></text:p>
      <text:p text:style-name="P27"><text:span text:style-name="T217">5:63:1<text:tab/></text:span><text:span text:style-name="T224">ऋतस्य गोपावधि तिष्ठथो रथं </text:span><text:span text:style-name="T1">सत्य</text:span><text:span text:style-name="T224">धर्माणा परमे व्योमनि । यमत्र मित्रावरुणावथो युवं तस्मै वृष्टिर्मधुमत्पिन्वते दिवः॥ </text:span><text:span text:style-name="T149">O </text:span><text:span text:style-name="T150">Mitra and Varuna</text:span><text:span text:style-name="T149">,</text:span><text:span text:style-name="T125"> [you are] </text:span><text:span text:style-name="T167">satya</text:span><text:span text:style-name="T180">-dharma</text:span></text:p>
      <text:p text:style-name="P28"><text:soft-page-break/><text:span text:style-name="T217">5:67:4<text:tab/></text:span><text:span text:style-name="T224">ते हि </text:span><text:span text:style-name="T1">सत्या</text:span><text:span text:style-name="T224"> ऋतस्पृश ऋतावानो जनेजने । सुनीथासः सुदानवोंऽहोश्चिदुरुचक्रयः॥ </text:span><text:span text:style-name="T149">O </text:span><text:span text:style-name="T150">Mitra, Varuna</text:span><text:span text:style-name="T149"> </text:span><text:span text:style-name="T150">and Aryaman, </text:span><text:span text:style-name="T149">ṛta-</text:span><text:span text:style-name="T151">vān,</text:span><text:span text:style-name="T125"> [you are] </text:span><text:span text:style-name="T167">satya</text:span></text:p>
      <text:p text:style-name="P29"><text:span text:style-name="T217">5:73:9<text:tab/></text:span><text:span text:style-name="T1">सत्य</text:span><text:span text:style-name="T224">मिद्वा उ अश्विना युवामाहुर्मयोभुवा । ता यामन्यामहूतमा यामन्ना मृळयत्तमा॥ </text:span><text:span text:style-name="T101">Ind</text:span><text:span text:style-name="T102">eed [= </text:span><text:span text:style-name="T2">satya</text:span><text:span text:style-name="T4">m </text:span><text:span text:style-name="T5">it</text:span><text:span text:style-name="T25">]</text:span><text:span text:style-name="T224"> </text:span></text:p>
      <text:p text:style-name="P30"><text:span text:style-name="T217">5:79:1<text:tab/></text:span><text:span text:style-name="T224">महे नो अद्य बोधयोषो राये दिवित्मती । यथा चिन्नो अबोधयः </text:span><text:span text:style-name="T1">सत्य</text:span><text:span text:style-name="T224">श्रवसि वाय्ये सुजाते अश्वसूनृते॥ </text:span><text:span text:style-name="T167">satya</text:span><text:span text:style-name="T180">-</text:span><text:span text:style-name="T183">s</text:span><text:span text:style-name="T199">hravā [proper name ?]</text:span></text:p>
      <text:p text:style-name="P30"><text:span text:style-name="T217">5:79:2<text:tab/></text:span><text:span text:style-name="T224">या सुनीथे शौचद्रथे व्यौच्छो दुहितर्दिवः । सा व्युच्छ सहीयसि </text:span><text:span text:style-name="T1">सत्य</text:span><text:span text:style-name="T224">श्रवसि वाय्ये सुजाते अश्वसूनृते॥ </text:span><text:span text:style-name="T167">satya</text:span><text:span text:style-name="T180">-</text:span><text:span text:style-name="T183">s</text:span><text:span text:style-name="T199">hravā [proper name ?]</text:span></text:p>
      <text:p text:style-name="P30"><text:span text:style-name="T217">5:79:3<text:tab/></text:span><text:span text:style-name="T224">सा नो अद्याभरद्वसुर्व्युच्छा दुहितर्दिवः । यो व्यौच्छः सहीयसि </text:span><text:span text:style-name="T1">सत्य</text:span><text:span text:style-name="T224">श्रवसि वाय्ये सुजाते अश्वसूनृते॥ </text:span><text:span text:style-name="T167">satya</text:span><text:span text:style-name="T180">-</text:span><text:span text:style-name="T183">s</text:span><text:span text:style-name="T199">hravā [proper name ?]</text:span></text:p>
      <text:p text:style-name="P31"><text:span text:style-name="T217">5:82:7<text:tab/></text:span><text:span text:style-name="T224">आ विश्वदेवं सत्पतिं सूक्तैरद्या वृणीमहे । </text:span><text:span text:style-name="T1">सत्य</text:span><text:span text:style-name="T224">सवं सवितारम्॥ </text:span><text:span text:style-name="T149">O </text:span><text:span text:style-name="T152">Sabit</text:span><text:span text:style-name="T199">ā</text:span><text:span text:style-name="T149">,</text:span><text:span text:style-name="T125"> [</text:span><text:span text:style-name="T152">giver of</text:span><text:span text:style-name="T125">] </text:span><text:span text:style-name="T167">satya</text:span><text:span text:style-name="T180">-</text:span><text:span text:style-name="T200">commandment</text:span></text:p>
      <text:p text:style-name="P32"><text:span text:style-name="T217">5:85:8<text:tab/></text:span><text:span text:style-name="T224">कितवासो यद्रिरिपुर्न दीवि यद्वा घा </text:span><text:span text:style-name="T1">सत्य</text:span><text:span text:style-name="T224">मुत यन्न विद्म । सर्वा ता वि ष्य शिथिरेव देवाधा ते स्याम वरुण प्रियासः॥ </text:span><text:span text:style-name="T167">satya</text:span><text:span text:style-name="T176">m</text:span><text:span text:style-name="T180">-</text:span><text:span text:style-name="T201">actions ??</text:span></text:p>
      <text:p text:style-name="P33"><text:span text:style-name="T217">6:16:46<text:tab/></text:span><text:span text:style-name="T224">वीती यो देवं मर्तो दुवस्येदग्निमीळीताध्वरे हविष्मान् । होतारं </text:span><text:span text:style-name="T1">सत्य</text:span><text:span text:style-name="T224">यजं रोदस्योरुत्तानहस्तो नमसा विवासेत्॥ </text:span><text:span text:style-name="T167">satya</text:span><text:span text:style-name="T176">m</text:span><text:span text:style-name="T180">-</text:span><text:span text:style-name="T202">worshipper</text:span></text:p>
      <text:p text:style-name="P33"><text:span text:style-name="T217">6:22:1<text:tab/></text:span><text:span text:style-name="T224">य एक इद्धव्यश्चर्षणीनामिन्द्रं तं गीर्भिरभ्यर्च आभिः । यः प</text:span><text:span text:style-name="T1">त्यते</text:span><text:span text:style-name="T224"> वृषभो वृष्ण्यावान्त्सत्यः सत्वा पुरुमायः सहस्वान्॥ </text:span><text:span text:style-name="T149">O </text:span><text:span text:style-name="T153">Indra</text:span><text:span text:style-name="T151">,</text:span><text:span text:style-name="T125"> [you are] </text:span><text:span text:style-name="T167">satya</text:span></text:p>
      <text:p text:style-name="P34"><text:span text:style-name="T217">6:30:4<text:tab/></text:span><text:span text:style-name="T1">सत्य</text:span><text:span text:style-name="T224">मित्तन्न त्वावाँ अन्यो अस्तीन्द्र देवो न मर्त्यो ज्यायान् । अहन्नहिं परिशयानमर्णोऽवासृजो अपो अच्छा समुद्रम्॥</text:span><text:span text:style-name="T167">satya</text:span><text:span text:style-name="T176">m</text:span><text:span text:style-name="T180">-</text:span><text:span text:style-name="T203">It [Indeed]</text:span></text:p>
      <text:p text:style-name="P35"><text:span text:style-name="T217">6:31:5<text:tab/></text:span><text:span text:style-name="T224">स </text:span><text:span text:style-name="T1">सत्य</text:span><text:span text:style-name="T224">सत्वन्महते रणाय रथमा तिष्ठ तुविनृम्ण भीमम् । याहि प्रपथिन्नवसोप मद्रिक्प्र च श्रुत श्रावय चर्षणिभ्यः॥ </text:span><text:span text:style-name="T2">satya</text:span><text:span text:style-name="T3">m</text:span><text:span text:style-name="T22">-</text:span><text:span text:style-name="T23">strong <text:s/>|Satvan]</text:span></text:p>
      <text:p text:style-name="P35"><text:span text:style-name="T217">6:45:10<text:tab/></text:span><text:span text:style-name="T224">तमु त्वा </text:span><text:span text:style-name="T1">सत्य</text:span><text:span text:style-name="T224"> सोमपा इन्द्र वाजानां पते । अहूमहि श्रवस्यवः॥ </text:span><text:span text:style-name="T149">O </text:span><text:span text:style-name="T153">Indra</text:span><text:span text:style-name="T151">,</text:span><text:span text:style-name="T125"> [you are] </text:span><text:span text:style-name="T167">satya</text:span></text:p>
      <text:p text:style-name="P36"><text:span text:style-name="T217">6:49:6<text:tab/></text:span><text:span text:style-name="T224">पर्जन्यवाता वृषभा पृथिव्याः पुरीषाणि जिन्वतमप्यानि । </text:span><text:span text:style-name="T1">सत्य</text:span><text:span text:style-name="T224">श्रुतः कवयो यस्य गीर्भिर्जगतः स्थातर्जगदा कृणुध्वम्॥ </text:span><text:span text:style-name="T204">the</text:span><text:span text:style-name="T177"> s</text:span><text:span text:style-name="T167">atya</text:span><text:span text:style-name="T180">-</text:span><text:span text:style-name="T198">famous </text:span><text:span text:style-name="T204">|the Maruts]</text:span></text:p>
      <text:p text:style-name="P36"><text:span text:style-name="T217">6:50:2<text:tab/></text:span><text:span text:style-name="T224">सुज्योतिषः सूर्य दक्षपितॄननागास्त्वे सुमहो वीहि देवान् । द्विजन्मानो य ऋतसापः </text:span><text:span text:style-name="T1">सत्याः</text:span><text:span text:style-name="T224"> स्वर्वन्तो यजता अग्निजिह्वाः॥</text:span><text:span text:style-name="T125">Agni, [you are] </text:span><text:span text:style-name="T167">satya</text:span></text:p>
      <text:p text:style-name="P37"><text:span text:style-name="T217">6:51:10<text:tab/></text:span><text:span text:style-name="T224">ते हि श्रेष्ठवर्चसस्त उ नस्तिरो विश्वानि दुरिता नयन्ति । सुक्षत्रासो वरुणो मित्रो अग्निर्ऋतधीतयो वक्मराज</text:span><text:span text:style-name="T1">सत्याः</text:span><text:span text:style-name="T224">॥</text:span><text:span text:style-name="T154">Mitra / Varuna</text:span><text:span text:style-name="T125">, [you are] </text:span><text:span text:style-name="T167">satya</text:span></text:p>
      <text:p text:style-name="P37"><text:span text:style-name="T217">6:65:5<text:tab/></text:span><text:span text:style-name="T224">इदा हि त उषो अद्रिसानो गोत्रा गवामङ्गिरसो गृणन्ति । व्यर्केण बिभिदुर्ब्रह्मणा च </text:span><text:span text:style-name="T1">सत्या</text:span><text:span text:style-name="T224"> नृणामभवद्देवहूतिः॥ </text:span><text:span text:style-name="T154">The praise of Men became</text:span><text:span text:style-name="T125"> </text:span><text:span text:style-name="T167">satya</text:span></text:p>
      <text:p text:style-name="P82"><text:span text:style-name="T217">6:67:8<text:tab/></text:span><text:span text:style-name="T224">ता जिह्वया सदमेदं सुमेधा आ यद्वां </text:span><text:span text:style-name="T1">सत्यो</text:span><text:span text:style-name="T224"> अरतिर्ऋते भूत् । तद्वां महित्वं घृतान्नावस्तु युवं दाशुषे वि चयिष्टमंहः॥ </text:span><text:span text:style-name="T157">Mitra-Varuna when your devotees go to the </text:span><text:span text:style-name="T86">ṛ</text:span><text:span text:style-name="T157">ta, they become </text:span><text:span text:style-name="T167">satya</text:span></text:p>
      <text:p text:style-name="P38"><text:span text:style-name="T217">6:67:10<text:tab/></text:span><text:span text:style-name="T224">वि यद्वाचं कीस्तासो भरन्ते शंसन्ति के चिन्निविदो मनानाः । आद्वां ब्रवाम </text:span><text:span text:style-name="T1">सत्या</text:span><text:span text:style-name="T224">न्युक्था नकिर्देवेभिर्यतथो महित्वा॥ </text:span><text:span text:style-name="T107">satya</text:span><text:span text:style-name="T111">-</text:span><text:span text:style-name="T112">hymns</text:span></text:p>
      <text:p text:style-name="P39"><text:span text:style-name="T217">7:2:3<text:tab/></text:span><text:span text:style-name="T224">ईळेन्यं वो असुरं सुदक्षमन्तर्दूतं रोदसी </text:span><text:span text:style-name="T1">सत्य</text:span><text:span text:style-name="T224">वाचम् । मनुष्वदग्निं मनुना समिद्धं समध्वराय सदमिन्महेम॥ </text:span><text:span text:style-name="T27">Agni, you are a</text:span><text:span text:style-name="T8"> s</text:span><text:span text:style-name="T7">atya</text:span><text:span text:style-name="T63">-speech </text:span><text:span text:style-name="T64">messenger</text:span></text:p>
      <text:p text:style-name="P40"><text:span text:style-name="T217">7:2:10<text:tab/></text:span><text:span text:style-name="T224">वनस्पतेऽव सृजोप देवानग्निर्हविः शमिता सूदयाति । सेदु होता </text:span><text:span text:style-name="T1">सत्य</text:span><text:span text:style-name="T224">तरो यजाति यथा देवानां जनिमानि वेद॥ </text:span><text:span text:style-name="T27">Agni, </text:span><text:span text:style-name="T28">[</text:span><text:span text:style-name="T27">you are</text:span><text:span text:style-name="T28">]</text:span><text:span text:style-name="T224"> </text:span><text:span text:style-name="T28">more</text:span><text:span text:style-name="T8"> s</text:span><text:span text:style-name="T7">atya</text:span></text:p>
      <text:p text:style-name="P41"><text:span text:style-name="T217">7:17:5<text:tab/></text:span><text:span text:style-name="T224">वंस्व विश्वा वार्याणि प्रचेतः </text:span><text:span text:style-name="T1">सत्या</text:span><text:span text:style-name="T224"> भवन्त्वाशिषो नो अद्य॥ </text:span><text:span text:style-name="T65">The </text:span><text:span text:style-name="T66">blessings</text:span><text:span text:style-name="T65"> of </text:span><text:span text:style-name="T67">Agni</text:span><text:span text:style-name="T65"> </text:span><text:span text:style-name="T62">become </text:span><text:span text:style-name="T6">satya</text:span></text:p>
      <text:p text:style-name="P42"><text:span text:style-name="T217">7:31:2<text:tab/></text:span><text:span text:style-name="T224">शंसेदुक्थं सुदानव उत द्युक्षं यथा नरः । चकृमा </text:span><text:span text:style-name="T1">सत्य</text:span><text:span text:style-name="T224">राधसे॥ </text:span><text:span text:style-name="T28">[</text:span><text:span text:style-name="T29">Indra</text:span><text:span text:style-name="T28">]</text:span><text:span text:style-name="T224"> </text:span><text:span text:style-name="T29">having</text:span><text:span text:style-name="T8"> s</text:span><text:span text:style-name="T7">atya</text:span><text:span text:style-name="T30"> </text:span><text:span text:style-name="T29">wealth</text:span></text:p>
      <text:p text:style-name="P43"><text:span text:style-name="T217">7:35:2<text:tab/></text:span><text:span text:style-name="T224">शं नो भगः शमु नः शंसो अस्तु शं नः पुरंधिः शमु सन्तु रायः । शं नः </text:span><text:span text:style-name="T1">सत्य</text:span><text:span text:style-name="T224">स्य सुयमस्य शंसः शं नो अर्यमा पुरुजातो अस्तु॥ </text:span><text:span text:style-name="T31">of the </text:span><text:span text:style-name="T8">s</text:span><text:span text:style-name="T7">atya</text:span><text:span text:style-name="T30"> </text:span><text:span text:style-name="T31">[hymn singer]</text:span></text:p>
      <text:p text:style-name="P43"><text:soft-page-break/><text:span text:style-name="T217">7:35:12<text:tab/></text:span><text:span text:style-name="T224">शं नः </text:span><text:span text:style-name="T1">सत्य</text:span><text:span text:style-name="T224">स्य पतयो भवन्तु शं नो अर्वन्तः शमु सन्तु गावः । शं न ऋभवः सुकृतः सुहस्ताः शं नो भवन्तु पितरो हवेषु॥ </text:span><text:span text:style-name="T31">protector of the </text:span><text:span text:style-name="T8">s</text:span><text:span text:style-name="T7">atya</text:span><text:span text:style-name="T30"> </text:span><text:span text:style-name="T31">[hymn singer]</text:span></text:p>
      <text:p text:style-name="P44"><text:span text:style-name="T217">7:41:3<text:tab/></text:span><text:span text:style-name="T224">भग प्रणेतर्भग </text:span><text:span text:style-name="T1">सत्य</text:span><text:span text:style-name="T224">राधो भगेमां धियमुदवा ददन्नः । भग प्र णो जनय गोभिरश्वैर्भग प्र नृभिर्नृवन्तः स्याम॥ </text:span><text:span text:style-name="T32">Bhaga</text:span><text:span text:style-name="T224"> </text:span><text:span text:style-name="T29">having</text:span><text:span text:style-name="T8"> s</text:span><text:span text:style-name="T7">atya</text:span><text:span text:style-name="T30"> </text:span><text:span text:style-name="T29">wealth</text:span></text:p>
      <text:p text:style-name="P45"><text:span text:style-name="T217">7:49:3<text:tab/></text:span><text:span text:style-name="T224">यासां राजा वरुणो याति मध्ये </text:span><text:span text:style-name="T1">सत्या</text:span><text:span text:style-name="T224">नृते अवपश्यञ्जनानाम् । मधुश्चुतः शुचयो याः पावकास्ता आपो देवीरिह मामवन्तु॥ </text:span><text:span text:style-name="T33">Varuna</text:span><text:span text:style-name="T224"> </text:span><text:span text:style-name="T33">observes the</text:span><text:span text:style-name="T8"> s</text:span><text:span text:style-name="T7">atya</text:span><text:span text:style-name="T30"> </text:span><text:span text:style-name="T33">and the anṛta of men.</text:span></text:p>
      <text:p text:style-name="P46"><text:span text:style-name="T217">7:56:12<text:tab/></text:span><text:span text:style-name="T224">शुची वो हव्या मरुतः शुचीनां शुचिं हिनोम्यध्वरं शुचिभ्यः । ऋतेन </text:span><text:span text:style-name="T1">सत्य</text:span><text:span text:style-name="T224">मृतसाप आयञ्छुचिजन्मानः शुचयः पावकाः॥ </text:span><text:span text:style-name="T34">the purifiers receive </text:span><text:span text:style-name="T8">s</text:span><text:span text:style-name="T7">atya</text:span></text:p>
      <text:p text:style-name="P46"><text:span text:style-name="T217">7:60:1<text:tab/></text:span><text:span text:style-name="T224">यदद्य सूर्य ब्रवोऽनागा उद्यन्मित्राय वरुणाय </text:span><text:span text:style-name="T1">सत्य</text:span><text:span text:style-name="T224">म् । वयं देवत्रादिते स्याम तव प्रियासो अर्यमन्गृणन्तः॥</text:span><text:span text:style-name="T154">[Unclear]</text:span></text:p>
      <text:p text:style-name="P96"><text:span text:style-name="T248">7:75:7</text:span><text:span text:style-name="T217"><text:tab/></text:span><text:span text:style-name="T1">सत्या</text:span><text:span text:style-name="T224"> </text:span><text:span text:style-name="T246">सत्ये</text:span><text:span text:style-name="T224">भिर्महती महद्भिर्देवी देवेभिर्यजता यजत्रैः । रुजद्दृळ्हानि दददुस्रियाणां प्रति गाव उषसं वावशन्त॥ </text:span><text:span text:style-name="T34">Ushas</text:span><text:span text:style-name="T27">, </text:span><text:span text:style-name="T28">[</text:span><text:span text:style-name="T27">you are</text:span><text:span text:style-name="T28">]</text:span><text:span text:style-name="T8"> s</text:span><text:span text:style-name="T7">atya / </text:span><text:span text:style-name="T53">with </text:span><text:span text:style-name="T54">[instr.]</text:span><text:span text:style-name="T53"> the</text:span><text:span text:style-name="T17"> satyebiḥ</text:span><text:span text:style-name="T53"> (pl.) </text:span><text:span text:style-name="T54">gods</text:span><text:span text:style-name="T53">, you destroy </text:span><text:span text:style-name="T55">the strong (dṛḷhāni)</text:span></text:p>
      <text:p text:style-name="P47"><text:span text:style-name="T217">7:76:4<text:tab/></text:span><text:span text:style-name="T224">त इद्देवानां सधमाद आसन्नृतावानः कवयः पूर्व्यासः । गूळ्हं ज्योतिः पितरो अन्वविन्द</text:span><text:span text:style-name="T1">न्त्सत्य</text:span><text:span text:style-name="T224">मन्त्रा अजनयन्नुषासम्॥ </text:span><text:span text:style-name="T35">Angiraas</text:span><text:span text:style-name="T27">, </text:span><text:span text:style-name="T28">[</text:span><text:span text:style-name="T35">man of</text:span><text:span text:style-name="T28">]</text:span><text:span text:style-name="T8"> s</text:span><text:span text:style-name="T7">atya </text:span><text:span text:style-name="T35">hymns (mantras)</text:span></text:p>
      <text:p text:style-name="P48"><text:span text:style-name="T217">7:83:4<text:tab/></text:span><text:span text:style-name="T224">इन्द्रावरुणा वधनाभिरप्रति भेदं वन्वन्ता प्र सुदासमावतम् । ब्रह्माण्येषां शृणुतं हवीमनि </text:span><text:span text:style-name="T1">सत्या</text:span><text:span text:style-name="T224"> तृत्सूनामभवत्पुरोहितिः॥ </text:span><text:span text:style-name="T62">may the </text:span><text:span text:style-name="T68">leadership (purohiti</text:span><text:span text:style-name="T36">ḥ</text:span><text:span text:style-name="T68">)</text:span><text:span text:style-name="T62"> of </text:span><text:span text:style-name="T68">the Tristus</text:span><text:span text:style-name="T62"> become </text:span><text:span text:style-name="T6">satya</text:span></text:p>
      <text:p text:style-name="P49"><text:span text:style-name="T217">7:83:7<text:tab/></text:span><text:span text:style-name="T224">दश राजानः समिता अयज्यवः सुदासमिन्द्रावरुणा न युयुधुः । </text:span><text:span text:style-name="T1">सत्या</text:span><text:span text:style-name="T224"> नृणामद्मसदामुपस्तुतिर्देवा एषामभवन्देवहूतिषु॥ </text:span><text:span text:style-name="T69">oblations (poured into the fire) became </text:span><text:span text:style-name="T9">satya</text:span></text:p>
      <text:p text:style-name="P97"><text:span text:style-name="T248">7:</text:span><text:span text:style-name="T253">90</text:span><text:span text:style-name="T248">:</text:span><text:span text:style-name="T253">5</text:span><text:span text:style-name="T221"><text:tab/></text:span><text:span text:style-name="T230">ते </text:span><text:span text:style-name="T238">सत्येन</text:span><text:span text:style-name="T230"> मनसा दीद्ह्यानाः स्वेन युक्तासः क्रतुना वहन्ति इन्द्रवायूइति वीर-वाहम् रथम् वाम् ईशानयोः अभि पृक्षः सचन्ते </text:span><text:span text:style-name="T89">with</text:span><text:span text:style-name="T88"> </text:span><text:span text:style-name="T18">satya</text:span><text:span text:style-name="T105"> </text:span><text:span text:style-name="T106">mind</text:span></text:p>
      <text:p text:style-name="P50"><text:span text:style-name="T217">8:2:36<text:tab/></text:span><text:span text:style-name="T224">सनिता विप्रो अर्वद्भिर्हन्ता वृत्रं नृभिः शूरः । </text:span><text:span text:style-name="T1">सत्यो</text:span><text:span text:style-name="T224">ऽविता विधन्तम्॥ </text:span><text:span text:style-name="T8">s</text:span><text:span text:style-name="T7">atya </text:span><text:span text:style-name="T37">savior</text:span><text:span text:style-name="T35"> </text:span><text:span text:style-name="T37">of the devotee (??)</text:span></text:p>
      <text:p text:style-name="P51"><text:span text:style-name="T217">8:2:37<text:tab/></text:span><text:span text:style-name="T224">यजध्वैनं प्रियमेधा इन्द्रं सत्राचा मनसा । यो भूत्सोमैः </text:span><text:span text:style-name="T1">सत्य</text:span><text:span text:style-name="T224">मद्वा॥ </text:span><text:span text:style-name="T35"><text:s/></text:span><text:span text:style-name="T38">Indra becomes</text:span><text:span text:style-name="T37"> </text:span><text:span text:style-name="T8">s</text:span><text:span text:style-name="T7">atya </text:span><text:span text:style-name="T38">delighted by Soma</text:span></text:p>
      <text:p text:style-name="P52"><text:span text:style-name="T217">8:3:4<text:tab/></text:span><text:span text:style-name="T224">अयं सहस्रमृषिभिः सहस्कृतः समुद्र इव पप्रथे । </text:span><text:span text:style-name="T1">सत्यः</text:span><text:span text:style-name="T224"> सो अस्य महिमा गृणे शवो यज्ञेषु विप्रराज्ये॥ </text:span><text:span text:style-name="T38">Indra’</text:span><text:span text:style-name="T39">s</text:span><text:span text:style-name="T37"> </text:span><text:span text:style-name="T8">s</text:span><text:span text:style-name="T7">atya </text:span><text:span text:style-name="T39">greatness</text:span></text:p>
      <text:p text:style-name="P52"><text:span text:style-name="T217">8:16:8<text:tab/></text:span><text:span text:style-name="T224">स स्तोम्यः स हव्यः </text:span><text:span text:style-name="T1">सत्यः</text:span><text:span text:style-name="T224"> सत्वा तुविकूर्मिः । एकश्चित्सन्नभिभूतिः॥ </text:span><text:span text:style-name="T39">Indra</text:span><text:span text:style-name="T27">, </text:span><text:span text:style-name="T28">[</text:span><text:span text:style-name="T27">you are</text:span><text:span text:style-name="T28">]</text:span><text:span text:style-name="T8"> s</text:span><text:span text:style-name="T7">atya</text:span></text:p>
      <text:p text:style-name="P53"><text:span text:style-name="T217">8:33:10<text:tab/></text:span><text:span text:style-name="T1">सत्य</text:span><text:span text:style-name="T224">मित्था वृषेदसि वृषजूतिर्नोऽवृतः । वृषा ह्युग्र शृण्विषे परावति वृषो अर्वावति श्रुतः॥ </text:span><text:span text:style-name="T39">Indra</text:span><text:span text:style-name="T27">, </text:span><text:span text:style-name="T8">s</text:span><text:span text:style-name="T7">atya</text:span><text:span text:style-name="T10">m-it </text:span><text:span text:style-name="T40">(indeed),</text:span><text:span text:style-name="T10"> </text:span><text:span text:style-name="T103">you are the showerer |of our desires]</text:span></text:p>
      <text:p text:style-name="P98"><text:span text:style-name="T248">8:4</text:span><text:span text:style-name="T253">0</text:span><text:span text:style-name="T248">:</text:span><text:span text:style-name="T253">11</text:span><text:span text:style-name="T221"><text:tab/></text:span><text:span text:style-name="T230">तम् शिशीत सु-अद्ह्वरम् </text:span><text:span text:style-name="T238">सत्यम्</text:span><text:span text:style-name="T230"> सत्वानम् ऋग्मियम् उतो इति नु चित् यः ओजसा शुष्णस्य आण्डानि भेदति जेषत् स्वः-वतीः अपः नभन्ताम् अन्यके समे </text:span><text:span text:style-name="T90">Indra</text:span><text:span text:style-name="T65"> </text:span><text:span text:style-name="T90">[you are]</text:span><text:span text:style-name="T88"> </text:span><text:span text:style-name="T18">satya</text:span></text:p>
      <text:p text:style-name="P54"><text:span text:style-name="T217">8:44:23<text:tab/></text:span><text:span text:style-name="T224">यदग्ने स्यामहं त्वं त्वं वा घा स्या अहम् । स्युष्टे </text:span><text:span text:style-name="T1">सत्या</text:span><text:span text:style-name="T224"> इहाशिषः॥ </text:span><text:span text:style-name="T70">May t</text:span><text:span text:style-name="T65">he </text:span><text:span text:style-name="T66">blessings</text:span><text:span text:style-name="T65"> of </text:span><text:span text:style-name="T67">Agni</text:span><text:span text:style-name="T65"> </text:span><text:span text:style-name="T62">become </text:span><text:span text:style-name="T6">satya</text:span></text:p>
      <text:p text:style-name="P99"><text:span text:style-name="T248">8:4</text:span><text:span text:style-name="T253">5</text:span><text:span text:style-name="T248">:2</text:span><text:span text:style-name="T253">7</text:span><text:span text:style-name="T221"><text:tab/></text:span><text:span text:style-name="T238">सत्यम्</text:span><text:span text:style-name="T230"> तत् तुर्वशे यदउ विदानः अह्नवाय्यम् वि आनट् तुर्वणे शमि </text:span><text:span text:style-name="T91">Indeed</text:span><text:span text:style-name="T88"> </text:span><text:span text:style-name="T91">(</text:span><text:span text:style-name="T18">satya</text:span><text:span text:style-name="T19">m</text:span><text:span text:style-name="T56"> tat)</text:span></text:p>
      <text:p text:style-name="P55"><text:span text:style-name="T217">8:46:2<text:tab/></text:span><text:span text:style-name="T224">त्वां हि </text:span><text:span text:style-name="T1">सत्य</text:span><text:span text:style-name="T224">मद्रिवो विद्म दातारमिषाम् । विद्म दातारं रयीणाम्॥ </text:span><text:span text:style-name="T39">Indra</text:span><text:span text:style-name="T27">, </text:span><text:span text:style-name="T41">we know you [are]</text:span><text:span text:style-name="T8"> s</text:span><text:span text:style-name="T7">atya </text:span><text:span text:style-name="T30">/</text:span><text:span text:style-name="T7"> </text:span><text:span text:style-name="T42">we know you as</text:span><text:span text:style-name="T11"> satya</text:span></text:p>
      <text:p text:style-name="P57"><text:span text:style-name="T217">8:61:4<text:tab/></text:span><text:span text:style-name="T224">अप्रामि</text:span><text:span text:style-name="T1">सत्य</text:span><text:span text:style-name="T224"> मघवन्तथेदसदिन्द्र क्रत्वा यथा वशः । सनेम वाजं तव शिप्रिन्नवसा मक्षू चिद्यन्तो अद्रिवः॥ </text:span><text:span text:style-name="T71">Indra non-[something bad]</text:span><text:span text:style-name="T62"> </text:span><text:span text:style-name="T6">satya</text:span></text:p>
      <text:p text:style-name="P58"><text:span text:style-name="T217">8:62:12<text:tab/></text:span><text:span text:style-name="T1">सत्य</text:span><text:span text:style-name="T224">मिद्वा उ तं वयमिन्द्रं स्तवाम नानृतम् । महाँ असुन्वतो वधो भूरि ज्योतींषि सुन्वतो भद्रा इन्द्रस्य रातयः॥ </text:span><text:span text:style-name="T72">We Indeed</text:span><text:span text:style-name="T62"> </text:span><text:span text:style-name="T72">(</text:span><text:span text:style-name="T6">satya</text:span><text:span text:style-name="T12">m it</text:span><text:span text:style-name="T43">) praise Indra</text:span></text:p>
      <text:p text:style-name="P100"><text:span text:style-name="T248">8:</text:span><text:span text:style-name="T254">69</text:span><text:span text:style-name="T248">:</text:span><text:span text:style-name="T254">4</text:span><text:span text:style-name="T222"><text:tab/></text:span><text:span text:style-name="T257">अभि प्र गो--पतिम् गिरा इन्द्रम् अर्च यथा विदे सूनुम् </text:span><text:span text:style-name="T239">सत्यस्य</text:span><text:span text:style-name="T257"> सत्-पतिम् </text:span><text:span text:style-name="T71">Indra, </text:span><text:span text:style-name="T93">the son of</text:span><text:span text:style-name="T92"> </text:span><text:span text:style-name="T20">satya</text:span></text:p>
      <text:p text:style-name="P59"><text:span text:style-name="T217">8:74:15<text:tab/></text:span><text:span text:style-name="T1">सत्य</text:span><text:span text:style-name="T224">मित्त्वा महेनदि परुष्ण्यव देदिशम् । नेमापो अश्वदातरः शविष्ठादस्ति मर्त्यः॥ <text:s/></text:span><text:span text:style-name="T44">I say to you</text:span><text:span text:style-name="T27">, </text:span><text:span text:style-name="T8">s</text:span><text:span text:style-name="T7">atya</text:span><text:span text:style-name="T10">m-it </text:span><text:span text:style-name="T40">(indeed),</text:span><text:span text:style-name="T10"> </text:span><text:span text:style-name="T103">...</text:span></text:p>
      <text:p text:style-name="P59"><text:span text:style-name="T217">8:90:2<text:tab/></text:span><text:span text:style-name="T224">त्वं दाता प्रथमो राधसामस्यसि </text:span><text:span text:style-name="T1">सत्य</text:span><text:span text:style-name="T224"> ईशानकृत् । तुविद्युम्नस्य युज्या वृणीमहे पुत्रस्य शवसो महः॥ </text:span><text:span text:style-name="T72">Indra, </text:span><text:span text:style-name="T73">[you are]</text:span><text:span text:style-name="T62"> </text:span><text:span text:style-name="T6">satya</text:span></text:p>
      <text:p text:style-name="P60"><text:span text:style-name="T217">8:90:4<text:tab/></text:span><text:span text:style-name="T224">त्वं हि </text:span><text:span text:style-name="T1">सत्यो</text:span><text:span text:style-name="T224"> मघवन्ननानतो वृत्रा भूरि न्यृञ्जसे । स त्वं शविष्ठ वज्रहस्त दाशुषेऽर्वाञ्चं रयिमा कृधि॥ </text:span><text:span text:style-name="T72">Indra, </text:span><text:span text:style-name="T73">[you are]</text:span><text:span text:style-name="T62"> </text:span><text:span text:style-name="T6">satya</text:span></text:p>
      <text:p text:style-name="P60"><text:soft-page-break/><text:span text:style-name="T217">8:92:18<text:tab/></text:span><text:span text:style-name="T224">विद्मा हि यस्ते अद्रिवस्त्वादत्तः </text:span><text:span text:style-name="T1">सत्य</text:span><text:span text:style-name="T224"> सोमपाः । विश्वासु दस्म कृष्टिषु॥ </text:span><text:span text:style-name="T72">Indra, </text:span><text:span text:style-name="T73">[you are]</text:span><text:span text:style-name="T62"> </text:span><text:span text:style-name="T6">satya</text:span></text:p>
      <text:p text:style-name="P60"><text:span text:style-name="T217">8:93:5<text:tab/></text:span><text:span text:style-name="T224">यद्वा प्रवृद्ध सत्पते न मरा इति मन्यसे । उतो त</text:span><text:span text:style-name="T1">त्सत्य</text:span><text:span text:style-name="T224">मित्तव॥ </text:span><text:span text:style-name="T39">...</text:span><text:span text:style-name="T27">, </text:span><text:span text:style-name="T8">s</text:span><text:span text:style-name="T7">atya</text:span><text:span text:style-name="T10">m-it </text:span><text:span text:style-name="T40">(indeed),</text:span><text:span text:style-name="T10"> </text:span><text:span text:style-name="T104">that is.</text:span></text:p>
      <text:p text:style-name="P60"><text:span text:style-name="T217">8:98:5<text:tab/></text:span><text:span text:style-name="T224">अभि हि </text:span><text:span text:style-name="T1">सत्य</text:span><text:span text:style-name="T224"> सोमपा उभे बभूथ रोदसी । इन्द्रासि सुन्वतो वृधः पतिर्दिवः॥ </text:span><text:span text:style-name="T72">Indra, </text:span><text:span text:style-name="T73">[you are]</text:span><text:span text:style-name="T62"> </text:span><text:span text:style-name="T6">satya</text:span></text:p>
      <text:p text:style-name="P60"><text:span text:style-name="T217">8:100:3<text:tab/></text:span><text:span text:style-name="T224">प्र सु स्तोमं भरत वाजयन्त इन्द्राय </text:span><text:span text:style-name="T246">सत्यं</text:span><text:span text:style-name="T224"> यदि </text:span><text:span text:style-name="T1">सत्य</text:span><text:span text:style-name="T224">मस्ति । नेन्द्रो अस्तीति नेम उ त्व आह क ईं ददर्श कमभि ष्टवाम॥ </text:span><text:span text:style-name="T113">sing a</text:span><text:span text:style-name="T112"> </text:span><text:span text:style-name="T107">satya</text:span><text:span text:style-name="T111">-</text:span><text:span text:style-name="T112">hymn </text:span><text:span text:style-name="T113">to Indra if he is </text:span><text:span text:style-name="T108">satya</text:span></text:p>
      <text:p text:style-name="P61"><text:span text:style-name="T217">9:7:3<text:tab/></text:span><text:span text:style-name="T224">प्र युजो वाचो अग्रियो वृषाव चक्रदद्वने । सद्माभि </text:span><text:span text:style-name="T1">सत्यो</text:span><text:span text:style-name="T224"> अध्वरः॥</text:span><text:span text:style-name="T74">Soma</text:span><text:span text:style-name="T72">, </text:span><text:span text:style-name="T73">[you are]</text:span><text:span text:style-name="T62"> </text:span><text:span text:style-name="T6">satya</text:span></text:p>
      <text:p text:style-name="P62"><text:span text:style-name="T217">9:70:1<text:tab/></text:span><text:span text:style-name="T224">त्रिरस्मै सप्त धेनवो दुदुह्रे </text:span><text:span text:style-name="T1">सत्या</text:span><text:span text:style-name="T224">माशिरं पूर्व्ये व्योमनि । चत्वार्यन्या भुवनानि निर्णिजे चारूणि चक्रे यदृतैरवर्धत॥ </text:span><text:span text:style-name="T73">[</text:span><text:span text:style-name="T75">unclear</text:span><text:span text:style-name="T73">] </text:span><text:span text:style-name="T75">Soma like</text:span><text:span text:style-name="T62"> </text:span><text:span text:style-name="T6">satya</text:span><text:span text:style-name="T26"> ??</text:span></text:p>
      <text:p text:style-name="P62"><text:span text:style-name="T217">9:73:1<text:tab/></text:span><text:span text:style-name="T224">स्रक्वे द्रप्सस्य धमतः समस्वरन्नृतस्य योना समरन्त नाभयः । त्रीन्त्स मूर्ध्नो असुरश्चक्र आरभे </text:span><text:span text:style-name="T1">सत्य</text:span><text:span text:style-name="T224">स्य नावः सुकृतमपीपरन्॥ </text:span><text:span text:style-name="T73">[</text:span><text:span text:style-name="T75">unclear</text:span><text:span text:style-name="T73">] </text:span><text:span text:style-name="T75">Soma is the ship of </text:span><text:span text:style-name="T6">satya</text:span><text:span text:style-name="T26"> ??</text:span></text:p>
      <text:p text:style-name="P63"><text:span text:style-name="T217">9:78:5<text:tab/></text:span><text:span text:style-name="T224">एतानि सोम पवमानो अस्मयुः </text:span><text:span text:style-name="T1">सत्या</text:span><text:span text:style-name="T224">नि कृण्वन्द्रविणान्यर्षसि । जहि शत्रुमन्तिके दूरके च य उर्वीं गव्यूतिमभयं च नस्कृधि॥ </text:span><text:span text:style-name="T6">satya</text:span><text:span text:style-name="T26">-</text:span><text:span text:style-name="T45">wealth</text:span></text:p>
      <text:p text:style-name="P100"><text:span text:style-name="T248">9:92:</text:span><text:span text:style-name="T254">5</text:span><text:span text:style-name="T222"><text:tab/></text:span><text:span text:style-name="T231">तत् नु </text:span><text:span text:style-name="T239">सत्यम्</text:span><text:span text:style-name="T231"> पवमानस्य अस्तु यत्र विश्वे कारवः सम्-नसन्त ज्योतिः यत् अह्ने अकृणोत् ओं इति लोकम् प्र आवत् मनुम् दस्यवे कः अभीकम् </text:span><text:span text:style-name="T93">May that [secret place] of Soma become</text:span><text:span text:style-name="T92"> </text:span><text:span text:style-name="T20">satya</text:span></text:p>
      <text:p text:style-name="P64"><text:span text:style-name="T217">9:92:6<text:tab/></text:span><text:span text:style-name="T224">परि सद्मेव पशुमान्ति होता राजा न </text:span><text:span text:style-name="T1">सत्यः</text:span><text:span text:style-name="T224"> समितीरियानः । सोमः पुनानः कलशाँ अयासीत्सीदन्मृगो न महिषो वनेषु॥ </text:span><text:span text:style-name="T74">Soma</text:span><text:span text:style-name="T72">, </text:span><text:span text:style-name="T73">[you are]</text:span><text:span text:style-name="T62"> </text:span><text:span text:style-name="T6">satya</text:span></text:p>
      <text:p text:style-name="P64"><text:span text:style-name="T217">9:94:4<text:tab/></text:span><text:span text:style-name="T224">श्रिये जातः श्रिय आ निरियाय श्रियं वयो जरितृभ्यो दधाति । श्रियं वसाना अमृतत्वमायन्भवन्ति </text:span><text:span text:style-name="T1">सत्या</text:span><text:span text:style-name="T224"> समिथा मितद्रौ॥ </text:span><text:span text:style-name="T6">satya</text:span><text:span text:style-name="T26">-</text:span><text:span text:style-name="T46">battles</text:span></text:p>
      <text:p text:style-name="P65"><text:span text:style-name="T217">9:97:46<text:tab/></text:span><text:span text:style-name="T224">एष स्य ते पवत इन्द्र सोमश्चमूषु धीर उशते तवस्वान् । स्वर्चक्षा रथिरः </text:span><text:span text:style-name="T1">सत्य</text:span><text:span text:style-name="T224">शुष्मः कामो न यो देवयतामसर्जि॥ </text:span><text:span text:style-name="T6">satya</text:span><text:span text:style-name="T26">-</text:span><text:span text:style-name="T47">strength</text:span></text:p>
      <text:p text:style-name="P65"><text:span text:style-name="T217">9:97:48<text:tab/></text:span><text:span text:style-name="T224">नू नस्त्वं रथिरो देव सोम परि स्रव चम्वोः पूयमानः । अप्सु स्वादिष्ठो मधुमाँ ऋतावा देवो न यः सविता </text:span><text:span text:style-name="T1">सत्य</text:span><text:span text:style-name="T224">मन्मा॥ </text:span><text:span text:style-name="T6">satya</text:span><text:span text:style-name="T26">-</text:span><text:span text:style-name="T47">hymns</text:span></text:p>
      <text:p text:style-name="P101"><text:span text:style-name="T248">9:1</text:span><text:span text:style-name="T254">09</text:span><text:span text:style-name="T248">:</text:span><text:span text:style-name="T254">6</text:span><text:span text:style-name="T222"><text:tab/></text:span><text:span text:style-name="T231">दिवः धर्ता असि शुक्रः पीयूषः </text:span><text:span text:style-name="T239">सत्ये</text:span><text:span text:style-name="T231"> वि-धर्मन् वाजी पवस्व </text:span><text:span text:style-name="T58">[unclear]</text:span></text:p>
      <text:p text:style-name="P102"><text:span text:style-name="T248">9:113:</text:span><text:span text:style-name="T254">2</text:span><text:span text:style-name="T222"><text:tab/></text:span><text:span text:style-name="T231">आ पवस्व दिशाम् पते आर्जीकात् सोम मीढवः ऋत-वाकेन </text:span><text:span text:style-name="T239">सत्येन</text:span><text:span text:style-name="T231"> श्रद्धया तपसा सुतः इन्द्राय इन्दो इति परि स्रव</text:span><text:span text:style-name="T93"> </text:span><text:span text:style-name="T59">Soma, </text:span><text:span text:style-name="T60">prepared with lawful speech</text:span><text:span text:style-name="T59">, </text:span><text:span text:style-name="T60">with</text:span><text:span text:style-name="T57"> </text:span><text:span text:style-name="T20">satya</text:span><text:span text:style-name="T57"> </text:span><text:span text:style-name="T60">[instr.],</text:span><text:span text:style-name="T59"> </text:span><text:span text:style-name="T60">with faith, with penance</text:span></text:p>
      <text:p text:style-name="P66"><text:span text:style-name="T217">9:113:4<text:tab/></text:span><text:span text:style-name="T224">ऋतं वदन्नृतद्युम्न </text:span><text:span text:style-name="T246">सत्यं</text:span><text:span text:style-name="T224"> वद</text:span><text:span text:style-name="T1">न्त्सत्य</text:span><text:span text:style-name="T224">कर्मन् । श्रद्धां वदन्त्सोम राजन्धात्रा सोम परिष्कृत इन्द्रायेन्दो परि स्रव॥ </text:span><text:span text:style-name="T6">satya</text:span><text:span text:style-name="T26">-</text:span><text:span text:style-name="T48">actions / speaking </text:span><text:span text:style-name="T13">satya</text:span></text:p>
      <text:p text:style-name="P67"><text:span text:style-name="T217">9:113:5<text:tab/></text:span><text:span text:style-name="T1">सत्य</text:span><text:span text:style-name="T224">मुग्रस्य बृहतः सं स्रवन्ति संस्रवाः । सं यन्ति रसिनो रसाः पुनानो ब्रह्मणा हर इन्द्रायेन्दो परि स्रव॥ </text:span><text:span text:style-name="T6">satya</text:span><text:span text:style-name="T26">-</text:span><text:span text:style-name="T49">fury</text:span></text:p>
      <text:p text:style-name="P68"><text:span text:style-name="T217">10:12:1<text:tab/></text:span><text:span text:style-name="T224">द्यावा ह क्षामा प्रथमे ऋतेनाभिश्रावे भवतः </text:span><text:span text:style-name="T1">सत्य</text:span><text:span text:style-name="T224">वाचा । देवो यन्मर्तान्यजथाय कृण्वन्त्सीदद्धोता प्रत्यञ्त्स्वमसुं यन्॥ </text:span><text:span text:style-name="T6">satya</text:span><text:span text:style-name="T26">-</text:span><text:span text:style-name="T47">s</text:span><text:span text:style-name="T50">peech</text:span></text:p>
      <text:p text:style-name="P102"><text:span text:style-name="T248">10:15:</text:span><text:span text:style-name="T254">9</text:span><text:span text:style-name="T222"><text:tab/></text:span><text:span text:style-name="T231">ये ततृषुः देवत्रा जेहमानाः होत्राविदः स्तोम-तष्टासः अर्कइः आ अग्ने याहि सु-विदत्रेभिः अर्वाङ् </text:span><text:span text:style-name="T239">सत्यैः</text:span><text:span text:style-name="T231"> कव्यइः पितृ-भिः घर्मसत्-भिः </text:span><text:span text:style-name="T94">X</text:span><text:span text:style-name="T72">, </text:span><text:span text:style-name="T73">[you are]</text:span><text:span text:style-name="T92"> </text:span><text:span text:style-name="T20">satya</text:span></text:p>
      <text:p text:style-name="P68"><text:span text:style-name="T217">10:15:10<text:tab/></text:span><text:span text:style-name="T224">ये </text:span><text:span text:style-name="T1">सत्या</text:span><text:span text:style-name="T224">सो हविरदो हविष्पा इन्द्रेण देवैः सरथं दधानाः । आग्ने याहि सहस्रं देववन्दैः परैः पूर्वैः पितृभिर्घर्मसद्भिः॥</text:span><text:span text:style-name="T6">satya</text:span><text:span text:style-name="T26"> </text:span><text:span text:style-name="T50">ancestors</text:span></text:p>
      <text:p text:style-name="P69"><text:span text:style-name="T217">10:22:13<text:tab/></text:span><text:span text:style-name="T224">अस्मे ता त इन्द्र सन्तु </text:span><text:span text:style-name="T1">सत्या</text:span><text:span text:style-name="T224">हिंसन्तीरुपस्पृशः । विद्याम यासां भुजो धेनूनां न वज्रिवः॥ </text:span><text:span text:style-name="T6">satya</text:span><text:span text:style-name="T26">-</text:span><text:span text:style-name="T47">hymns</text:span></text:p>
      <text:p text:style-name="P70"><text:span text:style-name="T217">10:27:1<text:tab/></text:span><text:span text:style-name="T224">असत्सु मे जरितः साभिवेगो यत्सुन्वते यजमानाय शिक्षम् । अनाशीर्दामहमस्मि प्रहन्ता </text:span><text:span text:style-name="T1">सत्य</text:span><text:span text:style-name="T224">ध्वृतं वृजिनायन्तमाभुम्॥</text:span><text:span text:style-name="T76">Destroyer of </text:span><text:span text:style-name="T6">satya</text:span><text:span text:style-name="T26"> </text:span><text:span text:style-name="T51">[= sinner]</text:span></text:p>
      <text:p text:style-name="P71"><text:span text:style-name="T217">10:27:10<text:tab/></text:span><text:span text:style-name="T224">अत्रेदु मे मंससे </text:span><text:span text:style-name="T1">सत्य</text:span><text:span text:style-name="T224">मुक्तं द्विपाच्च यच्चतुष्पात्संसृजानि । स्त्रीभिर्यो अत्र वृषणं पृतन्यादयुद्धो अस्य वि भजानि वेदः॥ </text:span><text:span text:style-name="T8">s</text:span><text:span text:style-name="T7">atya</text:span><text:span text:style-name="T10">m-it </text:span><text:span text:style-name="T40">(indeed) </text:span><text:span text:style-name="T52">accept my words</text:span></text:p>
      <text:p text:style-name="P72"><text:soft-page-break/><text:span text:style-name="T217">10:29:4<text:tab/></text:span><text:span text:style-name="T224">कदु द्युम्नमिन्द्र त्वावतो नॄन्कया धिया करसे कन्न आगन् <text:s/>। मित्रो न </text:span><text:span text:style-name="T1">सत्य</text:span><text:span text:style-name="T224"> उरुगाय भृत्या अन्ने समस्य यदसन्मनीषाः॥ </text:span><text:span text:style-name="T77">Indra</text:span><text:span text:style-name="T72">, </text:span><text:span text:style-name="T73">[you are]</text:span><text:span text:style-name="T62"> </text:span><text:span text:style-name="T6">satya</text:span></text:p>
      <text:p text:style-name="P72"><text:span text:style-name="T217">10:29:7<text:tab/></text:span><text:span text:style-name="T224">आ मध्वो अस्मा असिचन्नमत्रमिन्द्राय पूर्णं स हि </text:span><text:span text:style-name="T1">सत्य</text:span><text:span text:style-name="T224">राधाः । स वावृधे वरिमन्ना पृथिव्या अभि क्रत्वा नर्यः पौंस्यैश्च॥ </text:span><text:span text:style-name="T6">satya</text:span><text:span text:style-name="T62">-wealth</text:span></text:p>
      <text:p text:style-name="P72"><text:span text:style-name="T217">10:34:8<text:tab/></text:span><text:span text:style-name="T224">त्रिपञ्चाशः क्रीळति व्रात एषां देव इव सविता </text:span><text:span text:style-name="T1">सत्य</text:span><text:span text:style-name="T224">धर्मा । उग्रस्य चिन्मन्यवे ना नमन्ते राजा चिदेभ्यो नम इत्कृणोति॥ </text:span><text:span text:style-name="T107">satya</text:span><text:span text:style-name="T111">-dharma</text:span></text:p>
      <text:p text:style-name="P73"><text:span text:style-name="T217">10:36:13<text:tab/></text:span><text:span text:style-name="T224">ये सवितुः </text:span><text:span text:style-name="T1">सत्य</text:span><text:span text:style-name="T224">सवस्य विश्वे मित्रस्य व्रते वरुणस्य देवाः । ते सौभगं वीरवद्गोमदप्नो दधातन द्रविणं चित्रमस्मे॥ </text:span><text:span text:style-name="T114">Sabita, </text:span><text:span text:style-name="T115">p</text:span><text:span text:style-name="T114">ossessing</text:span><text:span text:style-name="T111"> </text:span><text:span text:style-name="T107">satya </text:span><text:span text:style-name="T121">energy / giving <text:s/></text:span><text:span text:style-name="T109">satya </text:span><text:span text:style-name="T121">commands</text:span></text:p>
      <text:p text:style-name="P74"><text:span text:style-name="T217">10:37:2<text:tab/></text:span><text:span text:style-name="T224">सा मा </text:span><text:span text:style-name="T1">सत्यो</text:span><text:span text:style-name="T224">क्तिः परि पातु विश्वतो द्यावा च यत्र ततनन्नहानि च । विश्वमन्यन्नि विशते यदेजति विश्वाहापो विश्वाहोदेति सूर्यः॥ </text:span><text:span text:style-name="T109">satya </text:span><text:span text:style-name="T123">words</text:span><text:span text:style-name="T122"> into which the world expanded</text:span></text:p>
      <text:p text:style-name="P75"><text:span text:style-name="T217">10:44:3<text:tab/></text:span><text:span text:style-name="T224">एन्द्रवाहो नृपतिं वज्रबाहुमुग्रमुग्रासस्तविषास एनम् । प्रत्वक्षसं वृषभं </text:span><text:span text:style-name="T1">सत्य</text:span><text:span text:style-name="T224">शुष्ममेमस्मत्रा सधमादो वहन्तु॥ </text:span><text:span text:style-name="T107">satya</text:span><text:span text:style-name="T111">-</text:span><text:span text:style-name="T116">strength</text:span></text:p>
      <text:p text:style-name="P75"><text:span text:style-name="T217">10:47:4<text:tab/></text:span><text:span text:style-name="T224">सनद्वाजं विप्रवीरं तरुत्रं धनस्पृतं शूशुवांसं सुदक्षम् । दस्युहनं पूर्भिदमिन्द्र </text:span><text:span text:style-name="T1">सत्य</text:span><text:span text:style-name="T224">मस्मभ्यं चित्रं वृषणं रयिं दाः॥ </text:span><text:span text:style-name="T77">Indra</text:span><text:span text:style-name="T72">, </text:span><text:span text:style-name="T73">[you are]</text:span><text:span text:style-name="T62"> </text:span><text:span text:style-name="T6">satya</text:span></text:p>
      <text:p text:style-name="P75"><text:span text:style-name="T217">10:49:11<text:tab/></text:span><text:span text:style-name="T224">एवा देवाँ इन्द्रो विव्ये नॄन्प्र च्यौत्नेन मघवा </text:span><text:span text:style-name="T1">सत्य</text:span><text:span text:style-name="T224">राधाः।विश्वेत्ता ते हरिवः शचीवोऽभि तुरासः स्वयशो गृणन्ति॥ </text:span><text:span text:style-name="T107">satya</text:span><text:span text:style-name="T111">-</text:span><text:span text:style-name="T116">wealth</text:span></text:p>
      <text:p text:style-name="P75"><text:span text:style-name="T217">10:55:6<text:tab/></text:span><text:span text:style-name="T224">शाक्मना शाको अरुणः सुपर्ण आ यो महः शूरः सनादनीळः । यच्चिकेत </text:span><text:span text:style-name="T1">सत्य</text:span><text:span text:style-name="T224">मित्तन्न मोघं वसु स्पार्हमुत जेतोत दाता॥ </text:span><text:span text:style-name="T107">satya</text:span><text:span text:style-name="T116"> [as opposed to mogha = futility] <text:s/>becomes mogha</text:span></text:p>
      <text:p text:style-name="P75"><text:span text:style-name="T217">10:56:3<text:tab/></text:span><text:span text:style-name="T224">वाज्यसि वाजिनेना सुवेनीः सुवितः स्तोमं सुवितो दिवं गाः । सुवितो धर्म प्रथमानु </text:span><text:span text:style-name="T1">सत्या</text:span><text:span text:style-name="T224"> सुवितो देवान्त्सुवितोऽनु पत्म॥</text:span><text:span text:style-name="T76"> </text:span><text:span text:style-name="T79">O Vaji, p</text:span><text:span text:style-name="T78">roducer</text:span><text:span text:style-name="T79"> </text:span><text:span text:style-name="T76">of </text:span><text:span text:style-name="T14">satya</text:span><text:span text:style-name="T224"> </text:span></text:p>
      <text:p text:style-name="P75"><text:span text:style-name="T217">10:63:11<text:tab/></text:span><text:span text:style-name="T224">विश्वे यजत्रा अधि वोचतोतये त्रायध्वं नो दुरेवाया अभिह्रुतः । </text:span><text:span text:style-name="T1">सत्य</text:span><text:span text:style-name="T224">या वो देवहूत्या हुवेम शृण्वतो देवा अवसे स्वस्तये॥</text:span><text:span text:style-name="T107">satya</text:span><text:span text:style-name="T111">-</text:span><text:span text:style-name="T116">hymn</text:span></text:p>
      <text:p text:style-name="P103"><text:span text:style-name="T248">10:67:</text:span><text:span text:style-name="T255">7</text:span><text:span text:style-name="T223"><text:tab/></text:span><text:span text:style-name="T232">सः ईम् </text:span><text:span text:style-name="T240">सत्येभिः</text:span><text:span text:style-name="T232"> सखि-भिः शुचत्-भिः गो-धायसम् वि धन-सैः अदर्दर् इत्य् अदर्दः ब्रह्मणः पतिः वृष-भिः वराहैः घर्म-स्वेदेभिः द्रविणम् वि आनट् </text:span><text:span text:style-name="T53">with </text:span><text:span text:style-name="T61">[instr.]</text:span><text:span text:style-name="T53"> the</text:span><text:span text:style-name="T17"> satyebiḥ</text:span><text:span text:style-name="T53"> </text:span><text:span text:style-name="T61">[</text:span><text:span text:style-name="T53">pl.</text:span><text:span text:style-name="T61">] givers</text:span><text:span text:style-name="T53">, you destroy </text:span><text:span text:style-name="T55">th</text:span><text:span text:style-name="T61">is Vala</text:span></text:p>
      <text:p text:style-name="P103"><text:span text:style-name="T248">10:67:</text:span><text:span text:style-name="T255">8</text:span><text:span text:style-name="T223"><text:tab/></text:span><text:span text:style-name="T232">ते </text:span><text:span text:style-name="T240">सत्येन</text:span><text:span text:style-name="T232"> मनसा गो--पतिम् गाः इयानासः इषणयन्त धीभिः बृहस्पतिः मिथः-अवद्यपेभिः उत् उस्रियाः असृजत स्वयुक्-भिः </text:span><text:span text:style-name="T89">with</text:span><text:span text:style-name="T88"> </text:span><text:span text:style-name="T18">satya</text:span><text:span text:style-name="T105"> </text:span><text:span text:style-name="T106">mind</text:span></text:p>
      <text:p text:style-name="P103"><text:span text:style-name="T217">10:67:11<text:tab/></text:span><text:span text:style-name="T1">सत्या</text:span><text:span text:style-name="T224">माशिषं कृणुता वयोधै कीरिं चिद्ध्यवथ स्वेभिरेवैः । पश्चा मृधो अप भवन्तु विश्वास्तद्रोदसी शृणुतं विश्वमिन्वे॥ </text:span><text:span text:style-name="T80">make the hymn [become] </text:span><text:span text:style-name="T15">satya</text:span></text:p>
      <text:p text:style-name="P103"><text:span text:style-name="T248">10:</text:span><text:span text:style-name="T255">85</text:span><text:span text:style-name="T248">:</text:span><text:span text:style-name="T255">1<text:tab/></text:span><text:span text:style-name="T240">सत्येन</text:span><text:span text:style-name="T232"> उत्तभिता भूमिः सूर्येण उत्तभिता द्यउः ऋतेन आदित्याः तिष्ठन्ति द् इवि सोमः अधि श्रितः </text:span><text:span text:style-name="T95">the Earth is supported by </text:span><text:span text:style-name="T15">satya</text:span></text:p>
      <text:p text:style-name="P103"><text:span text:style-name="T255">10:87:12</text:span><text:span text:style-name="T223"><text:tab/></text:span><text:span text:style-name="T232">तत् अग्ने चक्षुः प्रति धेहि रेभे शफ-आरुजम् येन पश्यसि यातु-धानम् अथर्व-वत् ज्योतिषा दइव्येन </text:span><text:span text:style-name="T240">सत्यम्</text:span><text:span text:style-name="T232"> धूर्वन्तम् अचितम् नि ओष </text:span><text:span text:style-name="T80">[</text:span><text:span text:style-name="T95">unclear</text:span><text:span text:style-name="T80">]</text:span></text:p>
      <text:p text:style-name="P76"><text:span text:style-name="T217">10:104:3<text:tab/></text:span><text:span text:style-name="T224">प्रोग्रां पीतिं वृष्ण इयर्मि </text:span><text:span text:style-name="T1">सत्यां</text:span><text:span text:style-name="T224"> प्रयै सुतस्य हर्यश्व तुभ्यम् । इन्द्र धेनाभिरिह मादयस्व धीभिर्विश्वाभिः शच्या गृणानः॥ </text:span><text:span text:style-name="T77">Indra</text:span><text:span text:style-name="T72">, </text:span><text:span text:style-name="T73">[you are]</text:span><text:span text:style-name="T62"> </text:span><text:span text:style-name="T6">satya</text:span></text:p>
      <text:p text:style-name="P104"><text:span text:style-name="T248">10:1</text:span><text:span text:style-name="T255">09</text:span><text:span text:style-name="T248">:</text:span><text:span text:style-name="T255">6</text:span><text:span text:style-name="T223"><text:tab/></text:span><text:span text:style-name="T232">पुनः वै देवाः अददुः पुनः मनुष्याः उत राजानः </text:span><text:span text:style-name="T240">सत्यम्</text:span><text:span text:style-name="T232"> कृण्वानाः ब्रह्म-जायाम् पुनः ददुः </text:span><text:span text:style-name="T110">satya</text:span><text:span text:style-name="T118">-</text:span><text:span text:style-name="T119">doers</text:span></text:p>
      <text:p text:style-name="P105"><text:span text:style-name="T248">10:111:</text:span><text:span text:style-name="T255">1</text:span><text:span text:style-name="T223"><text:tab/></text:span><text:span text:style-name="T232">मनीषिणः प्र भरद्ह्वम् मनीषाम् यथायथा मतयः सन्ति नृणाम् इन्द्रम् </text:span><text:span text:style-name="T240">सत्यैः</text:span><text:span text:style-name="T232"> आ ईरयाम कृतेभिः सः हि वीरः गिर्वणस्युः विदानः </text:span><text:span text:style-name="T120">…by the </text:span><text:span text:style-name="T110">satya</text:span><text:span text:style-name="T118">-</text:span><text:span text:style-name="T120">[men]</text:span></text:p>
      <text:p text:style-name="P76"><text:span text:style-name="T217">10:111:4<text:tab/></text:span><text:span text:style-name="T224">इन्द्रो मह्ना महतो अर्णवस्य व्रतामिनादङ्गिरोभिर्गृणानः । पुरूणि चिन्नि तताना रजांसि दाधार यो धरुणं </text:span><text:span text:style-name="T1">सत्य</text:span><text:span text:style-name="T224">ताता॥ </text:span><text:span text:style-name="T81">the heavens</text:span><text:span text:style-name="T72">, </text:span><text:span text:style-name="T73">[are]</text:span><text:span text:style-name="T62"> </text:span><text:span text:style-name="T6">satya</text:span></text:p>
      <text:p text:style-name="P77"><text:span text:style-name="T217">10:112:10<text:tab/></text:span><text:span text:style-name="T224">अभिख्या नो मघवन्नाधमानान्त्सखे बोधि वसुपते सखीनाम् । रणं कृधि रणकृ</text:span><text:span text:style-name="T1">त्सत्य</text:span><text:span text:style-name="T224">शुष्माभक्ते चिदा भजा राये अस्मान्॥ </text:span><text:span text:style-name="T107">satya</text:span><text:span text:style-name="T111">-</text:span><text:span text:style-name="T116">strength</text:span></text:p>
      <text:p text:style-name="P77"><text:soft-page-break/><text:span text:style-name="T217">10:116:8<text:tab/></text:span><text:span text:style-name="T224">अद्धीदिन्द्र प्रस्थितेमा हवींषि चनो दधिष्व पचतोत सोमम् । प्रयस्वन्तः प्रति हर्यामसि त्वा </text:span><text:span text:style-name="T1">सत्याः</text:span><text:span text:style-name="T224"> सन्तु यजमानस्य कामाः॥ </text:span><text:span text:style-name="T82">may the </text:span><text:span text:style-name="T83">desire</text:span><text:span text:style-name="T82"> of </text:span><text:span text:style-name="T84">the sacrificer</text:span><text:span text:style-name="T82"> become </text:span><text:span text:style-name="T16">satya</text:span></text:p>
      <text:p text:style-name="P77"><text:span text:style-name="T217">10:121:9<text:tab/></text:span><text:span text:style-name="T224">मा नो हिंसीज्जनिता यः पृथिव्या यो वा दिवं </text:span><text:span text:style-name="T1">सत्य</text:span><text:span text:style-name="T224">धर्मा जजान । यश्चापश्चन्द्रा बृहतीर्जजान कस्मै देवाय हविषा विधेम॥ </text:span><text:span text:style-name="T107">satya</text:span><text:span text:style-name="T111">-dharma</text:span></text:p>
      <text:p text:style-name="P78"><text:span text:style-name="T217">10:128:4<text:tab/></text:span><text:span text:style-name="T224">मह्यं यजन्तु मम यानि हव्याकूतिः </text:span><text:span text:style-name="T1">सत्या</text:span><text:span text:style-name="T224"> मनसो मे अस्तु । एनो मा नि गां कतमच्चनाहं विश्वे देवासो अधि वोचता नः॥ </text:span><text:span text:style-name="T82">may the </text:span><text:span text:style-name="T83">desire</text:span><text:span text:style-name="T82"> of </text:span><text:span text:style-name="T85">my heart</text:span><text:span text:style-name="T82"> become </text:span><text:span text:style-name="T16">satya</text:span></text:p>
      <text:p text:style-name="P79"><text:span text:style-name="T217">10:139:3<text:tab/></text:span><text:span text:style-name="T224">रायो बुध्नः संगमनो वसूनां विश्वा रूपाभि चष्टे शचीभिः । देव इव सविता </text:span><text:span text:style-name="T1">सत्य</text:span><text:span text:style-name="T224">धर्मेन्द्रो न तस्थौ समरे धनानाम्॥ </text:span><text:span text:style-name="T107">satya</text:span><text:span text:style-name="T111">-dharma</text:span></text:p>
      <text:p text:style-name="P79"><text:span text:style-name="T217">10:139:5<text:tab/></text:span><text:span text:style-name="T224">विश्वावसुरभि तन्नो गृणातु दिव्यो गन्धर्वो रजसो विमानः । यद्वा घा </text:span><text:span text:style-name="T1">सत्य</text:span><text:span text:style-name="T224">मुत यन्न विद्म धियो हिन्वानो धिय इन्नो अव्याः॥ </text:span><text:span text:style-name="T107">satya</text:span><text:span text:style-name="T111"> </text:span><text:span text:style-name="T117">[opposed to] yat na vidya [= what [we] do not know ?]</text:span></text:p>
      <text:p text:style-name="P80"><text:span text:style-name="T217">10:170:2<text:tab/></text:span><text:span text:style-name="T224">विभ्राड्बृहत्सुभृतं वाजसातमं धर्मन्दिवो धरुणे </text:span><text:span text:style-name="T1">सत्य</text:span><text:span text:style-name="T224">मर्पितम् । अमित्रहा वृत्रहा दस्युहंतमं ज्योतिर्जज्ञे असुरहा सपत्नहा॥ </text:span><text:span text:style-name="T87">Surya</text:span><text:span text:style-name="T72">, </text:span><text:span text:style-name="T73">[you are]</text:span><text:span text:style-name="T62"> </text:span><text:span text:style-name="T6">satya</text:span></text:p>
      <text:p text:style-name="P106"><text:span text:style-name="T247">10:1</text:span><text:span text:style-name="T256">9</text:span><text:span text:style-name="T247">0:</text:span><text:span text:style-name="T256">1</text:span><text:span text:style-name="T216"><text:tab/></text:span><text:span text:style-name="T226">ऋतम् च </text:span><text:span text:style-name="T234">सत्यम्</text:span><text:span text:style-name="T226"> च अभीद्धात् तपसः अधि अजायत ततः रात्री अजायत ततः समुद्रः अर्णवः </text:span><text:span text:style-name="T96">the </text:span><text:span text:style-name="T99">law and the </text:span><text:span text:style-name="T21">saty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ato Light" svg:font-family="'Lato Light'" style:font-pitch="variable"/>
    <style:font-face style:name="Lato Light1" svg:font-family="'Lato Light'" style:font-adornments="Light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anskrit 20031" svg:font-family="'Sanskrit 2003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lain_20_Text" style:display-name="Plai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Consolas" fo:font-family="Consolas" style:font-family-generic="roman" style:font-pitch="variable" fo:font-size="10.5pt" style:font-size-asian="10.5pt" style:font-size-complex="10.5pt"/>
    </style:style>
    <style:style style:name="Default_20_Paragraph_20_Font" style:display-name="Default Paragraph Font" style:family="text"/>
    <style:style style:name="Texte_20_brut_20_Car" style:display-name="Texte brut Car" style:family="text" style:parent-style-name="Default_20_Paragraph_20_Font">
      <style:text-properties style:font-name="Consolas" fo:font-family="Consolas" style:font-family-generic="roman" style:font-pitch="variable" fo:font-size="10.5pt" fo:language="en" fo:country="US" style:font-size-asian="10.5pt" style:font-size-complex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</meta:initial-creator>
    <meta:editing-cycles>69</meta:editing-cycles>
    <meta:creation-date>2018-03-19T11:45:00</meta:creation-date>
    <dc:date>2018-12-06T15:49:52.069894363</dc:date>
    <meta:editing-duration>P1DT8H50M43S</meta:editing-duration>
    <meta:generator>LibreOffice/6.0.6.2$Linux_X86_64 LibreOffice_project/00m0$Build-2</meta:generator>
    <meta:document-statistic meta:table-count="0" meta:image-count="0" meta:object-count="0" meta:page-count="9" meta:paragraph-count="183" meta:word-count="3795" meta:character-count="17746" meta:non-whitespace-character-count="1412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